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ObjectReplacements/Object 1" manifest:media-type="application/x-openoffice-gdimetafile;windows_formatname=&quot;GDIMetaFile&quot;"/>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office:version="1.2">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1" style:family="table-cell" style:parent-style-name="Default" style:data-style-name="N37"/>
    <style:style style:name="gr1" style:family="graphic">
      <style:graphic-properties draw:stroke="none" draw:fill="none" draw:textarea-horizontal-align="center" draw:textarea-vertical-align="middle" draw:ole-draw-aspect="1"/>
    </style:style>
    <style:style style:name="P1" style:family="paragraph">
      <loext:graphic-properties draw:fill="none"/>
      <style:paragraph-properties fo:text-align="center"/>
    </style:style>
  </office:automatic-styles>
  <office:body>
    <office:spreadsheet>
      <table:calculation-settings table:automatic-find-labels="false" table:use-regular-expressions="false" table:use-wildcards="true"/>
      <table:table table:name="Kontaktverbot" table:style-name="ta1">
        <table:shapes>
          <draw:frame draw:z-index="0" draw:style-name="gr1" draw:text-style-name="P1" svg:width="19.893cm" svg:height="11.189cm" svg:x="1.229cm" svg:y="51.485cm">
            <draw:object draw:notify-on-update-of-ranges="Kontaktverbot.A4:Kontaktverbot.A4 Kontaktverbot.A5:Kontaktverbot.A120 Kontaktverbot.B4:Kontaktverbot.B4 Kontaktverbot.B5:Kontaktverbot.B120 Kontaktverbot.C4:Kontaktverbot.C4 Kontaktverbot.C5:Kontaktverbot.C120 Kontaktverbot.D4:Kontaktverbot.D4 Kontaktverbot.D5:Kontaktverbot.D120 Kontaktverbot.E4:Kontaktverbot.E4 Kontaktverbot.E5:Kontaktverbot.E120 Kontaktverbot.F4:Kontaktverbot.F4 Kontaktverbot.F5:Kontaktverbot.F120 Kontaktverbot.G4:Kontaktverbot.G4 Kontaktverbot.G5:Kontaktverbot.G120 Kontaktverbot.H4:Kontaktverbot.H4 Kontaktverbot.H5:Kontaktverbot.H120" xlink:href="./Object 1" xlink:type="simple" xlink:show="embed" xlink:actuate="onLoad">
              <loext:p/>
            </draw:object>
            <draw:image xlink:href="./ObjectReplacements/Object 1" xlink:type="simple" xlink:show="embed" xlink:actuate="onLoad"/>
          </draw:frame>
        </table:shapes>
        <table:table-column table:style-name="co1" table:default-cell-style-name="ce1"/>
        <table:table-column table:style-name="co1" table:number-columns-repeated="9" table:default-cell-style-name="Default"/>
        <table:table-row table:style-name="ro1">
          <table:table-cell table:style-name="Default" office:value-type="string" calcext:value-type="string">
            <text:p>Sun Mar 29 12:25:36 CEST 2020: ---------Ö------------3-------------------------</text:p>
          </table:table-cell>
          <table:table-cell table:number-columns-repeated="9"/>
        </table:table-row>
        <table:table-row table:style-name="ro1">
          <table:table-cell table:style-name="Default" office:value-type="string" calcext:value-type="string">
            <text:p>Building population..</text:p>
          </table:table-cell>
          <table:table-cell table:number-columns-repeated="9"/>
        </table:table-row>
        <table:table-row table:style-name="ro1">
          <table:table-cell table:style-name="Default" office:value-type="string" calcext:value-type="string">
            <text:p>0 1000000 2000000 3000000 4000000 5000000 6000000 7000000 8000000 9000000 10000000 11000000 12000000 13000000 14000000 15000000 16000000 17000000 18000000 19000000 20000000 21000000 22000000 23000000 24000000 25000000 26000000 27000000 28000000 29000000 30000000 31000000 32000000 33000000 34000000 35000000 36000000 37000000 38000000 39000000 40000000 41000000 42000000 43000000 44000000 45000000 46000000 47000000 48000000 49000000 50000000 51000000 52000000 53000000 54000000 55000000 56000000 57000000 58000000 59000000 60000000 61000000 62000000 63000000 64000000 65000000 66000000 67000000 68000000 69000000 70000000 71000000 72000000 73000000 74000000 75000000 76000000 77000000 78000000 79000000 80000000 81000000 82000000 </text:p>
          </table:table-cell>
          <table:table-cell table:number-columns-repeated="9"/>
        </table:table-row>
        <table:table-row table:style-name="ro1">
          <table:table-cell table:style-name="Default" office:value-type="string" calcext:value-type="string">
            <text:p>Datum</text:p>
          </table:table-cell>
          <table:table-cell office:value-type="string" calcext:value-type="string">
            <text:p><text:s/>Betroffen</text:p>
          </table:table-cell>
          <table:table-cell office:value-type="string" calcext:value-type="string">
            <text:p><text:s/>Erkrankt</text:p>
          </table:table-cell>
          <table:table-cell office:value-type="string" calcext:value-type="string">
            <text:p><text:s/>Immun</text:p>
          </table:table-cell>
          <table:table-cell office:value-type="string" calcext:value-type="string">
            <text:p><text:s/>Krankenhaus</text:p>
          </table:table-cell>
          <table:table-cell office:value-type="string" calcext:value-type="string">
            <text:p><text:s/>Intensivstation</text:p>
          </table:table-cell>
          <table:table-cell office:value-type="string" calcext:value-type="string">
            <text:p><text:s/>Gestorben</text:p>
          </table:table-cell>
          <table:table-cell office:value-type="string" calcext:value-type="string">
            <text:p><text:s/>Positiv getestet</text:p>
          </table:table-cell>
          <table:table-cell office:value-type="string" calcext:value-type="string">
            <text:p><text:s/>Gesamt getestet</text:p>
          </table:table-cell>
          <table:table-cell office:value-type="string" calcext:value-type="string">
            <text:p>Tägliches Wachstum</text:p>
          </table:table-cell>
        </table:table-row>
        <table:table-row table:style-name="ro1">
          <table:table-cell office:value-type="date" office:date-value="2020-01-30" calcext:value-type="date">
            <text:p>30.01.20</text:p>
          </table:table-cell>
          <table:table-cell table:number-columns-repeated="2" office:value-type="float" office:value="245" calcext:value-type="float">
            <text:p>245</text:p>
          </table:table-cell>
          <table:table-cell table:number-columns-repeated="5" office:value-type="float" office:value="0" calcext:value-type="float">
            <text:p>0</text:p>
          </table:table-cell>
          <table:table-cell office:value-type="float" office:value="1000" calcext:value-type="float">
            <text:p>1000</text:p>
          </table:table-cell>
          <table:table-cell office:value-type="string" calcext:value-type="string">
            <text:p><text:s/>0.30000000000000004</text:p>
          </table:table-cell>
        </table:table-row>
        <table:table-row table:style-name="ro1">
          <table:table-cell office:value-type="date" office:date-value="2020-01-31" calcext:value-type="date">
            <text:p>31.01.20</text:p>
          </table:table-cell>
          <table:table-cell table:number-columns-repeated="2" office:value-type="float" office:value="313" calcext:value-type="float">
            <text:p>313</text:p>
          </table:table-cell>
          <table:table-cell table:number-columns-repeated="5" office:value-type="float" office:value="0" calcext:value-type="float">
            <text:p>0</text:p>
          </table:table-cell>
          <table:table-cell office:value-type="float" office:value="2000" calcext:value-type="float">
            <text:p>2000</text:p>
          </table:table-cell>
          <table:table-cell office:value-type="string" calcext:value-type="string">
            <text:p><text:s/>0.30000000000000004</text:p>
          </table:table-cell>
        </table:table-row>
        <table:table-row table:style-name="ro1">
          <table:table-cell office:value-type="date" office:date-value="2020-02-01" calcext:value-type="date">
            <text:p>01.02.20</text:p>
          </table:table-cell>
          <table:table-cell table:number-columns-repeated="2" office:value-type="float" office:value="402" calcext:value-type="float">
            <text:p>402</text:p>
          </table:table-cell>
          <table:table-cell table:number-columns-repeated="5" office:value-type="float" office:value="0" calcext:value-type="float">
            <text:p>0</text:p>
          </table:table-cell>
          <table:table-cell office:value-type="float" office:value="3000" calcext:value-type="float">
            <text:p>3000</text:p>
          </table:table-cell>
          <table:table-cell office:value-type="string" calcext:value-type="string">
            <text:p><text:s/>0.30000000000000004</text:p>
          </table:table-cell>
        </table:table-row>
        <table:table-row table:style-name="ro1">
          <table:table-cell office:value-type="date" office:date-value="2020-02-02" calcext:value-type="date">
            <text:p>02.02.20</text:p>
          </table:table-cell>
          <table:table-cell table:number-columns-repeated="2" office:value-type="float" office:value="533" calcext:value-type="float">
            <text:p>533</text:p>
          </table:table-cell>
          <table:table-cell table:number-columns-repeated="5" office:value-type="float" office:value="0" calcext:value-type="float">
            <text:p>0</text:p>
          </table:table-cell>
          <table:table-cell office:value-type="float" office:value="4000" calcext:value-type="float">
            <text:p>4000</text:p>
          </table:table-cell>
          <table:table-cell office:value-type="string" calcext:value-type="string">
            <text:p><text:s/>0.30000000000000004</text:p>
          </table:table-cell>
        </table:table-row>
        <table:table-row table:style-name="ro1">
          <table:table-cell office:value-type="date" office:date-value="2020-02-03" calcext:value-type="date">
            <text:p>03.02.20</text:p>
          </table:table-cell>
          <table:table-cell table:number-columns-repeated="2" office:value-type="float" office:value="695" calcext:value-type="float">
            <text:p>695</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5000" calcext:value-type="float">
            <text:p>5000</text:p>
          </table:table-cell>
          <table:table-cell office:value-type="string" calcext:value-type="string">
            <text:p><text:s/>0.30000000000000004</text:p>
          </table:table-cell>
        </table:table-row>
        <table:table-row table:style-name="ro1">
          <table:table-cell office:value-type="date" office:date-value="2020-02-04" calcext:value-type="date">
            <text:p>04.02.20</text:p>
          </table:table-cell>
          <table:table-cell table:number-columns-repeated="2" office:value-type="float" office:value="907" calcext:value-type="float">
            <text:p>907</text:p>
          </table:table-cell>
          <table:table-cell table:number-columns-repeated="4" office:value-type="float" office:value="0" calcext:value-type="float">
            <text:p>0</text:p>
          </table:table-cell>
          <table:table-cell office:value-type="float" office:value="2" calcext:value-type="float">
            <text:p>2</text:p>
          </table:table-cell>
          <table:table-cell office:value-type="float" office:value="6000" calcext:value-type="float">
            <text:p>6000</text:p>
          </table:table-cell>
          <table:table-cell office:value-type="string" calcext:value-type="string">
            <text:p><text:s/>0.30000000000000004</text:p>
          </table:table-cell>
        </table:table-row>
        <table:table-row table:style-name="ro1">
          <table:table-cell office:value-type="date" office:date-value="2020-02-05" calcext:value-type="date">
            <text:p>05.02.20</text:p>
          </table:table-cell>
          <table:table-cell table:number-columns-repeated="2" office:value-type="float" office:value="1196" calcext:value-type="float">
            <text:p>1196</text:p>
          </table:table-cell>
          <table:table-cell table:number-columns-repeated="4" office:value-type="float" office:value="0" calcext:value-type="float">
            <text:p>0</text:p>
          </table:table-cell>
          <table:table-cell office:value-type="float" office:value="3" calcext:value-type="float">
            <text:p>3</text:p>
          </table:table-cell>
          <table:table-cell office:value-type="float" office:value="7000" calcext:value-type="float">
            <text:p>7000</text:p>
          </table:table-cell>
          <table:table-cell office:value-type="string" calcext:value-type="string">
            <text:p><text:s/>0.30000000000000004</text:p>
          </table:table-cell>
        </table:table-row>
        <table:table-row table:style-name="ro1">
          <table:table-cell office:value-type="date" office:date-value="2020-02-06" calcext:value-type="date">
            <text:p>06.02.20</text:p>
          </table:table-cell>
          <table:table-cell table:number-columns-repeated="2" office:value-type="float" office:value="1549" calcext:value-type="float">
            <text:p>1549</text:p>
          </table:table-cell>
          <table:table-cell table:number-columns-repeated="4" office:value-type="float" office:value="0" calcext:value-type="float">
            <text:p>0</text:p>
          </table:table-cell>
          <table:table-cell office:value-type="float" office:value="4" calcext:value-type="float">
            <text:p>4</text:p>
          </table:table-cell>
          <table:table-cell office:value-type="float" office:value="8000" calcext:value-type="float">
            <text:p>8000</text:p>
          </table:table-cell>
          <table:table-cell office:value-type="string" calcext:value-type="string">
            <text:p><text:s/>0.30000000000000004</text:p>
          </table:table-cell>
        </table:table-row>
        <table:table-row table:style-name="ro1">
          <table:table-cell office:value-type="date" office:date-value="2020-02-07" calcext:value-type="date">
            <text:p>07.02.20</text:p>
          </table:table-cell>
          <table:table-cell table:number-columns-repeated="2" office:value-type="float" office:value="2004" calcext:value-type="float">
            <text:p>2004</text:p>
          </table:table-cell>
          <table:table-cell office:value-type="float" office:value="0" calcext:value-type="float">
            <text:p>0</text:p>
          </table:table-cell>
          <table:table-cell office:value-type="float" office:value="6" calcext:value-type="float">
            <text:p>6</text:p>
          </table:table-cell>
          <table:table-cell table:number-columns-repeated="2" office:value-type="float" office:value="0" calcext:value-type="float">
            <text:p>0</text:p>
          </table:table-cell>
          <table:table-cell office:value-type="float" office:value="5" calcext:value-type="float">
            <text:p>5</text:p>
          </table:table-cell>
          <table:table-cell office:value-type="float" office:value="9000" calcext:value-type="float">
            <text:p>9000</text:p>
          </table:table-cell>
          <table:table-cell office:value-type="string" calcext:value-type="string">
            <text:p><text:s/>0.30000000000000004</text:p>
          </table:table-cell>
        </table:table-row>
        <table:table-row table:style-name="ro1">
          <table:table-cell office:value-type="date" office:date-value="2020-02-08" calcext:value-type="date">
            <text:p>08.02.20</text:p>
          </table:table-cell>
          <table:table-cell table:number-columns-repeated="2" office:value-type="float" office:value="2612" calcext:value-type="float">
            <text:p>2612</text:p>
          </table:table-cell>
          <table:table-cell office:value-type="float" office:value="0" calcext:value-type="float">
            <text:p>0</text:p>
          </table:table-cell>
          <table:table-cell office:value-type="float" office:value="7" calcext:value-type="float">
            <text:p>7</text:p>
          </table:table-cell>
          <table:table-cell table:number-columns-repeated="2" office:value-type="float" office:value="0" calcext:value-type="float">
            <text:p>0</text:p>
          </table:table-cell>
          <table:table-cell office:value-type="float" office:value="6" calcext:value-type="float">
            <text:p>6</text:p>
          </table:table-cell>
          <table:table-cell office:value-type="float" office:value="10000" calcext:value-type="float">
            <text:p>10000</text:p>
          </table:table-cell>
          <table:table-cell office:value-type="string" calcext:value-type="string">
            <text:p><text:s/>0.30000000000000004</text:p>
          </table:table-cell>
        </table:table-row>
        <table:table-row table:style-name="ro1">
          <table:table-cell office:value-type="date" office:date-value="2020-02-09" calcext:value-type="date">
            <text:p>09.02.20</text:p>
          </table:table-cell>
          <table:table-cell office:value-type="float" office:value="3389" calcext:value-type="float">
            <text:p>3389</text:p>
          </table:table-cell>
          <table:table-cell office:value-type="float" office:value="3385" calcext:value-type="float">
            <text:p>3385</text:p>
          </table:table-cell>
          <table:table-cell office:value-type="float" office:value="4" calcext:value-type="float">
            <text:p>4</text:p>
          </table:table-cell>
          <table:table-cell office:value-type="float" office:value="6" calcext:value-type="float">
            <text:p>6</text:p>
          </table:table-cell>
          <table:table-cell office:value-type="float" office:value="2" calcext:value-type="float">
            <text:p>2</text:p>
          </table:table-cell>
          <table:table-cell office:value-type="float" office:value="0" calcext:value-type="float">
            <text:p>0</text:p>
          </table:table-cell>
          <table:table-cell office:value-type="float" office:value="7" calcext:value-type="float">
            <text:p>7</text:p>
          </table:table-cell>
          <table:table-cell office:value-type="float" office:value="11500" calcext:value-type="float">
            <text:p>11500</text:p>
          </table:table-cell>
          <table:table-cell office:value-type="string" calcext:value-type="string">
            <text:p><text:s/>0.30000000000000004</text:p>
          </table:table-cell>
        </table:table-row>
        <table:table-row table:style-name="ro1">
          <table:table-cell office:value-type="date" office:date-value="2020-02-10" calcext:value-type="date">
            <text:p>10.02.20</text:p>
          </table:table-cell>
          <table:table-cell office:value-type="float" office:value="4415" calcext:value-type="float">
            <text:p>4415</text:p>
          </table:table-cell>
          <table:table-cell office:value-type="float" office:value="4410" calcext:value-type="float">
            <text:p>4410</text:p>
          </table:table-cell>
          <table:table-cell office:value-type="float" office:value="5" calcext:value-type="float">
            <text:p>5</text:p>
          </table:table-cell>
          <table:table-cell office:value-type="float" office:value="9" calcext:value-type="float">
            <text:p>9</text:p>
          </table:table-cell>
          <table:table-cell office:value-type="float" office:value="2" calcext:value-type="float">
            <text:p>2</text:p>
          </table:table-cell>
          <table:table-cell office:value-type="float" office:value="0" calcext:value-type="float">
            <text:p>0</text:p>
          </table:table-cell>
          <table:table-cell office:value-type="float" office:value="8" calcext:value-type="float">
            <text:p>8</text:p>
          </table:table-cell>
          <table:table-cell office:value-type="float" office:value="13000" calcext:value-type="float">
            <text:p>13000</text:p>
          </table:table-cell>
          <table:table-cell office:value-type="string" calcext:value-type="string">
            <text:p><text:s/>0.30000000000000004</text:p>
          </table:table-cell>
        </table:table-row>
        <table:table-row table:style-name="ro1">
          <table:table-cell office:value-type="date" office:date-value="2020-02-11" calcext:value-type="date">
            <text:p>11.02.20</text:p>
          </table:table-cell>
          <table:table-cell office:value-type="float" office:value="5781" calcext:value-type="float">
            <text:p>5781</text:p>
          </table:table-cell>
          <table:table-cell office:value-type="float" office:value="5775" calcext:value-type="float">
            <text:p>5775</text:p>
          </table:table-cell>
          <table:table-cell office:value-type="float" office:value="6" calcext:value-type="float">
            <text:p>6</text:p>
          </table:table-cell>
          <table:table-cell office:value-type="float" office:value="11" calcext:value-type="float">
            <text:p>11</text:p>
          </table:table-cell>
          <table:table-cell office:value-type="float" office:value="2" calcext:value-type="float">
            <text:p>2</text:p>
          </table:table-cell>
          <table:table-cell office:value-type="float" office:value="0" calcext:value-type="float">
            <text:p>0</text:p>
          </table:table-cell>
          <table:table-cell office:value-type="float" office:value="10" calcext:value-type="float">
            <text:p>10</text:p>
          </table:table-cell>
          <table:table-cell office:value-type="float" office:value="14500" calcext:value-type="float">
            <text:p>14500</text:p>
          </table:table-cell>
          <table:table-cell office:value-type="string" calcext:value-type="string">
            <text:p><text:s/>0.30000000000000004</text:p>
          </table:table-cell>
        </table:table-row>
        <table:table-row table:style-name="ro1">
          <table:table-cell office:value-type="date" office:date-value="2020-02-12" calcext:value-type="date">
            <text:p>12.02.20</text:p>
          </table:table-cell>
          <table:table-cell office:value-type="float" office:value="7576" calcext:value-type="float">
            <text:p>7576</text:p>
          </table:table-cell>
          <table:table-cell office:value-type="float" office:value="7568" calcext:value-type="float">
            <text:p>7568</text:p>
          </table:table-cell>
          <table:table-cell office:value-type="float" office:value="8" calcext:value-type="float">
            <text:p>8</text:p>
          </table:table-cell>
          <table:table-cell office:value-type="float" office:value="16" calcext:value-type="float">
            <text:p>16</text:p>
          </table:table-cell>
          <table:table-cell office:value-type="float" office:value="3" calcext:value-type="float">
            <text:p>3</text:p>
          </table:table-cell>
          <table:table-cell office:value-type="float" office:value="0" calcext:value-type="float">
            <text:p>0</text:p>
          </table:table-cell>
          <table:table-cell office:value-type="float" office:value="12" calcext:value-type="float">
            <text:p>12</text:p>
          </table:table-cell>
          <table:table-cell office:value-type="float" office:value="16000" calcext:value-type="float">
            <text:p>16000</text:p>
          </table:table-cell>
          <table:table-cell office:value-type="string" calcext:value-type="string">
            <text:p><text:s/>0.30000000000000004</text:p>
          </table:table-cell>
        </table:table-row>
        <table:table-row table:style-name="ro1">
          <table:table-cell office:value-type="date" office:date-value="2020-02-13" calcext:value-type="date">
            <text:p>13.02.20</text:p>
          </table:table-cell>
          <table:table-cell office:value-type="float" office:value="9929" calcext:value-type="float">
            <text:p>9929</text:p>
          </table:table-cell>
          <table:table-cell office:value-type="float" office:value="9921" calcext:value-type="float">
            <text:p>9921</text:p>
          </table:table-cell>
          <table:table-cell office:value-type="float" office:value="8" calcext:value-type="float">
            <text:p>8</text:p>
          </table:table-cell>
          <table:table-cell office:value-type="float" office:value="19" calcext:value-type="float">
            <text:p>19</text:p>
          </table:table-cell>
          <table:table-cell office:value-type="float" office:value="5" calcext:value-type="float">
            <text:p>5</text:p>
          </table:table-cell>
          <table:table-cell office:value-type="float" office:value="0" calcext:value-type="float">
            <text:p>0</text:p>
          </table:table-cell>
          <table:table-cell office:value-type="float" office:value="15" calcext:value-type="float">
            <text:p>15</text:p>
          </table:table-cell>
          <table:table-cell office:value-type="float" office:value="17500" calcext:value-type="float">
            <text:p>17500</text:p>
          </table:table-cell>
          <table:table-cell office:value-type="string" calcext:value-type="string">
            <text:p><text:s/>0.30000000000000004</text:p>
          </table:table-cell>
        </table:table-row>
        <table:table-row table:style-name="ro1">
          <table:table-cell office:value-type="date" office:date-value="2020-02-14" calcext:value-type="date">
            <text:p>14.02.20</text:p>
          </table:table-cell>
          <table:table-cell office:value-type="float" office:value="11629" calcext:value-type="float">
            <text:p>11629</text:p>
          </table:table-cell>
          <table:table-cell office:value-type="float" office:value="11616" calcext:value-type="float">
            <text:p>11616</text:p>
          </table:table-cell>
          <table:table-cell office:value-type="float" office:value="13" calcext:value-type="float">
            <text:p>13</text:p>
          </table:table-cell>
          <table:table-cell office:value-type="float" office:value="23" calcext:value-type="float">
            <text:p>23</text:p>
          </table:table-cell>
          <table:table-cell office:value-type="float" office:value="6" calcext:value-type="float">
            <text:p>6</text:p>
          </table:table-cell>
          <table:table-cell office:value-type="float" office:value="0" calcext:value-type="float">
            <text:p>0</text:p>
          </table:table-cell>
          <table:table-cell office:value-type="float" office:value="18" calcext:value-type="float">
            <text:p>18</text:p>
          </table:table-cell>
          <table:table-cell office:value-type="float" office:value="19000" calcext:value-type="float">
            <text:p>19000</text:p>
          </table:table-cell>
          <table:table-cell office:value-type="string" calcext:value-type="string">
            <text:p><text:s/>0.17599999999999993</text:p>
          </table:table-cell>
        </table:table-row>
        <table:table-row table:style-name="ro1">
          <table:table-cell office:value-type="date" office:date-value="2020-02-15" calcext:value-type="date">
            <text:p>15.02.20</text:p>
          </table:table-cell>
          <table:table-cell office:value-type="float" office:value="13736" calcext:value-type="float">
            <text:p>13736</text:p>
          </table:table-cell>
          <table:table-cell office:value-type="float" office:value="13718" calcext:value-type="float">
            <text:p>13718</text:p>
          </table:table-cell>
          <table:table-cell office:value-type="float" office:value="18" calcext:value-type="float">
            <text:p>18</text:p>
          </table:table-cell>
          <table:table-cell office:value-type="float" office:value="37" calcext:value-type="float">
            <text:p>37</text:p>
          </table:table-cell>
          <table:table-cell office:value-type="float" office:value="6" calcext:value-type="float">
            <text:p>6</text:p>
          </table:table-cell>
          <table:table-cell office:value-type="float" office:value="0" calcext:value-type="float">
            <text:p>0</text:p>
          </table:table-cell>
          <table:table-cell office:value-type="float" office:value="22" calcext:value-type="float">
            <text:p>22</text:p>
          </table:table-cell>
          <table:table-cell office:value-type="float" office:value="20500" calcext:value-type="float">
            <text:p>20500</text:p>
          </table:table-cell>
          <table:table-cell office:value-type="string" calcext:value-type="string">
            <text:p><text:s/>0.17599999999999993</text:p>
          </table:table-cell>
        </table:table-row>
        <table:table-row table:style-name="ro1">
          <table:table-cell office:value-type="date" office:date-value="2020-02-16" calcext:value-type="date">
            <text:p>16.02.20</text:p>
          </table:table-cell>
          <table:table-cell office:value-type="float" office:value="16172" calcext:value-type="float">
            <text:p>16172</text:p>
          </table:table-cell>
          <table:table-cell office:value-type="float" office:value="16149" calcext:value-type="float">
            <text:p>16149</text:p>
          </table:table-cell>
          <table:table-cell office:value-type="float" office:value="23" calcext:value-type="float">
            <text:p>23</text:p>
          </table:table-cell>
          <table:table-cell office:value-type="float" office:value="50" calcext:value-type="float">
            <text:p>50</text:p>
          </table:table-cell>
          <table:table-cell office:value-type="float" office:value="6" calcext:value-type="float">
            <text:p>6</text:p>
          </table:table-cell>
          <table:table-cell office:value-type="float" office:value="0" calcext:value-type="float">
            <text:p>0</text:p>
          </table:table-cell>
          <table:table-cell office:value-type="float" office:value="27" calcext:value-type="float">
            <text:p>27</text:p>
          </table:table-cell>
          <table:table-cell office:value-type="float" office:value="22000" calcext:value-type="float">
            <text:p>22000</text:p>
          </table:table-cell>
          <table:table-cell office:value-type="string" calcext:value-type="string">
            <text:p><text:s/>0.17599999999999993</text:p>
          </table:table-cell>
        </table:table-row>
        <table:table-row table:style-name="ro1">
          <table:table-cell office:value-type="date" office:date-value="2020-02-17" calcext:value-type="date">
            <text:p>17.02.20</text:p>
          </table:table-cell>
          <table:table-cell office:value-type="float" office:value="18893" calcext:value-type="float">
            <text:p>18893</text:p>
          </table:table-cell>
          <table:table-cell office:value-type="float" office:value="18618" calcext:value-type="float">
            <text:p>18618</text:p>
          </table:table-cell>
          <table:table-cell office:value-type="float" office:value="275" calcext:value-type="float">
            <text:p>275</text:p>
          </table:table-cell>
          <table:table-cell office:value-type="float" office:value="59" calcext:value-type="float">
            <text:p>59</text:p>
          </table:table-cell>
          <table:table-cell office:value-type="float" office:value="5" calcext:value-type="float">
            <text:p>5</text:p>
          </table:table-cell>
          <table:table-cell office:value-type="float" office:value="2" calcext:value-type="float">
            <text:p>2</text:p>
          </table:table-cell>
          <table:table-cell office:value-type="float" office:value="32" calcext:value-type="float">
            <text:p>32</text:p>
          </table:table-cell>
          <table:table-cell office:value-type="float" office:value="23500" calcext:value-type="float">
            <text:p>23500</text:p>
          </table:table-cell>
          <table:table-cell office:value-type="string" calcext:value-type="string">
            <text:p><text:s/>0.17599999999999993</text:p>
          </table:table-cell>
        </table:table-row>
        <table:table-row table:style-name="ro1">
          <table:table-cell office:value-type="date" office:date-value="2020-02-18" calcext:value-type="date">
            <text:p>18.02.20</text:p>
          </table:table-cell>
          <table:table-cell office:value-type="float" office:value="22128" calcext:value-type="float">
            <text:p>22128</text:p>
          </table:table-cell>
          <table:table-cell office:value-type="float" office:value="21775" calcext:value-type="float">
            <text:p>21775</text:p>
          </table:table-cell>
          <table:table-cell office:value-type="float" office:value="353" calcext:value-type="float">
            <text:p>353</text:p>
          </table:table-cell>
          <table:table-cell office:value-type="float" office:value="71" calcext:value-type="float">
            <text:p>71</text:p>
          </table:table-cell>
          <table:table-cell office:value-type="float" office:value="7" calcext:value-type="float">
            <text:p>7</text:p>
          </table:table-cell>
          <table:table-cell office:value-type="float" office:value="2" calcext:value-type="float">
            <text:p>2</text:p>
          </table:table-cell>
          <table:table-cell office:value-type="float" office:value="38" calcext:value-type="float">
            <text:p>38</text:p>
          </table:table-cell>
          <table:table-cell office:value-type="float" office:value="25000" calcext:value-type="float">
            <text:p>25000</text:p>
          </table:table-cell>
          <table:table-cell office:value-type="string" calcext:value-type="string">
            <text:p><text:s/>0.17599999999999993</text:p>
          </table:table-cell>
        </table:table-row>
        <table:table-row table:style-name="ro1">
          <table:table-cell office:value-type="date" office:date-value="2020-02-19" calcext:value-type="date">
            <text:p>19.02.20</text:p>
          </table:table-cell>
          <table:table-cell office:value-type="float" office:value="25993" calcext:value-type="float">
            <text:p>25993</text:p>
          </table:table-cell>
          <table:table-cell office:value-type="float" office:value="25544" calcext:value-type="float">
            <text:p>25544</text:p>
          </table:table-cell>
          <table:table-cell office:value-type="float" office:value="449" calcext:value-type="float">
            <text:p>449</text:p>
          </table:table-cell>
          <table:table-cell office:value-type="float" office:value="98" calcext:value-type="float">
            <text:p>98</text:p>
          </table:table-cell>
          <table:table-cell office:value-type="float" office:value="9" calcext:value-type="float">
            <text:p>9</text:p>
          </table:table-cell>
          <table:table-cell office:value-type="float" office:value="2" calcext:value-type="float">
            <text:p>2</text:p>
          </table:table-cell>
          <table:table-cell office:value-type="float" office:value="50" calcext:value-type="float">
            <text:p>50</text:p>
          </table:table-cell>
          <table:table-cell office:value-type="float" office:value="27500" calcext:value-type="float">
            <text:p>27500</text:p>
          </table:table-cell>
          <table:table-cell office:value-type="string" calcext:value-type="string">
            <text:p><text:s/>0.17599999999999993</text:p>
          </table:table-cell>
        </table:table-row>
        <table:table-row table:style-name="ro1">
          <table:table-cell office:value-type="date" office:date-value="2020-02-20" calcext:value-type="date">
            <text:p>20.02.20</text:p>
          </table:table-cell>
          <table:table-cell office:value-type="float" office:value="30494" calcext:value-type="float">
            <text:p>30494</text:p>
          </table:table-cell>
          <table:table-cell office:value-type="float" office:value="29904" calcext:value-type="float">
            <text:p>29904</text:p>
          </table:table-cell>
          <table:table-cell office:value-type="float" office:value="590" calcext:value-type="float">
            <text:p>590</text:p>
          </table:table-cell>
          <table:table-cell office:value-type="float" office:value="135" calcext:value-type="float">
            <text:p>135</text:p>
          </table:table-cell>
          <table:table-cell office:value-type="float" office:value="10" calcext:value-type="float">
            <text:p>10</text:p>
          </table:table-cell>
          <table:table-cell office:value-type="float" office:value="2" calcext:value-type="float">
            <text:p>2</text:p>
          </table:table-cell>
          <table:table-cell office:value-type="float" office:value="64" calcext:value-type="float">
            <text:p>64</text:p>
          </table:table-cell>
          <table:table-cell office:value-type="float" office:value="30000" calcext:value-type="float">
            <text:p>30000</text:p>
          </table:table-cell>
          <table:table-cell office:value-type="string" calcext:value-type="string">
            <text:p><text:s/>0.17599999999999993</text:p>
          </table:table-cell>
        </table:table-row>
        <table:table-row table:style-name="ro1">
          <table:table-cell office:value-type="date" office:date-value="2020-02-21" calcext:value-type="date">
            <text:p>21.02.20</text:p>
          </table:table-cell>
          <table:table-cell office:value-type="float" office:value="35711" calcext:value-type="float">
            <text:p>35711</text:p>
          </table:table-cell>
          <table:table-cell office:value-type="float" office:value="34936" calcext:value-type="float">
            <text:p>34936</text:p>
          </table:table-cell>
          <table:table-cell office:value-type="float" office:value="775" calcext:value-type="float">
            <text:p>775</text:p>
          </table:table-cell>
          <table:table-cell office:value-type="float" office:value="169" calcext:value-type="float">
            <text:p>169</text:p>
          </table:table-cell>
          <table:table-cell office:value-type="float" office:value="14" calcext:value-type="float">
            <text:p>14</text:p>
          </table:table-cell>
          <table:table-cell office:value-type="float" office:value="2" calcext:value-type="float">
            <text:p>2</text:p>
          </table:table-cell>
          <table:table-cell office:value-type="float" office:value="81" calcext:value-type="float">
            <text:p>81</text:p>
          </table:table-cell>
          <table:table-cell office:value-type="float" office:value="32500" calcext:value-type="float">
            <text:p>32500</text:p>
          </table:table-cell>
          <table:table-cell office:value-type="string" calcext:value-type="string">
            <text:p><text:s/>0.17599999999999993</text:p>
          </table:table-cell>
        </table:table-row>
        <table:table-row table:style-name="ro1">
          <table:table-cell office:value-type="date" office:date-value="2020-02-22" calcext:value-type="date">
            <text:p>22.02.20</text:p>
          </table:table-cell>
          <table:table-cell office:value-type="float" office:value="41874" calcext:value-type="float">
            <text:p>41874</text:p>
          </table:table-cell>
          <table:table-cell office:value-type="float" office:value="40864" calcext:value-type="float">
            <text:p>40864</text:p>
          </table:table-cell>
          <table:table-cell office:value-type="float" office:value="1010" calcext:value-type="float">
            <text:p>1010</text:p>
          </table:table-cell>
          <table:table-cell office:value-type="float" office:value="196" calcext:value-type="float">
            <text:p>196</text:p>
          </table:table-cell>
          <table:table-cell office:value-type="float" office:value="24" calcext:value-type="float">
            <text:p>24</text:p>
          </table:table-cell>
          <table:table-cell office:value-type="float" office:value="2" calcext:value-type="float">
            <text:p>2</text:p>
          </table:table-cell>
          <table:table-cell office:value-type="float" office:value="101" calcext:value-type="float">
            <text:p>101</text:p>
          </table:table-cell>
          <table:table-cell office:value-type="float" office:value="35000" calcext:value-type="float">
            <text:p>35000</text:p>
          </table:table-cell>
          <table:table-cell office:value-type="string" calcext:value-type="string">
            <text:p><text:s/>0.17599999999999993</text:p>
          </table:table-cell>
        </table:table-row>
        <table:table-row table:style-name="ro1">
          <table:table-cell office:value-type="date" office:date-value="2020-02-23" calcext:value-type="date">
            <text:p>23.02.20</text:p>
          </table:table-cell>
          <table:table-cell office:value-type="float" office:value="49083" calcext:value-type="float">
            <text:p>49083</text:p>
          </table:table-cell>
          <table:table-cell office:value-type="float" office:value="47755" calcext:value-type="float">
            <text:p>47755</text:p>
          </table:table-cell>
          <table:table-cell office:value-type="float" office:value="1328" calcext:value-type="float">
            <text:p>1328</text:p>
          </table:table-cell>
          <table:table-cell office:value-type="float" office:value="218" calcext:value-type="float">
            <text:p>218</text:p>
          </table:table-cell>
          <table:table-cell office:value-type="float" office:value="30" calcext:value-type="float">
            <text:p>30</text:p>
          </table:table-cell>
          <table:table-cell office:value-type="float" office:value="2" calcext:value-type="float">
            <text:p>2</text:p>
          </table:table-cell>
          <table:table-cell office:value-type="float" office:value="124" calcext:value-type="float">
            <text:p>124</text:p>
          </table:table-cell>
          <table:table-cell office:value-type="float" office:value="37500" calcext:value-type="float">
            <text:p>37500</text:p>
          </table:table-cell>
          <table:table-cell office:value-type="string" calcext:value-type="string">
            <text:p><text:s/>0.17599999999999993</text:p>
          </table:table-cell>
        </table:table-row>
        <table:table-row table:style-name="ro1">
          <table:table-cell office:value-type="date" office:date-value="2020-02-24" calcext:value-type="date">
            <text:p>24.02.20</text:p>
          </table:table-cell>
          <table:table-cell office:value-type="float" office:value="57471" calcext:value-type="float">
            <text:p>57471</text:p>
          </table:table-cell>
          <table:table-cell office:value-type="float" office:value="55765" calcext:value-type="float">
            <text:p>55765</text:p>
          </table:table-cell>
          <table:table-cell office:value-type="float" office:value="1706" calcext:value-type="float">
            <text:p>1706</text:p>
          </table:table-cell>
          <table:table-cell office:value-type="float" office:value="252" calcext:value-type="float">
            <text:p>252</text:p>
          </table:table-cell>
          <table:table-cell office:value-type="float" office:value="38" calcext:value-type="float">
            <text:p>38</text:p>
          </table:table-cell>
          <table:table-cell office:value-type="float" office:value="2" calcext:value-type="float">
            <text:p>2</text:p>
          </table:table-cell>
          <table:table-cell office:value-type="float" office:value="151" calcext:value-type="float">
            <text:p>151</text:p>
          </table:table-cell>
          <table:table-cell office:value-type="float" office:value="40000" calcext:value-type="float">
            <text:p>40000</text:p>
          </table:table-cell>
          <table:table-cell office:value-type="string" calcext:value-type="string">
            <text:p><text:s/>0.17599999999999993</text:p>
          </table:table-cell>
        </table:table-row>
        <table:table-row table:style-name="ro1">
          <table:table-cell office:value-type="date" office:date-value="2020-02-25" calcext:value-type="date">
            <text:p>25.02.20</text:p>
          </table:table-cell>
          <table:table-cell office:value-type="float" office:value="67281" calcext:value-type="float">
            <text:p>67281</text:p>
          </table:table-cell>
          <table:table-cell office:value-type="float" office:value="65110" calcext:value-type="float">
            <text:p>65110</text:p>
          </table:table-cell>
          <table:table-cell office:value-type="float" office:value="2171" calcext:value-type="float">
            <text:p>2171</text:p>
          </table:table-cell>
          <table:table-cell office:value-type="float" office:value="314" calcext:value-type="float">
            <text:p>314</text:p>
          </table:table-cell>
          <table:table-cell office:value-type="float" office:value="42" calcext:value-type="float">
            <text:p>42</text:p>
          </table:table-cell>
          <table:table-cell office:value-type="float" office:value="2" calcext:value-type="float">
            <text:p>2</text:p>
          </table:table-cell>
          <table:table-cell office:value-type="float" office:value="182" calcext:value-type="float">
            <text:p>182</text:p>
          </table:table-cell>
          <table:table-cell office:value-type="float" office:value="42500" calcext:value-type="float">
            <text:p>42500</text:p>
          </table:table-cell>
          <table:table-cell office:value-type="string" calcext:value-type="string">
            <text:p><text:s/>0.17599999999999993</text:p>
          </table:table-cell>
        </table:table-row>
        <table:table-row table:style-name="ro1">
          <table:table-cell office:value-type="date" office:date-value="2020-02-26" calcext:value-type="date">
            <text:p>26.02.20</text:p>
          </table:table-cell>
          <table:table-cell office:value-type="float" office:value="78694" calcext:value-type="float">
            <text:p>78694</text:p>
          </table:table-cell>
          <table:table-cell office:value-type="float" office:value="75894" calcext:value-type="float">
            <text:p>75894</text:p>
          </table:table-cell>
          <table:table-cell office:value-type="float" office:value="2800" calcext:value-type="float">
            <text:p>2800</text:p>
          </table:table-cell>
          <table:table-cell office:value-type="float" office:value="372" calcext:value-type="float">
            <text:p>372</text:p>
          </table:table-cell>
          <table:table-cell office:value-type="float" office:value="50" calcext:value-type="float">
            <text:p>50</text:p>
          </table:table-cell>
          <table:table-cell office:value-type="float" office:value="2" calcext:value-type="float">
            <text:p>2</text:p>
          </table:table-cell>
          <table:table-cell office:value-type="float" office:value="219" calcext:value-type="float">
            <text:p>219</text:p>
          </table:table-cell>
          <table:table-cell office:value-type="float" office:value="45000" calcext:value-type="float">
            <text:p>45000</text:p>
          </table:table-cell>
          <table:table-cell office:value-type="string" calcext:value-type="string">
            <text:p><text:s/>0.17599999999999993</text:p>
          </table:table-cell>
        </table:table-row>
        <table:table-row table:style-name="ro1">
          <table:table-cell office:value-type="date" office:date-value="2020-02-27" calcext:value-type="date">
            <text:p>27.02.20</text:p>
          </table:table-cell>
          <table:table-cell office:value-type="float" office:value="91802" calcext:value-type="float">
            <text:p>91802</text:p>
          </table:table-cell>
          <table:table-cell office:value-type="float" office:value="88179" calcext:value-type="float">
            <text:p>88179</text:p>
          </table:table-cell>
          <table:table-cell office:value-type="float" office:value="3623" calcext:value-type="float">
            <text:p>3623</text:p>
          </table:table-cell>
          <table:table-cell office:value-type="float" office:value="432" calcext:value-type="float">
            <text:p>432</text:p>
          </table:table-cell>
          <table:table-cell office:value-type="float" office:value="60" calcext:value-type="float">
            <text:p>60</text:p>
          </table:table-cell>
          <table:table-cell office:value-type="float" office:value="3" calcext:value-type="float">
            <text:p>3</text:p>
          </table:table-cell>
          <table:table-cell office:value-type="float" office:value="261" calcext:value-type="float">
            <text:p>261</text:p>
          </table:table-cell>
          <table:table-cell office:value-type="float" office:value="47500" calcext:value-type="float">
            <text:p>47500</text:p>
          </table:table-cell>
          <table:table-cell office:value-type="string" calcext:value-type="string">
            <text:p><text:s/>0.17599999999999993</text:p>
          </table:table-cell>
        </table:table-row>
        <table:table-row table:style-name="ro1">
          <table:table-cell office:value-type="date" office:date-value="2020-02-28" calcext:value-type="date">
            <text:p>28.02.20</text:p>
          </table:table-cell>
          <table:table-cell office:value-type="float" office:value="107293" calcext:value-type="float">
            <text:p>107293</text:p>
          </table:table-cell>
          <table:table-cell office:value-type="float" office:value="102602" calcext:value-type="float">
            <text:p>102602</text:p>
          </table:table-cell>
          <table:table-cell office:value-type="float" office:value="4691" calcext:value-type="float">
            <text:p>4691</text:p>
          </table:table-cell>
          <table:table-cell office:value-type="float" office:value="496" calcext:value-type="float">
            <text:p>496</text:p>
          </table:table-cell>
          <table:table-cell office:value-type="float" office:value="72" calcext:value-type="float">
            <text:p>72</text:p>
          </table:table-cell>
          <table:table-cell office:value-type="float" office:value="3" calcext:value-type="float">
            <text:p>3</text:p>
          </table:table-cell>
          <table:table-cell office:value-type="float" office:value="310" calcext:value-type="float">
            <text:p>310</text:p>
          </table:table-cell>
          <table:table-cell office:value-type="float" office:value="50000" calcext:value-type="float">
            <text:p>50000</text:p>
          </table:table-cell>
          <table:table-cell office:value-type="string" calcext:value-type="string">
            <text:p><text:s/>0.17599999999999993</text:p>
          </table:table-cell>
        </table:table-row>
        <table:table-row table:style-name="ro1">
          <table:table-cell office:value-type="date" office:date-value="2020-02-29" calcext:value-type="date">
            <text:p>29.02.20</text:p>
          </table:table-cell>
          <table:table-cell office:value-type="float" office:value="125205" calcext:value-type="float">
            <text:p>125205</text:p>
          </table:table-cell>
          <table:table-cell office:value-type="float" office:value="119123" calcext:value-type="float">
            <text:p>119123</text:p>
          </table:table-cell>
          <table:table-cell office:value-type="float" office:value="6082" calcext:value-type="float">
            <text:p>6082</text:p>
          </table:table-cell>
          <table:table-cell office:value-type="float" office:value="572" calcext:value-type="float">
            <text:p>572</text:p>
          </table:table-cell>
          <table:table-cell office:value-type="float" office:value="89" calcext:value-type="float">
            <text:p>89</text:p>
          </table:table-cell>
          <table:table-cell office:value-type="float" office:value="4" calcext:value-type="float">
            <text:p>4</text:p>
          </table:table-cell>
          <table:table-cell office:value-type="float" office:value="425" calcext:value-type="float">
            <text:p>425</text:p>
          </table:table-cell>
          <table:table-cell office:value-type="float" office:value="55000" calcext:value-type="float">
            <text:p>55000</text:p>
          </table:table-cell>
          <table:table-cell office:value-type="string" calcext:value-type="string">
            <text:p><text:s/>0.17599999999999993</text:p>
          </table:table-cell>
        </table:table-row>
        <table:table-row table:style-name="ro1">
          <table:table-cell office:value-type="date" office:date-value="2020-03-01" calcext:value-type="date">
            <text:p>01.03.20</text:p>
          </table:table-cell>
          <table:table-cell office:value-type="float" office:value="146056" calcext:value-type="float">
            <text:p>146056</text:p>
          </table:table-cell>
          <table:table-cell office:value-type="float" office:value="138149" calcext:value-type="float">
            <text:p>138149</text:p>
          </table:table-cell>
          <table:table-cell office:value-type="float" office:value="7907" calcext:value-type="float">
            <text:p>7907</text:p>
          </table:table-cell>
          <table:table-cell office:value-type="float" office:value="674" calcext:value-type="float">
            <text:p>674</text:p>
          </table:table-cell>
          <table:table-cell office:value-type="float" office:value="95" calcext:value-type="float">
            <text:p>95</text:p>
          </table:table-cell>
          <table:table-cell office:value-type="float" office:value="7" calcext:value-type="float">
            <text:p>7</text:p>
          </table:table-cell>
          <table:table-cell office:value-type="float" office:value="558" calcext:value-type="float">
            <text:p>558</text:p>
          </table:table-cell>
          <table:table-cell office:value-type="float" office:value="60000" calcext:value-type="float">
            <text:p>60000</text:p>
          </table:table-cell>
          <table:table-cell office:value-type="string" calcext:value-type="string">
            <text:p><text:s/>0.17599999999999993</text:p>
          </table:table-cell>
        </table:table-row>
        <table:table-row table:style-name="ro1">
          <table:table-cell office:value-type="date" office:date-value="2020-03-02" calcext:value-type="date">
            <text:p>02.03.20</text:p>
          </table:table-cell>
          <table:table-cell office:value-type="float" office:value="170274" calcext:value-type="float">
            <text:p>170274</text:p>
          </table:table-cell>
          <table:table-cell office:value-type="float" office:value="159978" calcext:value-type="float">
            <text:p>159978</text:p>
          </table:table-cell>
          <table:table-cell office:value-type="float" office:value="10296" calcext:value-type="float">
            <text:p>10296</text:p>
          </table:table-cell>
          <table:table-cell office:value-type="float" office:value="796" calcext:value-type="float">
            <text:p>796</text:p>
          </table:table-cell>
          <table:table-cell office:value-type="float" office:value="116" calcext:value-type="float">
            <text:p>116</text:p>
          </table:table-cell>
          <table:table-cell office:value-type="float" office:value="9" calcext:value-type="float">
            <text:p>9</text:p>
          </table:table-cell>
          <table:table-cell office:value-type="float" office:value="712" calcext:value-type="float">
            <text:p>712</text:p>
          </table:table-cell>
          <table:table-cell office:value-type="float" office:value="65000" calcext:value-type="float">
            <text:p>65000</text:p>
          </table:table-cell>
          <table:table-cell office:value-type="string" calcext:value-type="string">
            <text:p><text:s/>0.17599999999999993</text:p>
          </table:table-cell>
        </table:table-row>
        <table:table-row table:style-name="ro1">
          <table:table-cell office:value-type="date" office:date-value="2020-03-03" calcext:value-type="date">
            <text:p>03.03.20</text:p>
          </table:table-cell>
          <table:table-cell office:value-type="float" office:value="198126" calcext:value-type="float">
            <text:p>198126</text:p>
          </table:table-cell>
          <table:table-cell office:value-type="float" office:value="186078" calcext:value-type="float">
            <text:p>186078</text:p>
          </table:table-cell>
          <table:table-cell office:value-type="float" office:value="12048" calcext:value-type="float">
            <text:p>12048</text:p>
          </table:table-cell>
          <table:table-cell office:value-type="float" office:value="903" calcext:value-type="float">
            <text:p>903</text:p>
          </table:table-cell>
          <table:table-cell office:value-type="float" office:value="143" calcext:value-type="float">
            <text:p>143</text:p>
          </table:table-cell>
          <table:table-cell office:value-type="float" office:value="11" calcext:value-type="float">
            <text:p>11</text:p>
          </table:table-cell>
          <table:table-cell office:value-type="float" office:value="891" calcext:value-type="float">
            <text:p>891</text:p>
          </table:table-cell>
          <table:table-cell office:value-type="float" office:value="70000" calcext:value-type="float">
            <text:p>70000</text:p>
          </table:table-cell>
          <table:table-cell office:value-type="string" calcext:value-type="string">
            <text:p><text:s/>0.17599999999999993</text:p>
          </table:table-cell>
        </table:table-row>
        <table:table-row table:style-name="ro1">
          <table:table-cell office:value-type="date" office:date-value="2020-03-04" calcext:value-type="date">
            <text:p>04.03.20</text:p>
          </table:table-cell>
          <table:table-cell office:value-type="float" office:value="230418" calcext:value-type="float">
            <text:p>230418</text:p>
          </table:table-cell>
          <table:table-cell office:value-type="float" office:value="216181" calcext:value-type="float">
            <text:p>216181</text:p>
          </table:table-cell>
          <table:table-cell office:value-type="float" office:value="14237" calcext:value-type="float">
            <text:p>14237</text:p>
          </table:table-cell>
          <table:table-cell office:value-type="float" office:value="1042" calcext:value-type="float">
            <text:p>1042</text:p>
          </table:table-cell>
          <table:table-cell office:value-type="float" office:value="181" calcext:value-type="float">
            <text:p>181</text:p>
          </table:table-cell>
          <table:table-cell office:value-type="float" office:value="12" calcext:value-type="float">
            <text:p>12</text:p>
          </table:table-cell>
          <table:table-cell office:value-type="float" office:value="1099" calcext:value-type="float">
            <text:p>1099</text:p>
          </table:table-cell>
          <table:table-cell office:value-type="float" office:value="75000" calcext:value-type="float">
            <text:p>75000</text:p>
          </table:table-cell>
          <table:table-cell office:value-type="string" calcext:value-type="string">
            <text:p><text:s/>0.17599999999999993</text:p>
          </table:table-cell>
        </table:table-row>
        <table:table-row table:style-name="ro1">
          <table:table-cell office:value-type="date" office:date-value="2020-03-05" calcext:value-type="date">
            <text:p>05.03.20</text:p>
          </table:table-cell>
          <table:table-cell office:value-type="float" office:value="256848" calcext:value-type="float">
            <text:p>256848</text:p>
          </table:table-cell>
          <table:table-cell office:value-type="float" office:value="240100" calcext:value-type="float">
            <text:p>240100</text:p>
          </table:table-cell>
          <table:table-cell office:value-type="float" office:value="16748" calcext:value-type="float">
            <text:p>16748</text:p>
          </table:table-cell>
          <table:table-cell office:value-type="float" office:value="1222" calcext:value-type="float">
            <text:p>1222</text:p>
          </table:table-cell>
          <table:table-cell office:value-type="float" office:value="205" calcext:value-type="float">
            <text:p>205</text:p>
          </table:table-cell>
          <table:table-cell office:value-type="float" office:value="13" calcext:value-type="float">
            <text:p>13</text:p>
          </table:table-cell>
          <table:table-cell office:value-type="float" office:value="1330" calcext:value-type="float">
            <text:p>1330</text:p>
          </table:table-cell>
          <table:table-cell office:value-type="float" office:value="80000" calcext:value-type="float">
            <text:p>80000</text:p>
          </table:table-cell>
          <table:table-cell office:value-type="string" calcext:value-type="string">
            <text:p><text:s/>0.12400000000000011</text:p>
          </table:table-cell>
        </table:table-row>
        <table:table-row table:style-name="ro1">
          <table:table-cell office:value-type="date" office:date-value="2020-03-06" calcext:value-type="date">
            <text:p>06.03.20</text:p>
          </table:table-cell>
          <table:table-cell office:value-type="float" office:value="286246" calcext:value-type="float">
            <text:p>286246</text:p>
          </table:table-cell>
          <table:table-cell office:value-type="float" office:value="266694" calcext:value-type="float">
            <text:p>266694</text:p>
          </table:table-cell>
          <table:table-cell office:value-type="float" office:value="19552" calcext:value-type="float">
            <text:p>19552</text:p>
          </table:table-cell>
          <table:table-cell office:value-type="float" office:value="1437" calcext:value-type="float">
            <text:p>1437</text:p>
          </table:table-cell>
          <table:table-cell office:value-type="float" office:value="237" calcext:value-type="float">
            <text:p>237</text:p>
          </table:table-cell>
          <table:table-cell office:value-type="float" office:value="15" calcext:value-type="float">
            <text:p>15</text:p>
          </table:table-cell>
          <table:table-cell office:value-type="float" office:value="1587" calcext:value-type="float">
            <text:p>1587</text:p>
          </table:table-cell>
          <table:table-cell office:value-type="float" office:value="85000" calcext:value-type="float">
            <text:p>85000</text:p>
          </table:table-cell>
          <table:table-cell office:value-type="string" calcext:value-type="string">
            <text:p><text:s/>0.12400000000000011</text:p>
          </table:table-cell>
        </table:table-row>
        <table:table-row table:style-name="ro1">
          <table:table-cell office:value-type="date" office:date-value="2020-03-07" calcext:value-type="date">
            <text:p>07.03.20</text:p>
          </table:table-cell>
          <table:table-cell office:value-type="float" office:value="318951" calcext:value-type="float">
            <text:p>318951</text:p>
          </table:table-cell>
          <table:table-cell office:value-type="float" office:value="296060" calcext:value-type="float">
            <text:p>296060</text:p>
          </table:table-cell>
          <table:table-cell office:value-type="float" office:value="22891" calcext:value-type="float">
            <text:p>22891</text:p>
          </table:table-cell>
          <table:table-cell office:value-type="float" office:value="1693" calcext:value-type="float">
            <text:p>1693</text:p>
          </table:table-cell>
          <table:table-cell office:value-type="float" office:value="274" calcext:value-type="float">
            <text:p>274</text:p>
          </table:table-cell>
          <table:table-cell office:value-type="float" office:value="20" calcext:value-type="float">
            <text:p>20</text:p>
          </table:table-cell>
          <table:table-cell office:value-type="float" office:value="1872" calcext:value-type="float">
            <text:p>1872</text:p>
          </table:table-cell>
          <table:table-cell office:value-type="float" office:value="90000" calcext:value-type="float">
            <text:p>90000</text:p>
          </table:table-cell>
          <table:table-cell office:value-type="string" calcext:value-type="string">
            <text:p><text:s/>0.12400000000000011</text:p>
          </table:table-cell>
        </table:table-row>
        <table:table-row table:style-name="ro1">
          <table:table-cell office:value-type="date" office:date-value="2020-03-08" calcext:value-type="date">
            <text:p>08.03.20</text:p>
          </table:table-cell>
          <table:table-cell office:value-type="float" office:value="354990" calcext:value-type="float">
            <text:p>354990</text:p>
          </table:table-cell>
          <table:table-cell office:value-type="float" office:value="328115" calcext:value-type="float">
            <text:p>328115</text:p>
          </table:table-cell>
          <table:table-cell office:value-type="float" office:value="26875" calcext:value-type="float">
            <text:p>26875</text:p>
          </table:table-cell>
          <table:table-cell office:value-type="float" office:value="1943" calcext:value-type="float">
            <text:p>1943</text:p>
          </table:table-cell>
          <table:table-cell office:value-type="float" office:value="334" calcext:value-type="float">
            <text:p>334</text:p>
          </table:table-cell>
          <table:table-cell office:value-type="float" office:value="28" calcext:value-type="float">
            <text:p>28</text:p>
          </table:table-cell>
          <table:table-cell office:value-type="float" office:value="2188" calcext:value-type="float">
            <text:p>2188</text:p>
          </table:table-cell>
          <table:table-cell office:value-type="float" office:value="95000" calcext:value-type="float">
            <text:p>95000</text:p>
          </table:table-cell>
          <table:table-cell office:value-type="string" calcext:value-type="string">
            <text:p><text:s/>0.12400000000000011</text:p>
          </table:table-cell>
        </table:table-row>
        <table:table-row table:style-name="ro1">
          <table:table-cell office:value-type="date" office:date-value="2020-03-09" calcext:value-type="date">
            <text:p>09.03.20</text:p>
          </table:table-cell>
          <table:table-cell office:value-type="float" office:value="394877" calcext:value-type="float">
            <text:p>394877</text:p>
          </table:table-cell>
          <table:table-cell office:value-type="float" office:value="363322" calcext:value-type="float">
            <text:p>363322</text:p>
          </table:table-cell>
          <table:table-cell office:value-type="float" office:value="31555" calcext:value-type="float">
            <text:p>31555</text:p>
          </table:table-cell>
          <table:table-cell office:value-type="float" office:value="2341" calcext:value-type="float">
            <text:p>2341</text:p>
          </table:table-cell>
          <table:table-cell office:value-type="float" office:value="382" calcext:value-type="float">
            <text:p>382</text:p>
          </table:table-cell>
          <table:table-cell office:value-type="float" office:value="30" calcext:value-type="float">
            <text:p>30</text:p>
          </table:table-cell>
          <table:table-cell office:value-type="float" office:value="2538" calcext:value-type="float">
            <text:p>2538</text:p>
          </table:table-cell>
          <table:table-cell office:value-type="float" office:value="100000" calcext:value-type="float">
            <text:p>100000</text:p>
          </table:table-cell>
          <table:table-cell office:value-type="string" calcext:value-type="string">
            <text:p><text:s/>0.12400000000000011</text:p>
          </table:table-cell>
        </table:table-row>
        <table:table-row table:style-name="ro1">
          <table:table-cell office:value-type="date" office:date-value="2020-03-10" calcext:value-type="date">
            <text:p>10.03.20</text:p>
          </table:table-cell>
          <table:table-cell office:value-type="float" office:value="439051" calcext:value-type="float">
            <text:p>439051</text:p>
          </table:table-cell>
          <table:table-cell office:value-type="float" office:value="402108" calcext:value-type="float">
            <text:p>402108</text:p>
          </table:table-cell>
          <table:table-cell office:value-type="float" office:value="36943" calcext:value-type="float">
            <text:p>36943</text:p>
          </table:table-cell>
          <table:table-cell office:value-type="float" office:value="2739" calcext:value-type="float">
            <text:p>2739</text:p>
          </table:table-cell>
          <table:table-cell office:value-type="float" office:value="436" calcext:value-type="float">
            <text:p>436</text:p>
          </table:table-cell>
          <table:table-cell office:value-type="float" office:value="39" calcext:value-type="float">
            <text:p>39</text:p>
          </table:table-cell>
          <table:table-cell office:value-type="float" office:value="3391" calcext:value-type="float">
            <text:p>3391</text:p>
          </table:table-cell>
          <table:table-cell office:value-type="float" office:value="111000" calcext:value-type="float">
            <text:p>111000</text:p>
          </table:table-cell>
          <table:table-cell office:value-type="string" calcext:value-type="string">
            <text:p><text:s/>0.12400000000000011</text:p>
          </table:table-cell>
        </table:table-row>
        <table:table-row table:style-name="ro1">
          <table:table-cell office:value-type="date" office:date-value="2020-03-11" calcext:value-type="date">
            <text:p>11.03.20</text:p>
          </table:table-cell>
          <table:table-cell office:value-type="float" office:value="488236" calcext:value-type="float">
            <text:p>488236</text:p>
          </table:table-cell>
          <table:table-cell office:value-type="float" office:value="444869" calcext:value-type="float">
            <text:p>444869</text:p>
          </table:table-cell>
          <table:table-cell office:value-type="float" office:value="43367" calcext:value-type="float">
            <text:p>43367</text:p>
          </table:table-cell>
          <table:table-cell office:value-type="float" office:value="3150" calcext:value-type="float">
            <text:p>3150</text:p>
          </table:table-cell>
          <table:table-cell office:value-type="float" office:value="510" calcext:value-type="float">
            <text:p>510</text:p>
          </table:table-cell>
          <table:table-cell office:value-type="float" office:value="48" calcext:value-type="float">
            <text:p>48</text:p>
          </table:table-cell>
          <table:table-cell office:value-type="float" office:value="4334" calcext:value-type="float">
            <text:p>4334</text:p>
          </table:table-cell>
          <table:table-cell office:value-type="float" office:value="122000" calcext:value-type="float">
            <text:p>122000</text:p>
          </table:table-cell>
          <table:table-cell office:value-type="string" calcext:value-type="string">
            <text:p><text:s/>0.12400000000000011</text:p>
          </table:table-cell>
        </table:table-row>
        <table:table-row table:style-name="ro1">
          <table:table-cell office:value-type="date" office:date-value="2020-03-12" calcext:value-type="date">
            <text:p>12.03.20</text:p>
          </table:table-cell>
          <table:table-cell office:value-type="float" office:value="542093" calcext:value-type="float">
            <text:p>542093</text:p>
          </table:table-cell>
          <table:table-cell office:value-type="float" office:value="491283" calcext:value-type="float">
            <text:p>491283</text:p>
          </table:table-cell>
          <table:table-cell office:value-type="float" office:value="50810" calcext:value-type="float">
            <text:p>50810</text:p>
          </table:table-cell>
          <table:table-cell office:value-type="float" office:value="3687" calcext:value-type="float">
            <text:p>3687</text:p>
          </table:table-cell>
          <table:table-cell office:value-type="float" office:value="589" calcext:value-type="float">
            <text:p>589</text:p>
          </table:table-cell>
          <table:table-cell office:value-type="float" office:value="65" calcext:value-type="float">
            <text:p>65</text:p>
          </table:table-cell>
          <table:table-cell office:value-type="float" office:value="5376" calcext:value-type="float">
            <text:p>5376</text:p>
          </table:table-cell>
          <table:table-cell office:value-type="float" office:value="133000" calcext:value-type="float">
            <text:p>133000</text:p>
          </table:table-cell>
          <table:table-cell office:value-type="string" calcext:value-type="string">
            <text:p><text:s/>0.12400000000000011</text:p>
          </table:table-cell>
        </table:table-row>
        <table:table-row table:style-name="ro1">
          <table:table-cell office:value-type="date" office:date-value="2020-03-13" calcext:value-type="date">
            <text:p>13.03.20</text:p>
          </table:table-cell>
          <table:table-cell office:value-type="float" office:value="602082" calcext:value-type="float">
            <text:p>602082</text:p>
          </table:table-cell>
          <table:table-cell office:value-type="float" office:value="542627" calcext:value-type="float">
            <text:p>542627</text:p>
          </table:table-cell>
          <table:table-cell office:value-type="float" office:value="59455" calcext:value-type="float">
            <text:p>59455</text:p>
          </table:table-cell>
          <table:table-cell office:value-type="float" office:value="4072" calcext:value-type="float">
            <text:p>4072</text:p>
          </table:table-cell>
          <table:table-cell office:value-type="float" office:value="700" calcext:value-type="float">
            <text:p>700</text:p>
          </table:table-cell>
          <table:table-cell office:value-type="float" office:value="75" calcext:value-type="float">
            <text:p>75</text:p>
          </table:table-cell>
          <table:table-cell office:value-type="float" office:value="6527" calcext:value-type="float">
            <text:p>6527</text:p>
          </table:table-cell>
          <table:table-cell office:value-type="float" office:value="144000" calcext:value-type="float">
            <text:p>144000</text:p>
          </table:table-cell>
          <table:table-cell office:value-type="string" calcext:value-type="string">
            <text:p><text:s/>0.12400000000000011</text:p>
          </table:table-cell>
        </table:table-row>
        <table:table-row table:style-name="ro1">
          <table:table-cell office:value-type="date" office:date-value="2020-03-14" calcext:value-type="date">
            <text:p>14.03.20</text:p>
          </table:table-cell>
          <table:table-cell office:value-type="float" office:value="667525" calcext:value-type="float">
            <text:p>667525</text:p>
          </table:table-cell>
          <table:table-cell office:value-type="float" office:value="597912" calcext:value-type="float">
            <text:p>597912</text:p>
          </table:table-cell>
          <table:table-cell office:value-type="float" office:value="69613" calcext:value-type="float">
            <text:p>69613</text:p>
          </table:table-cell>
          <table:table-cell office:value-type="float" office:value="4480" calcext:value-type="float">
            <text:p>4480</text:p>
          </table:table-cell>
          <table:table-cell office:value-type="float" office:value="814" calcext:value-type="float">
            <text:p>814</text:p>
          </table:table-cell>
          <table:table-cell office:value-type="float" office:value="90" calcext:value-type="float">
            <text:p>90</text:p>
          </table:table-cell>
          <table:table-cell office:value-type="float" office:value="7795" calcext:value-type="float">
            <text:p>7795</text:p>
          </table:table-cell>
          <table:table-cell office:value-type="float" office:value="155000" calcext:value-type="float">
            <text:p>155000</text:p>
          </table:table-cell>
          <table:table-cell office:value-type="string" calcext:value-type="string">
            <text:p><text:s/>0.12400000000000011</text:p>
          </table:table-cell>
        </table:table-row>
        <table:table-row table:style-name="ro1">
          <table:table-cell office:value-type="date" office:date-value="2020-03-15" calcext:value-type="date">
            <text:p>15.03.20</text:p>
          </table:table-cell>
          <table:table-cell office:value-type="float" office:value="739557" calcext:value-type="float">
            <text:p>739557</text:p>
          </table:table-cell>
          <table:table-cell office:value-type="float" office:value="658304" calcext:value-type="float">
            <text:p>658304</text:p>
          </table:table-cell>
          <table:table-cell office:value-type="float" office:value="81253" calcext:value-type="float">
            <text:p>81253</text:p>
          </table:table-cell>
          <table:table-cell office:value-type="float" office:value="5033" calcext:value-type="float">
            <text:p>5033</text:p>
          </table:table-cell>
          <table:table-cell office:value-type="float" office:value="886" calcext:value-type="float">
            <text:p>886</text:p>
          </table:table-cell>
          <table:table-cell office:value-type="float" office:value="107" calcext:value-type="float">
            <text:p>107</text:p>
          </table:table-cell>
          <table:table-cell office:value-type="float" office:value="9191" calcext:value-type="float">
            <text:p>9191</text:p>
          </table:table-cell>
          <table:table-cell office:value-type="float" office:value="166000" calcext:value-type="float">
            <text:p>166000</text:p>
          </table:table-cell>
          <table:table-cell office:value-type="string" calcext:value-type="string">
            <text:p><text:s/>0.12400000000000011</text:p>
          </table:table-cell>
        </table:table-row>
        <table:table-row table:style-name="ro1">
          <table:table-cell office:value-type="date" office:date-value="2020-03-16" calcext:value-type="date">
            <text:p>16.03.20</text:p>
          </table:table-cell>
          <table:table-cell office:value-type="float" office:value="818867" calcext:value-type="float">
            <text:p>818867</text:p>
          </table:table-cell>
          <table:table-cell office:value-type="float" office:value="724275" calcext:value-type="float">
            <text:p>724275</text:p>
          </table:table-cell>
          <table:table-cell office:value-type="float" office:value="94592" calcext:value-type="float">
            <text:p>94592</text:p>
          </table:table-cell>
          <table:table-cell office:value-type="float" office:value="5608" calcext:value-type="float">
            <text:p>5608</text:p>
          </table:table-cell>
          <table:table-cell office:value-type="float" office:value="937" calcext:value-type="float">
            <text:p>937</text:p>
          </table:table-cell>
          <table:table-cell office:value-type="float" office:value="133" calcext:value-type="float">
            <text:p>133</text:p>
          </table:table-cell>
          <table:table-cell office:value-type="float" office:value="10727" calcext:value-type="float">
            <text:p>10727</text:p>
          </table:table-cell>
          <table:table-cell office:value-type="float" office:value="177000" calcext:value-type="float">
            <text:p>177000</text:p>
          </table:table-cell>
          <table:table-cell office:value-type="string" calcext:value-type="string">
            <text:p><text:s/>0.12400000000000011</text:p>
          </table:table-cell>
        </table:table-row>
        <table:table-row table:style-name="ro1">
          <table:table-cell office:value-type="date" office:date-value="2020-03-17" calcext:value-type="date">
            <text:p>17.03.20</text:p>
          </table:table-cell>
          <table:table-cell office:value-type="float" office:value="905320" calcext:value-type="float">
            <text:p>905320</text:p>
          </table:table-cell>
          <table:table-cell office:value-type="float" office:value="794977" calcext:value-type="float">
            <text:p>794977</text:p>
          </table:table-cell>
          <table:table-cell office:value-type="float" office:value="110343" calcext:value-type="float">
            <text:p>110343</text:p>
          </table:table-cell>
          <table:table-cell office:value-type="float" office:value="6226" calcext:value-type="float">
            <text:p>6226</text:p>
          </table:table-cell>
          <table:table-cell office:value-type="float" office:value="1029" calcext:value-type="float">
            <text:p>1029</text:p>
          </table:table-cell>
          <table:table-cell office:value-type="float" office:value="150" calcext:value-type="float">
            <text:p>150</text:p>
          </table:table-cell>
          <table:table-cell office:value-type="float" office:value="12413" calcext:value-type="float">
            <text:p>12413</text:p>
          </table:table-cell>
          <table:table-cell office:value-type="float" office:value="188000" calcext:value-type="float">
            <text:p>188000</text:p>
          </table:table-cell>
          <table:table-cell office:value-type="string" calcext:value-type="string">
            <text:p><text:s/>0.12400000000000011</text:p>
          </table:table-cell>
        </table:table-row>
        <table:table-row table:style-name="ro1">
          <table:table-cell office:value-type="date" office:date-value="2020-03-18" calcext:value-type="date">
            <text:p>18.03.20</text:p>
          </table:table-cell>
          <table:table-cell office:value-type="float" office:value="1000984" calcext:value-type="float">
            <text:p>1000984</text:p>
          </table:table-cell>
          <table:table-cell office:value-type="float" office:value="872489" calcext:value-type="float">
            <text:p>872489</text:p>
          </table:table-cell>
          <table:table-cell office:value-type="float" office:value="128495" calcext:value-type="float">
            <text:p>128495</text:p>
          </table:table-cell>
          <table:table-cell office:value-type="float" office:value="6947" calcext:value-type="float">
            <text:p>6947</text:p>
          </table:table-cell>
          <table:table-cell office:value-type="float" office:value="1144" calcext:value-type="float">
            <text:p>1144</text:p>
          </table:table-cell>
          <table:table-cell office:value-type="float" office:value="172" calcext:value-type="float">
            <text:p>172</text:p>
          </table:table-cell>
          <table:table-cell office:value-type="float" office:value="14263" calcext:value-type="float">
            <text:p>14263</text:p>
          </table:table-cell>
          <table:table-cell office:value-type="float" office:value="199000" calcext:value-type="float">
            <text:p>199000</text:p>
          </table:table-cell>
          <table:table-cell office:value-type="string" calcext:value-type="string">
            <text:p><text:s/>0.12400000000000011</text:p>
          </table:table-cell>
        </table:table-row>
        <table:table-row table:style-name="ro1">
          <table:table-cell office:value-type="date" office:date-value="2020-03-19" calcext:value-type="date">
            <text:p>19.03.20</text:p>
          </table:table-cell>
          <table:table-cell office:value-type="float" office:value="1105208" calcext:value-type="float">
            <text:p>1105208</text:p>
          </table:table-cell>
          <table:table-cell office:value-type="float" office:value="955653" calcext:value-type="float">
            <text:p>955653</text:p>
          </table:table-cell>
          <table:table-cell office:value-type="float" office:value="149555" calcext:value-type="float">
            <text:p>149555</text:p>
          </table:table-cell>
          <table:table-cell office:value-type="float" office:value="7741" calcext:value-type="float">
            <text:p>7741</text:p>
          </table:table-cell>
          <table:table-cell office:value-type="float" office:value="1207" calcext:value-type="float">
            <text:p>1207</text:p>
          </table:table-cell>
          <table:table-cell office:value-type="float" office:value="215" calcext:value-type="float">
            <text:p>215</text:p>
          </table:table-cell>
          <table:table-cell office:value-type="float" office:value="16289" calcext:value-type="float">
            <text:p>16289</text:p>
          </table:table-cell>
          <table:table-cell office:value-type="float" office:value="210000" calcext:value-type="float">
            <text:p>210000</text:p>
          </table:table-cell>
          <table:table-cell office:value-type="string" calcext:value-type="string">
            <text:p><text:s/>0.12400000000000011</text:p>
          </table:table-cell>
        </table:table-row>
        <table:table-row table:style-name="ro1">
          <table:table-cell office:value-type="date" office:date-value="2020-03-20" calcext:value-type="date">
            <text:p>20.03.20</text:p>
          </table:table-cell>
          <table:table-cell office:value-type="float" office:value="1218867" calcext:value-type="float">
            <text:p>1218867</text:p>
          </table:table-cell>
          <table:table-cell office:value-type="float" office:value="1044803" calcext:value-type="float">
            <text:p>1044803</text:p>
          </table:table-cell>
          <table:table-cell office:value-type="float" office:value="174064" calcext:value-type="float">
            <text:p>174064</text:p>
          </table:table-cell>
          <table:table-cell office:value-type="float" office:value="8620" calcext:value-type="float">
            <text:p>8620</text:p>
          </table:table-cell>
          <table:table-cell office:value-type="float" office:value="1321" calcext:value-type="float">
            <text:p>1321</text:p>
          </table:table-cell>
          <table:table-cell office:value-type="float" office:value="250" calcext:value-type="float">
            <text:p>250</text:p>
          </table:table-cell>
          <table:table-cell office:value-type="float" office:value="20720" calcext:value-type="float">
            <text:p>20720</text:p>
          </table:table-cell>
          <table:table-cell office:value-type="float" office:value="232000" calcext:value-type="float">
            <text:p>232000</text:p>
          </table:table-cell>
          <table:table-cell office:value-type="string" calcext:value-type="string">
            <text:p><text:s/>0.12400000000000011</text:p>
          </table:table-cell>
        </table:table-row>
        <table:table-row table:style-name="ro1">
          <table:table-cell office:value-type="date" office:date-value="2020-03-21" calcext:value-type="date">
            <text:p>21.03.20</text:p>
          </table:table-cell>
          <table:table-cell office:value-type="float" office:value="1342685" calcext:value-type="float">
            <text:p>1342685</text:p>
          </table:table-cell>
          <table:table-cell office:value-type="float" office:value="1140438" calcext:value-type="float">
            <text:p>1140438</text:p>
          </table:table-cell>
          <table:table-cell office:value-type="float" office:value="202247" calcext:value-type="float">
            <text:p>202247</text:p>
          </table:table-cell>
          <table:table-cell office:value-type="float" office:value="9588" calcext:value-type="float">
            <text:p>9588</text:p>
          </table:table-cell>
          <table:table-cell office:value-type="float" office:value="1408" calcext:value-type="float">
            <text:p>1408</text:p>
          </table:table-cell>
          <table:table-cell office:value-type="float" office:value="280" calcext:value-type="float">
            <text:p>280</text:p>
          </table:table-cell>
          <table:table-cell office:value-type="float" office:value="25557" calcext:value-type="float">
            <text:p>25557</text:p>
          </table:table-cell>
          <table:table-cell office:value-type="float" office:value="254000" calcext:value-type="float">
            <text:p>254000</text:p>
          </table:table-cell>
          <table:table-cell office:value-type="string" calcext:value-type="string">
            <text:p><text:s/>0.12400000000000011</text:p>
          </table:table-cell>
        </table:table-row>
        <table:table-row table:style-name="ro1">
          <table:table-cell office:value-type="date" office:date-value="2020-03-22" calcext:value-type="date">
            <text:p>22.03.20</text:p>
          </table:table-cell>
          <table:table-cell office:value-type="float" office:value="1477868" calcext:value-type="float">
            <text:p>1477868</text:p>
          </table:table-cell>
          <table:table-cell office:value-type="float" office:value="1243044" calcext:value-type="float">
            <text:p>1243044</text:p>
          </table:table-cell>
          <table:table-cell office:value-type="float" office:value="234824" calcext:value-type="float">
            <text:p>234824</text:p>
          </table:table-cell>
          <table:table-cell office:value-type="float" office:value="10618" calcext:value-type="float">
            <text:p>10618</text:p>
          </table:table-cell>
          <table:table-cell office:value-type="float" office:value="1533" calcext:value-type="float">
            <text:p>1533</text:p>
          </table:table-cell>
          <table:table-cell office:value-type="float" office:value="327" calcext:value-type="float">
            <text:p>327</text:p>
          </table:table-cell>
          <table:table-cell office:value-type="float" office:value="30829" calcext:value-type="float">
            <text:p>30829</text:p>
          </table:table-cell>
          <table:table-cell office:value-type="float" office:value="276000" calcext:value-type="float">
            <text:p>276000</text:p>
          </table:table-cell>
          <table:table-cell office:value-type="string" calcext:value-type="string">
            <text:p><text:s/>0.12400000000000011</text:p>
          </table:table-cell>
        </table:table-row>
        <table:table-row table:style-name="ro1">
          <table:table-cell office:value-type="date" office:date-value="2020-03-23" calcext:value-type="date">
            <text:p>23.03.20</text:p>
          </table:table-cell>
          <table:table-cell office:value-type="float" office:value="1625770" calcext:value-type="float">
            <text:p>1625770</text:p>
          </table:table-cell>
          <table:table-cell office:value-type="float" office:value="1364072" calcext:value-type="float">
            <text:p>1364072</text:p>
          </table:table-cell>
          <table:table-cell office:value-type="float" office:value="261698" calcext:value-type="float">
            <text:p>261698</text:p>
          </table:table-cell>
          <table:table-cell office:value-type="float" office:value="11708" calcext:value-type="float">
            <text:p>11708</text:p>
          </table:table-cell>
          <table:table-cell office:value-type="float" office:value="1727" calcext:value-type="float">
            <text:p>1727</text:p>
          </table:table-cell>
          <table:table-cell office:value-type="float" office:value="360" calcext:value-type="float">
            <text:p>360</text:p>
          </table:table-cell>
          <table:table-cell office:value-type="float" office:value="36614" calcext:value-type="float">
            <text:p>36614</text:p>
          </table:table-cell>
          <table:table-cell office:value-type="float" office:value="298000" calcext:value-type="float">
            <text:p>298000</text:p>
          </table:table-cell>
          <table:table-cell office:value-type="string" calcext:value-type="string">
            <text:p><text:s/>0.12400000000000011</text:p>
          </table:table-cell>
        </table:table-row>
        <table:table-row table:style-name="ro1">
          <table:table-cell office:value-type="date" office:date-value="2020-03-24" calcext:value-type="date">
            <text:p>24.03.20</text:p>
          </table:table-cell>
          <table:table-cell office:value-type="float" office:value="1788094" calcext:value-type="float">
            <text:p>1788094</text:p>
          </table:table-cell>
          <table:table-cell office:value-type="float" office:value="1496502" calcext:value-type="float">
            <text:p>1496502</text:p>
          </table:table-cell>
          <table:table-cell office:value-type="float" office:value="291592" calcext:value-type="float">
            <text:p>291592</text:p>
          </table:table-cell>
          <table:table-cell office:value-type="float" office:value="13045" calcext:value-type="float">
            <text:p>13045</text:p>
          </table:table-cell>
          <table:table-cell office:value-type="float" office:value="1938" calcext:value-type="float">
            <text:p>1938</text:p>
          </table:table-cell>
          <table:table-cell office:value-type="float" office:value="402" calcext:value-type="float">
            <text:p>402</text:p>
          </table:table-cell>
          <table:table-cell office:value-type="float" office:value="42961" calcext:value-type="float">
            <text:p>42961</text:p>
          </table:table-cell>
          <table:table-cell office:value-type="float" office:value="320000" calcext:value-type="float">
            <text:p>320000</text:p>
          </table:table-cell>
          <table:table-cell office:value-type="string" calcext:value-type="string">
            <text:p><text:s/>0.12400000000000011</text:p>
          </table:table-cell>
        </table:table-row>
        <table:table-row table:style-name="ro1">
          <table:table-cell office:value-type="date" office:date-value="2020-03-25" calcext:value-type="date">
            <text:p>25.03.20</text:p>
          </table:table-cell>
          <table:table-cell office:value-type="float" office:value="1893449" calcext:value-type="float">
            <text:p>1893449</text:p>
          </table:table-cell>
          <table:table-cell office:value-type="float" office:value="1568658" calcext:value-type="float">
            <text:p>1568658</text:p>
          </table:table-cell>
          <table:table-cell office:value-type="float" office:value="324791" calcext:value-type="float">
            <text:p>324791</text:p>
          </table:table-cell>
          <table:table-cell office:value-type="float" office:value="14381" calcext:value-type="float">
            <text:p>14381</text:p>
          </table:table-cell>
          <table:table-cell office:value-type="float" office:value="2142" calcext:value-type="float">
            <text:p>2142</text:p>
          </table:table-cell>
          <table:table-cell office:value-type="float" office:value="440" calcext:value-type="float">
            <text:p>440</text:p>
          </table:table-cell>
          <table:table-cell office:value-type="float" office:value="47950" calcext:value-type="float">
            <text:p>47950</text:p>
          </table:table-cell>
          <table:table-cell office:value-type="float" office:value="342000" calcext:value-type="float">
            <text:p>342000</text:p>
          </table:table-cell>
          <table:table-cell office:value-type="string" calcext:value-type="string">
            <text:p><text:s/>0.07390000000000008</text:p>
          </table:table-cell>
        </table:table-row>
        <table:table-row table:style-name="ro1">
          <table:table-cell office:value-type="date" office:date-value="2020-03-26" calcext:value-type="date">
            <text:p>26.03.20</text:p>
          </table:table-cell>
          <table:table-cell office:value-type="float" office:value="2003953" calcext:value-type="float">
            <text:p>2003953</text:p>
          </table:table-cell>
          <table:table-cell office:value-type="float" office:value="1642433" calcext:value-type="float">
            <text:p>1642433</text:p>
          </table:table-cell>
          <table:table-cell office:value-type="float" office:value="361520" calcext:value-type="float">
            <text:p>361520</text:p>
          </table:table-cell>
          <table:table-cell office:value-type="float" office:value="15853" calcext:value-type="float">
            <text:p>15853</text:p>
          </table:table-cell>
          <table:table-cell office:value-type="float" office:value="2368" calcext:value-type="float">
            <text:p>2368</text:p>
          </table:table-cell>
          <table:table-cell office:value-type="float" office:value="505" calcext:value-type="float">
            <text:p>505</text:p>
          </table:table-cell>
          <table:table-cell office:value-type="float" office:value="53174" calcext:value-type="float">
            <text:p>53174</text:p>
          </table:table-cell>
          <table:table-cell office:value-type="float" office:value="364000" calcext:value-type="float">
            <text:p>364000</text:p>
          </table:table-cell>
          <table:table-cell office:value-type="string" calcext:value-type="string">
            <text:p><text:s/>0.07390000000000008</text:p>
          </table:table-cell>
        </table:table-row>
        <table:table-row table:style-name="ro1">
          <table:table-cell office:value-type="date" office:date-value="2020-03-27" calcext:value-type="date">
            <text:p>27.03.20</text:p>
          </table:table-cell>
          <table:table-cell office:value-type="float" office:value="2119339" calcext:value-type="float">
            <text:p>2119339</text:p>
          </table:table-cell>
          <table:table-cell office:value-type="float" office:value="1717305" calcext:value-type="float">
            <text:p>1717305</text:p>
          </table:table-cell>
          <table:table-cell office:value-type="float" office:value="402034" calcext:value-type="float">
            <text:p>402034</text:p>
          </table:table-cell>
          <table:table-cell office:value-type="float" office:value="17543" calcext:value-type="float">
            <text:p>17543</text:p>
          </table:table-cell>
          <table:table-cell office:value-type="float" office:value="2624" calcext:value-type="float">
            <text:p>2624</text:p>
          </table:table-cell>
          <table:table-cell office:value-type="float" office:value="546" calcext:value-type="float">
            <text:p>546</text:p>
          </table:table-cell>
          <table:table-cell office:value-type="float" office:value="58636" calcext:value-type="float">
            <text:p>58636</text:p>
          </table:table-cell>
          <table:table-cell office:value-type="float" office:value="386000" calcext:value-type="float">
            <text:p>386000</text:p>
          </table:table-cell>
          <table:table-cell office:value-type="string" calcext:value-type="string">
            <text:p><text:s/>0.07390000000000008</text:p>
          </table:table-cell>
        </table:table-row>
        <table:table-row table:style-name="ro1">
          <table:table-cell office:value-type="date" office:date-value="2020-03-28" calcext:value-type="date">
            <text:p>28.03.20</text:p>
          </table:table-cell>
          <table:table-cell office:value-type="float" office:value="2240099" calcext:value-type="float">
            <text:p>2240099</text:p>
          </table:table-cell>
          <table:table-cell office:value-type="float" office:value="1793213" calcext:value-type="float">
            <text:p>1793213</text:p>
          </table:table-cell>
          <table:table-cell office:value-type="float" office:value="446886" calcext:value-type="float">
            <text:p>446886</text:p>
          </table:table-cell>
          <table:table-cell office:value-type="float" office:value="19370" calcext:value-type="float">
            <text:p>19370</text:p>
          </table:table-cell>
          <table:table-cell office:value-type="float" office:value="2857" calcext:value-type="float">
            <text:p>2857</text:p>
          </table:table-cell>
          <table:table-cell office:value-type="float" office:value="621" calcext:value-type="float">
            <text:p>621</text:p>
          </table:table-cell>
          <table:table-cell office:value-type="float" office:value="64340" calcext:value-type="float">
            <text:p>64340</text:p>
          </table:table-cell>
          <table:table-cell office:value-type="float" office:value="408000" calcext:value-type="float">
            <text:p>408000</text:p>
          </table:table-cell>
          <table:table-cell office:value-type="string" calcext:value-type="string">
            <text:p><text:s/>0.07390000000000008</text:p>
          </table:table-cell>
        </table:table-row>
        <table:table-row table:style-name="ro1">
          <table:table-cell office:value-type="date" office:date-value="2020-03-29" calcext:value-type="date">
            <text:p>29.03.20</text:p>
          </table:table-cell>
          <table:table-cell office:value-type="float" office:value="2365263" calcext:value-type="float">
            <text:p>2365263</text:p>
          </table:table-cell>
          <table:table-cell office:value-type="float" office:value="1868393" calcext:value-type="float">
            <text:p>1868393</text:p>
          </table:table-cell>
          <table:table-cell office:value-type="float" office:value="496870" calcext:value-type="float">
            <text:p>496870</text:p>
          </table:table-cell>
          <table:table-cell office:value-type="float" office:value="21328" calcext:value-type="float">
            <text:p>21328</text:p>
          </table:table-cell>
          <table:table-cell office:value-type="float" office:value="3142" calcext:value-type="float">
            <text:p>3142</text:p>
          </table:table-cell>
          <table:table-cell office:value-type="float" office:value="698" calcext:value-type="float">
            <text:p>698</text:p>
          </table:table-cell>
          <table:table-cell office:value-type="float" office:value="70283" calcext:value-type="float">
            <text:p>70283</text:p>
          </table:table-cell>
          <table:table-cell office:value-type="float" office:value="430000" calcext:value-type="float">
            <text:p>430000</text:p>
          </table:table-cell>
          <table:table-cell office:value-type="string" calcext:value-type="string">
            <text:p><text:s/>0.07390000000000008</text:p>
          </table:table-cell>
        </table:table-row>
        <table:table-row table:style-name="ro1">
          <table:table-cell office:value-type="date" office:date-value="2020-03-30" calcext:value-type="date">
            <text:p>30.03.20</text:p>
          </table:table-cell>
          <table:table-cell office:value-type="float" office:value="2495385" calcext:value-type="float">
            <text:p>2495385</text:p>
          </table:table-cell>
          <table:table-cell office:value-type="float" office:value="1943822" calcext:value-type="float">
            <text:p>1943822</text:p>
          </table:table-cell>
          <table:table-cell office:value-type="float" office:value="551563" calcext:value-type="float">
            <text:p>551563</text:p>
          </table:table-cell>
          <table:table-cell office:value-type="float" office:value="23415" calcext:value-type="float">
            <text:p>23415</text:p>
          </table:table-cell>
          <table:table-cell office:value-type="float" office:value="3421" calcext:value-type="float">
            <text:p>3421</text:p>
          </table:table-cell>
          <table:table-cell office:value-type="float" office:value="781" calcext:value-type="float">
            <text:p>781</text:p>
          </table:table-cell>
          <table:table-cell office:value-type="float" office:value="77309" calcext:value-type="float">
            <text:p>77309</text:p>
          </table:table-cell>
          <table:table-cell office:value-type="float" office:value="455000" calcext:value-type="float">
            <text:p>455000</text:p>
          </table:table-cell>
          <table:table-cell office:value-type="string" calcext:value-type="string">
            <text:p><text:s/>0.07390000000000008</text:p>
          </table:table-cell>
        </table:table-row>
        <table:table-row table:style-name="ro1">
          <table:table-cell office:value-type="date" office:date-value="2020-03-31" calcext:value-type="date">
            <text:p>31.03.20</text:p>
          </table:table-cell>
          <table:table-cell office:value-type="float" office:value="2630016" calcext:value-type="float">
            <text:p>2630016</text:p>
          </table:table-cell>
          <table:table-cell office:value-type="float" office:value="2017583" calcext:value-type="float">
            <text:p>2017583</text:p>
          </table:table-cell>
          <table:table-cell office:value-type="float" office:value="612433" calcext:value-type="float">
            <text:p>612433</text:p>
          </table:table-cell>
          <table:table-cell office:value-type="float" office:value="25793" calcext:value-type="float">
            <text:p>25793</text:p>
          </table:table-cell>
          <table:table-cell office:value-type="float" office:value="3730" calcext:value-type="float">
            <text:p>3730</text:p>
          </table:table-cell>
          <table:table-cell office:value-type="float" office:value="876" calcext:value-type="float">
            <text:p>876</text:p>
          </table:table-cell>
          <table:table-cell office:value-type="float" office:value="84601" calcext:value-type="float">
            <text:p>84601</text:p>
          </table:table-cell>
          <table:table-cell office:value-type="float" office:value="480000" calcext:value-type="float">
            <text:p>480000</text:p>
          </table:table-cell>
          <table:table-cell office:value-type="string" calcext:value-type="string">
            <text:p><text:s/>0.07390000000000008</text:p>
          </table:table-cell>
        </table:table-row>
        <table:table-row table:style-name="ro1">
          <table:table-cell office:value-type="date" office:date-value="2020-04-01" calcext:value-type="date">
            <text:p>01.04.20</text:p>
          </table:table-cell>
          <table:table-cell office:value-type="float" office:value="2769923" calcext:value-type="float">
            <text:p>2769923</text:p>
          </table:table-cell>
          <table:table-cell office:value-type="float" office:value="2091118" calcext:value-type="float">
            <text:p>2091118</text:p>
          </table:table-cell>
          <table:table-cell office:value-type="float" office:value="678805" calcext:value-type="float">
            <text:p>678805</text:p>
          </table:table-cell>
          <table:table-cell office:value-type="float" office:value="28388" calcext:value-type="float">
            <text:p>28388</text:p>
          </table:table-cell>
          <table:table-cell office:value-type="float" office:value="4052" calcext:value-type="float">
            <text:p>4052</text:p>
          </table:table-cell>
          <table:table-cell office:value-type="float" office:value="976" calcext:value-type="float">
            <text:p>976</text:p>
          </table:table-cell>
          <table:table-cell office:value-type="float" office:value="92159" calcext:value-type="float">
            <text:p>92159</text:p>
          </table:table-cell>
          <table:table-cell office:value-type="float" office:value="505000" calcext:value-type="float">
            <text:p>505000</text:p>
          </table:table-cell>
          <table:table-cell office:value-type="string" calcext:value-type="string">
            <text:p><text:s/>0.07390000000000008</text:p>
          </table:table-cell>
        </table:table-row>
        <table:table-row table:style-name="ro1">
          <table:table-cell office:value-type="date" office:date-value="2020-04-02" calcext:value-type="date">
            <text:p>02.04.20</text:p>
          </table:table-cell>
          <table:table-cell office:value-type="float" office:value="2914330" calcext:value-type="float">
            <text:p>2914330</text:p>
          </table:table-cell>
          <table:table-cell office:value-type="float" office:value="2162385" calcext:value-type="float">
            <text:p>2162385</text:p>
          </table:table-cell>
          <table:table-cell office:value-type="float" office:value="751945" calcext:value-type="float">
            <text:p>751945</text:p>
          </table:table-cell>
          <table:table-cell office:value-type="float" office:value="29801" calcext:value-type="float">
            <text:p>29801</text:p>
          </table:table-cell>
          <table:table-cell office:value-type="float" office:value="4452" calcext:value-type="float">
            <text:p>4452</text:p>
          </table:table-cell>
          <table:table-cell office:value-type="float" office:value="1082" calcext:value-type="float">
            <text:p>1082</text:p>
          </table:table-cell>
          <table:table-cell office:value-type="float" office:value="99975" calcext:value-type="float">
            <text:p>99975</text:p>
          </table:table-cell>
          <table:table-cell office:value-type="float" office:value="530000" calcext:value-type="float">
            <text:p>530000</text:p>
          </table:table-cell>
          <table:table-cell office:value-type="string" calcext:value-type="string">
            <text:p><text:s/>0.07390000000000008</text:p>
          </table:table-cell>
        </table:table-row>
        <table:table-row table:style-name="ro1">
          <table:table-cell office:value-type="date" office:date-value="2020-04-03" calcext:value-type="date">
            <text:p>03.04.20</text:p>
          </table:table-cell>
          <table:table-cell office:value-type="float" office:value="3062493" calcext:value-type="float">
            <text:p>3062493</text:p>
          </table:table-cell>
          <table:table-cell office:value-type="float" office:value="2230170" calcext:value-type="float">
            <text:p>2230170</text:p>
          </table:table-cell>
          <table:table-cell office:value-type="float" office:value="832323" calcext:value-type="float">
            <text:p>832323</text:p>
          </table:table-cell>
          <table:table-cell office:value-type="float" office:value="31206" calcext:value-type="float">
            <text:p>31206</text:p>
          </table:table-cell>
          <table:table-cell office:value-type="float" office:value="4863" calcext:value-type="float">
            <text:p>4863</text:p>
          </table:table-cell>
          <table:table-cell office:value-type="float" office:value="1209" calcext:value-type="float">
            <text:p>1209</text:p>
          </table:table-cell>
          <table:table-cell office:value-type="float" office:value="108036" calcext:value-type="float">
            <text:p>108036</text:p>
          </table:table-cell>
          <table:table-cell office:value-type="float" office:value="555000" calcext:value-type="float">
            <text:p>555000</text:p>
          </table:table-cell>
          <table:table-cell office:value-type="string" calcext:value-type="string">
            <text:p><text:s/>0.07390000000000008</text:p>
          </table:table-cell>
        </table:table-row>
        <table:table-row table:style-name="ro1">
          <table:table-cell office:value-type="date" office:date-value="2020-04-04" calcext:value-type="date">
            <text:p>04.04.20</text:p>
          </table:table-cell>
          <table:table-cell office:value-type="float" office:value="3214524" calcext:value-type="float">
            <text:p>3214524</text:p>
          </table:table-cell>
          <table:table-cell office:value-type="float" office:value="2295510" calcext:value-type="float">
            <text:p>2295510</text:p>
          </table:table-cell>
          <table:table-cell office:value-type="float" office:value="919014" calcext:value-type="float">
            <text:p>919014</text:p>
          </table:table-cell>
          <table:table-cell office:value-type="float" office:value="32950" calcext:value-type="float">
            <text:p>32950</text:p>
          </table:table-cell>
          <table:table-cell office:value-type="float" office:value="4991" calcext:value-type="float">
            <text:p>4991</text:p>
          </table:table-cell>
          <table:table-cell office:value-type="float" office:value="1337" calcext:value-type="float">
            <text:p>1337</text:p>
          </table:table-cell>
          <table:table-cell office:value-type="float" office:value="116333" calcext:value-type="float">
            <text:p>116333</text:p>
          </table:table-cell>
          <table:table-cell office:value-type="float" office:value="580000" calcext:value-type="float">
            <text:p>580000</text:p>
          </table:table-cell>
          <table:table-cell office:value-type="string" calcext:value-type="string">
            <text:p><text:s/>0.07390000000000008</text:p>
          </table:table-cell>
        </table:table-row>
        <table:table-row table:style-name="ro1">
          <table:table-cell office:value-type="date" office:date-value="2020-04-05" calcext:value-type="date">
            <text:p>05.04.20</text:p>
          </table:table-cell>
          <table:table-cell office:value-type="float" office:value="3370955" calcext:value-type="float">
            <text:p>3370955</text:p>
          </table:table-cell>
          <table:table-cell office:value-type="float" office:value="2356165" calcext:value-type="float">
            <text:p>2356165</text:p>
          </table:table-cell>
          <table:table-cell office:value-type="float" office:value="1014790" calcext:value-type="float">
            <text:p>1014790</text:p>
          </table:table-cell>
          <table:table-cell office:value-type="float" office:value="34732" calcext:value-type="float">
            <text:p>34732</text:p>
          </table:table-cell>
          <table:table-cell office:value-type="float" office:value="5103" calcext:value-type="float">
            <text:p>5103</text:p>
          </table:table-cell>
          <table:table-cell office:value-type="float" office:value="1479" calcext:value-type="float">
            <text:p>1479</text:p>
          </table:table-cell>
          <table:table-cell office:value-type="float" office:value="124849" calcext:value-type="float">
            <text:p>124849</text:p>
          </table:table-cell>
          <table:table-cell office:value-type="float" office:value="605000" calcext:value-type="float">
            <text:p>605000</text:p>
          </table:table-cell>
          <table:table-cell office:value-type="string" calcext:value-type="string">
            <text:p><text:s/>0.07390000000000008</text:p>
          </table:table-cell>
        </table:table-row>
        <table:table-row table:style-name="ro1">
          <table:table-cell office:value-type="date" office:date-value="2020-04-06" calcext:value-type="date">
            <text:p>06.04.20</text:p>
          </table:table-cell>
          <table:table-cell office:value-type="float" office:value="3530798" calcext:value-type="float">
            <text:p>3530798</text:p>
          </table:table-cell>
          <table:table-cell office:value-type="float" office:value="2411778" calcext:value-type="float">
            <text:p>2411778</text:p>
          </table:table-cell>
          <table:table-cell office:value-type="float" office:value="1119020" calcext:value-type="float">
            <text:p>1119020</text:p>
          </table:table-cell>
          <table:table-cell office:value-type="float" office:value="36636" calcext:value-type="float">
            <text:p>36636</text:p>
          </table:table-cell>
          <table:table-cell office:value-type="float" office:value="5150" calcext:value-type="float">
            <text:p>5150</text:p>
          </table:table-cell>
          <table:table-cell office:value-type="float" office:value="1651" calcext:value-type="float">
            <text:p>1651</text:p>
          </table:table-cell>
          <table:table-cell office:value-type="float" office:value="133566" calcext:value-type="float">
            <text:p>133566</text:p>
          </table:table-cell>
          <table:table-cell office:value-type="float" office:value="630000" calcext:value-type="float">
            <text:p>630000</text:p>
          </table:table-cell>
          <table:table-cell office:value-type="string" calcext:value-type="string">
            <text:p><text:s/>0.07390000000000008</text:p>
          </table:table-cell>
        </table:table-row>
        <table:table-row table:style-name="ro1">
          <table:table-cell office:value-type="date" office:date-value="2020-04-07" calcext:value-type="date">
            <text:p>07.04.20</text:p>
          </table:table-cell>
          <table:table-cell office:value-type="float" office:value="3693877" calcext:value-type="float">
            <text:p>3693877</text:p>
          </table:table-cell>
          <table:table-cell office:value-type="float" office:value="2461312" calcext:value-type="float">
            <text:p>2461312</text:p>
          </table:table-cell>
          <table:table-cell office:value-type="float" office:value="1232565" calcext:value-type="float">
            <text:p>1232565</text:p>
          </table:table-cell>
          <table:table-cell office:value-type="float" office:value="38661" calcext:value-type="float">
            <text:p>38661</text:p>
          </table:table-cell>
          <table:table-cell office:value-type="float" office:value="5184" calcext:value-type="float">
            <text:p>5184</text:p>
          </table:table-cell>
          <table:table-cell office:value-type="float" office:value="1833" calcext:value-type="float">
            <text:p>1833</text:p>
          </table:table-cell>
          <table:table-cell office:value-type="float" office:value="142462" calcext:value-type="float">
            <text:p>142462</text:p>
          </table:table-cell>
          <table:table-cell office:value-type="float" office:value="655000" calcext:value-type="float">
            <text:p>655000</text:p>
          </table:table-cell>
          <table:table-cell office:value-type="string" calcext:value-type="string">
            <text:p><text:s/>0.07390000000000008</text:p>
          </table:table-cell>
        </table:table-row>
        <table:table-row table:style-name="ro1">
          <table:table-cell office:value-type="date" office:date-value="2020-04-08" calcext:value-type="date">
            <text:p>08.04.20</text:p>
          </table:table-cell>
          <table:table-cell office:value-type="float" office:value="3858790" calcext:value-type="float">
            <text:p>3858790</text:p>
          </table:table-cell>
          <table:table-cell office:value-type="float" office:value="2502597" calcext:value-type="float">
            <text:p>2502597</text:p>
          </table:table-cell>
          <table:table-cell office:value-type="float" office:value="1356193" calcext:value-type="float">
            <text:p>1356193</text:p>
          </table:table-cell>
          <table:table-cell office:value-type="float" office:value="40723" calcext:value-type="float">
            <text:p>40723</text:p>
          </table:table-cell>
          <table:table-cell office:value-type="float" office:value="5221" calcext:value-type="float">
            <text:p>5221</text:p>
          </table:table-cell>
          <table:table-cell office:value-type="float" office:value="2009" calcext:value-type="float">
            <text:p>2009</text:p>
          </table:table-cell>
          <table:table-cell office:value-type="float" office:value="151508" calcext:value-type="float">
            <text:p>151508</text:p>
          </table:table-cell>
          <table:table-cell office:value-type="float" office:value="680000" calcext:value-type="float">
            <text:p>680000</text:p>
          </table:table-cell>
          <table:table-cell office:value-type="string" calcext:value-type="string">
            <text:p><text:s/>0.07390000000000008</text:p>
          </table:table-cell>
        </table:table-row>
        <table:table-row table:style-name="ro1">
          <table:table-cell office:value-type="date" office:date-value="2020-04-09" calcext:value-type="date">
            <text:p>09.04.20</text:p>
          </table:table-cell>
          <table:table-cell office:value-type="float" office:value="4024347" calcext:value-type="float">
            <text:p>4024347</text:p>
          </table:table-cell>
          <table:table-cell office:value-type="float" office:value="2533153" calcext:value-type="float">
            <text:p>2533153</text:p>
          </table:table-cell>
          <table:table-cell office:value-type="float" office:value="1491194" calcext:value-type="float">
            <text:p>1491194</text:p>
          </table:table-cell>
          <table:table-cell office:value-type="float" office:value="42787" calcext:value-type="float">
            <text:p>42787</text:p>
          </table:table-cell>
          <table:table-cell office:value-type="float" office:value="5233" calcext:value-type="float">
            <text:p>5233</text:p>
          </table:table-cell>
          <table:table-cell office:value-type="float" office:value="2198" calcext:value-type="float">
            <text:p>2198</text:p>
          </table:table-cell>
          <table:table-cell office:value-type="float" office:value="160664" calcext:value-type="float">
            <text:p>160664</text:p>
          </table:table-cell>
          <table:table-cell office:value-type="float" office:value="705000" calcext:value-type="float">
            <text:p>705000</text:p>
          </table:table-cell>
          <table:table-cell office:value-type="string" calcext:value-type="string">
            <text:p><text:s/>0.07390000000000008</text:p>
          </table:table-cell>
        </table:table-row>
        <table:table-row table:style-name="ro1">
          <table:table-cell office:value-type="date" office:date-value="2020-04-10" calcext:value-type="date">
            <text:p>10.04.20</text:p>
          </table:table-cell>
          <table:table-cell office:value-type="float" office:value="4191557" calcext:value-type="float">
            <text:p>4191557</text:p>
          </table:table-cell>
          <table:table-cell office:value-type="float" office:value="2552847" calcext:value-type="float">
            <text:p>2552847</text:p>
          </table:table-cell>
          <table:table-cell office:value-type="float" office:value="1638710" calcext:value-type="float">
            <text:p>1638710</text:p>
          </table:table-cell>
          <table:table-cell office:value-type="float" office:value="45005" calcext:value-type="float">
            <text:p>45005</text:p>
          </table:table-cell>
          <table:table-cell office:value-type="float" office:value="5145" calcext:value-type="float">
            <text:p>5145</text:p>
          </table:table-cell>
          <table:table-cell office:value-type="float" office:value="2426" calcext:value-type="float">
            <text:p>2426</text:p>
          </table:table-cell>
          <table:table-cell office:value-type="float" office:value="169891" calcext:value-type="float">
            <text:p>169891</text:p>
          </table:table-cell>
          <table:table-cell office:value-type="float" office:value="730000" calcext:value-type="float">
            <text:p>730000</text:p>
          </table:table-cell>
          <table:table-cell office:value-type="string" calcext:value-type="string">
            <text:p><text:s/>0.07390000000000008</text:p>
          </table:table-cell>
        </table:table-row>
        <table:table-row table:style-name="ro1">
          <table:table-cell office:value-type="date" office:date-value="2020-04-11" calcext:value-type="date">
            <text:p>11.04.20</text:p>
          </table:table-cell>
          <table:table-cell office:value-type="float" office:value="4359420" calcext:value-type="float">
            <text:p>4359420</text:p>
          </table:table-cell>
          <table:table-cell office:value-type="float" office:value="2558964" calcext:value-type="float">
            <text:p>2558964</text:p>
          </table:table-cell>
          <table:table-cell office:value-type="float" office:value="1800456" calcext:value-type="float">
            <text:p>1800456</text:p>
          </table:table-cell>
          <table:table-cell office:value-type="float" office:value="47330" calcext:value-type="float">
            <text:p>47330</text:p>
          </table:table-cell>
          <table:table-cell office:value-type="float" office:value="4986" calcext:value-type="float">
            <text:p>4986</text:p>
          </table:table-cell>
          <table:table-cell office:value-type="float" office:value="2686" calcext:value-type="float">
            <text:p>2686</text:p>
          </table:table-cell>
          <table:table-cell office:value-type="float" office:value="179140" calcext:value-type="float">
            <text:p>179140</text:p>
          </table:table-cell>
          <table:table-cell office:value-type="float" office:value="755000" calcext:value-type="float">
            <text:p>755000</text:p>
          </table:table-cell>
          <table:table-cell office:value-type="string" calcext:value-type="string">
            <text:p><text:s/>0.07390000000000008</text:p>
          </table:table-cell>
        </table:table-row>
        <table:table-row table:style-name="ro1">
          <table:table-cell office:value-type="date" office:date-value="2020-04-12" calcext:value-type="date">
            <text:p>12.04.20</text:p>
          </table:table-cell>
          <table:table-cell office:value-type="float" office:value="4530901" calcext:value-type="float">
            <text:p>4530901</text:p>
          </table:table-cell>
          <table:table-cell office:value-type="float" office:value="2624682" calcext:value-type="float">
            <text:p>2624682</text:p>
          </table:table-cell>
          <table:table-cell office:value-type="float" office:value="1906219" calcext:value-type="float">
            <text:p>1906219</text:p>
          </table:table-cell>
          <table:table-cell office:value-type="float" office:value="49667" calcext:value-type="float">
            <text:p>49667</text:p>
          </table:table-cell>
          <table:table-cell office:value-type="float" office:value="5158" calcext:value-type="float">
            <text:p>5158</text:p>
          </table:table-cell>
          <table:table-cell office:value-type="float" office:value="2861" calcext:value-type="float">
            <text:p>2861</text:p>
          </table:table-cell>
          <table:table-cell office:value-type="float" office:value="188627" calcext:value-type="float">
            <text:p>188627</text:p>
          </table:table-cell>
          <table:table-cell office:value-type="float" office:value="780000" calcext:value-type="float">
            <text:p>780000</text:p>
          </table:table-cell>
          <table:table-cell office:value-type="string" calcext:value-type="string">
            <text:p><text:s/>0.07390000000000008</text:p>
          </table:table-cell>
        </table:table-row>
        <table:table-row table:style-name="ro1">
          <table:table-cell office:value-type="date" office:date-value="2020-04-13" calcext:value-type="date">
            <text:p>13.04.20</text:p>
          </table:table-cell>
          <table:table-cell office:value-type="float" office:value="4706339" calcext:value-type="float">
            <text:p>4706339</text:p>
          </table:table-cell>
          <table:table-cell office:value-type="float" office:value="2689114" calcext:value-type="float">
            <text:p>2689114</text:p>
          </table:table-cell>
          <table:table-cell office:value-type="float" office:value="2017225" calcext:value-type="float">
            <text:p>2017225</text:p>
          </table:table-cell>
          <table:table-cell office:value-type="float" office:value="52031" calcext:value-type="float">
            <text:p>52031</text:p>
          </table:table-cell>
          <table:table-cell office:value-type="float" office:value="5310" calcext:value-type="float">
            <text:p>5310</text:p>
          </table:table-cell>
          <table:table-cell office:value-type="float" office:value="3033" calcext:value-type="float">
            <text:p>3033</text:p>
          </table:table-cell>
          <table:table-cell office:value-type="float" office:value="198347" calcext:value-type="float">
            <text:p>198347</text:p>
          </table:table-cell>
          <table:table-cell office:value-type="float" office:value="805000" calcext:value-type="float">
            <text:p>805000</text:p>
          </table:table-cell>
          <table:table-cell office:value-type="string" calcext:value-type="string">
            <text:p><text:s/>0.07390000000000008</text:p>
          </table:table-cell>
        </table:table-row>
        <table:table-row table:style-name="ro1">
          <table:table-cell office:value-type="date" office:date-value="2020-04-14" calcext:value-type="date">
            <text:p>14.04.20</text:p>
          </table:table-cell>
          <table:table-cell office:value-type="float" office:value="4884860" calcext:value-type="float">
            <text:p>4884860</text:p>
          </table:table-cell>
          <table:table-cell office:value-type="float" office:value="2751794" calcext:value-type="float">
            <text:p>2751794</text:p>
          </table:table-cell>
          <table:table-cell office:value-type="float" office:value="2133066" calcext:value-type="float">
            <text:p>2133066</text:p>
          </table:table-cell>
          <table:table-cell office:value-type="float" office:value="54527" calcext:value-type="float">
            <text:p>54527</text:p>
          </table:table-cell>
          <table:table-cell office:value-type="float" office:value="5511" calcext:value-type="float">
            <text:p>5511</text:p>
          </table:table-cell>
          <table:table-cell office:value-type="float" office:value="3183" calcext:value-type="float">
            <text:p>3183</text:p>
          </table:table-cell>
          <table:table-cell office:value-type="float" office:value="208293" calcext:value-type="float">
            <text:p>208293</text:p>
          </table:table-cell>
          <table:table-cell office:value-type="float" office:value="830000" calcext:value-type="float">
            <text:p>830000</text:p>
          </table:table-cell>
          <table:table-cell office:value-type="string" calcext:value-type="string">
            <text:p><text:s/>0.07390000000000008</text:p>
          </table:table-cell>
        </table:table-row>
        <table:table-row table:style-name="ro1">
          <table:table-cell office:value-type="date" office:date-value="2020-04-15" calcext:value-type="date">
            <text:p>15.04.20</text:p>
          </table:table-cell>
          <table:table-cell office:value-type="float" office:value="5067523" calcext:value-type="float">
            <text:p>5067523</text:p>
          </table:table-cell>
          <table:table-cell office:value-type="float" office:value="2813258" calcext:value-type="float">
            <text:p>2813258</text:p>
          </table:table-cell>
          <table:table-cell office:value-type="float" office:value="2254265" calcext:value-type="float">
            <text:p>2254265</text:p>
          </table:table-cell>
          <table:table-cell office:value-type="float" office:value="57035" calcext:value-type="float">
            <text:p>57035</text:p>
          </table:table-cell>
          <table:table-cell office:value-type="float" office:value="5705" calcext:value-type="float">
            <text:p>5705</text:p>
          </table:table-cell>
          <table:table-cell office:value-type="float" office:value="3359" calcext:value-type="float">
            <text:p>3359</text:p>
          </table:table-cell>
          <table:table-cell office:value-type="float" office:value="218461" calcext:value-type="float">
            <text:p>218461</text:p>
          </table:table-cell>
          <table:table-cell office:value-type="float" office:value="855000" calcext:value-type="float">
            <text:p>855000</text:p>
          </table:table-cell>
          <table:table-cell office:value-type="string" calcext:value-type="string">
            <text:p><text:s/>0.07390000000000008</text:p>
          </table:table-cell>
        </table:table-row>
        <table:table-row table:style-name="ro1">
          <table:table-cell office:value-type="date" office:date-value="2020-04-16" calcext:value-type="date">
            <text:p>16.04.20</text:p>
          </table:table-cell>
          <table:table-cell office:value-type="float" office:value="5253152" calcext:value-type="float">
            <text:p>5253152</text:p>
          </table:table-cell>
          <table:table-cell office:value-type="float" office:value="2873245" calcext:value-type="float">
            <text:p>2873245</text:p>
          </table:table-cell>
          <table:table-cell office:value-type="float" office:value="2379907" calcext:value-type="float">
            <text:p>2379907</text:p>
          </table:table-cell>
          <table:table-cell office:value-type="float" office:value="59505" calcext:value-type="float">
            <text:p>59505</text:p>
          </table:table-cell>
          <table:table-cell office:value-type="float" office:value="5902" calcext:value-type="float">
            <text:p>5902</text:p>
          </table:table-cell>
          <table:table-cell office:value-type="float" office:value="3554" calcext:value-type="float">
            <text:p>3554</text:p>
          </table:table-cell>
          <table:table-cell office:value-type="float" office:value="228846" calcext:value-type="float">
            <text:p>228846</text:p>
          </table:table-cell>
          <table:table-cell office:value-type="float" office:value="880000" calcext:value-type="float">
            <text:p>880000</text:p>
          </table:table-cell>
          <table:table-cell office:value-type="string" calcext:value-type="string">
            <text:p><text:s/>0.07390000000000008</text:p>
          </table:table-cell>
        </table:table-row>
        <table:table-row table:style-name="ro1">
          <table:table-cell office:value-type="date" office:date-value="2020-04-17" calcext:value-type="date">
            <text:p>17.04.20</text:p>
          </table:table-cell>
          <table:table-cell office:value-type="float" office:value="5442176" calcext:value-type="float">
            <text:p>5442176</text:p>
          </table:table-cell>
          <table:table-cell office:value-type="float" office:value="2931753" calcext:value-type="float">
            <text:p>2931753</text:p>
          </table:table-cell>
          <table:table-cell office:value-type="float" office:value="2510423" calcext:value-type="float">
            <text:p>2510423</text:p>
          </table:table-cell>
          <table:table-cell office:value-type="float" office:value="62036" calcext:value-type="float">
            <text:p>62036</text:p>
          </table:table-cell>
          <table:table-cell office:value-type="float" office:value="6051" calcext:value-type="float">
            <text:p>6051</text:p>
          </table:table-cell>
          <table:table-cell office:value-type="float" office:value="3771" calcext:value-type="float">
            <text:p>3771</text:p>
          </table:table-cell>
          <table:table-cell office:value-type="float" office:value="239443" calcext:value-type="float">
            <text:p>239443</text:p>
          </table:table-cell>
          <table:table-cell office:value-type="float" office:value="905000" calcext:value-type="float">
            <text:p>905000</text:p>
          </table:table-cell>
          <table:table-cell office:value-type="string" calcext:value-type="string">
            <text:p><text:s/>0.07390000000000008</text:p>
          </table:table-cell>
        </table:table-row>
        <table:table-row table:style-name="ro1">
          <table:table-cell office:value-type="date" office:date-value="2020-04-18" calcext:value-type="date">
            <text:p>18.04.20</text:p>
          </table:table-cell>
          <table:table-cell office:value-type="float" office:value="5634477" calcext:value-type="float">
            <text:p>5634477</text:p>
          </table:table-cell>
          <table:table-cell office:value-type="float" office:value="2989060" calcext:value-type="float">
            <text:p>2989060</text:p>
          </table:table-cell>
          <table:table-cell office:value-type="float" office:value="2645417" calcext:value-type="float">
            <text:p>2645417</text:p>
          </table:table-cell>
          <table:table-cell office:value-type="float" office:value="64701" calcext:value-type="float">
            <text:p>64701</text:p>
          </table:table-cell>
          <table:table-cell office:value-type="float" office:value="6186" calcext:value-type="float">
            <text:p>6186</text:p>
          </table:table-cell>
          <table:table-cell office:value-type="float" office:value="3973" calcext:value-type="float">
            <text:p>3973</text:p>
          </table:table-cell>
          <table:table-cell office:value-type="float" office:value="250247" calcext:value-type="float">
            <text:p>250247</text:p>
          </table:table-cell>
          <table:table-cell office:value-type="float" office:value="930000" calcext:value-type="float">
            <text:p>930000</text:p>
          </table:table-cell>
          <table:table-cell office:value-type="string" calcext:value-type="string">
            <text:p><text:s/>0.07390000000000008</text:p>
          </table:table-cell>
        </table:table-row>
        <table:table-row table:style-name="ro1">
          <table:table-cell office:value-type="date" office:date-value="2020-04-19" calcext:value-type="date">
            <text:p>19.04.20</text:p>
          </table:table-cell>
          <table:table-cell office:value-type="float" office:value="5829234" calcext:value-type="float">
            <text:p>5829234</text:p>
          </table:table-cell>
          <table:table-cell office:value-type="float" office:value="3043551" calcext:value-type="float">
            <text:p>3043551</text:p>
          </table:table-cell>
          <table:table-cell office:value-type="float" office:value="2785683" calcext:value-type="float">
            <text:p>2785683</text:p>
          </table:table-cell>
          <table:table-cell office:value-type="float" office:value="67102" calcext:value-type="float">
            <text:p>67102</text:p>
          </table:table-cell>
          <table:table-cell office:value-type="float" office:value="6355" calcext:value-type="float">
            <text:p>6355</text:p>
          </table:table-cell>
          <table:table-cell office:value-type="float" office:value="4161" calcext:value-type="float">
            <text:p>4161</text:p>
          </table:table-cell>
          <table:table-cell office:value-type="float" office:value="263448" calcext:value-type="float">
            <text:p>263448</text:p>
          </table:table-cell>
          <table:table-cell office:value-type="float" office:value="960000" calcext:value-type="float">
            <text:p>960000</text:p>
          </table:table-cell>
          <table:table-cell office:value-type="string" calcext:value-type="string">
            <text:p><text:s/>0.07390000000000008</text:p>
          </table:table-cell>
        </table:table-row>
        <table:table-row table:style-name="ro1">
          <table:table-cell office:value-type="date" office:date-value="2020-04-20" calcext:value-type="date">
            <text:p>20.04.20</text:p>
          </table:table-cell>
          <table:table-cell office:value-type="float" office:value="6027897" calcext:value-type="float">
            <text:p>6027897</text:p>
          </table:table-cell>
          <table:table-cell office:value-type="float" office:value="3097454" calcext:value-type="float">
            <text:p>3097454</text:p>
          </table:table-cell>
          <table:table-cell office:value-type="float" office:value="2930443" calcext:value-type="float">
            <text:p>2930443</text:p>
          </table:table-cell>
          <table:table-cell office:value-type="float" office:value="69732" calcext:value-type="float">
            <text:p>69732</text:p>
          </table:table-cell>
          <table:table-cell office:value-type="float" office:value="6479" calcext:value-type="float">
            <text:p>6479</text:p>
          </table:table-cell>
          <table:table-cell office:value-type="float" office:value="4372" calcext:value-type="float">
            <text:p>4372</text:p>
          </table:table-cell>
          <table:table-cell office:value-type="float" office:value="276883" calcext:value-type="float">
            <text:p>276883</text:p>
          </table:table-cell>
          <table:table-cell office:value-type="float" office:value="990000" calcext:value-type="float">
            <text:p>990000</text:p>
          </table:table-cell>
          <table:table-cell office:value-type="string" calcext:value-type="string">
            <text:p><text:s/>0.07390000000000008</text:p>
          </table:table-cell>
        </table:table-row>
        <table:table-row table:style-name="ro1">
          <table:table-cell office:value-type="date" office:date-value="2020-04-21" calcext:value-type="date">
            <text:p>21.04.20</text:p>
          </table:table-cell>
          <table:table-cell office:value-type="float" office:value="6229442" calcext:value-type="float">
            <text:p>6229442</text:p>
          </table:table-cell>
          <table:table-cell office:value-type="float" office:value="3150768" calcext:value-type="float">
            <text:p>3150768</text:p>
          </table:table-cell>
          <table:table-cell office:value-type="float" office:value="3078674" calcext:value-type="float">
            <text:p>3078674</text:p>
          </table:table-cell>
          <table:table-cell office:value-type="float" office:value="72417" calcext:value-type="float">
            <text:p>72417</text:p>
          </table:table-cell>
          <table:table-cell office:value-type="float" office:value="6550" calcext:value-type="float">
            <text:p>6550</text:p>
          </table:table-cell>
          <table:table-cell office:value-type="float" office:value="4605" calcext:value-type="float">
            <text:p>4605</text:p>
          </table:table-cell>
          <table:table-cell office:value-type="float" office:value="290549" calcext:value-type="float">
            <text:p>290549</text:p>
          </table:table-cell>
          <table:table-cell office:value-type="float" office:value="1020000" calcext:value-type="float">
            <text:p>1020000</text:p>
          </table:table-cell>
          <table:table-cell office:value-type="string" calcext:value-type="string">
            <text:p><text:s/>0.07390000000000008</text:p>
          </table:table-cell>
        </table:table-row>
        <table:table-row table:style-name="ro1">
          <table:table-cell office:value-type="date" office:date-value="2020-04-22" calcext:value-type="date">
            <text:p>22.04.20</text:p>
          </table:table-cell>
          <table:table-cell office:value-type="float" office:value="6434007" calcext:value-type="float">
            <text:p>6434007</text:p>
          </table:table-cell>
          <table:table-cell office:value-type="float" office:value="3203069" calcext:value-type="float">
            <text:p>3203069</text:p>
          </table:table-cell>
          <table:table-cell office:value-type="float" office:value="3230938" calcext:value-type="float">
            <text:p>3230938</text:p>
          </table:table-cell>
          <table:table-cell office:value-type="float" office:value="75121" calcext:value-type="float">
            <text:p>75121</text:p>
          </table:table-cell>
          <table:table-cell office:value-type="float" office:value="6656" calcext:value-type="float">
            <text:p>6656</text:p>
          </table:table-cell>
          <table:table-cell office:value-type="float" office:value="4811" calcext:value-type="float">
            <text:p>4811</text:p>
          </table:table-cell>
          <table:table-cell office:value-type="float" office:value="304442" calcext:value-type="float">
            <text:p>304442</text:p>
          </table:table-cell>
          <table:table-cell office:value-type="float" office:value="1050000" calcext:value-type="float">
            <text:p>1050000</text:p>
          </table:table-cell>
          <table:table-cell office:value-type="string" calcext:value-type="string">
            <text:p><text:s/>0.07390000000000008</text:p>
          </table:table-cell>
        </table:table-row>
        <table:table-row table:style-name="ro1">
          <table:table-cell office:value-type="date" office:date-value="2020-04-23" calcext:value-type="date">
            <text:p>23.04.20</text:p>
          </table:table-cell>
          <table:table-cell office:value-type="float" office:value="6641133" calcext:value-type="float">
            <text:p>6641133</text:p>
          </table:table-cell>
          <table:table-cell office:value-type="float" office:value="3253581" calcext:value-type="float">
            <text:p>3253581</text:p>
          </table:table-cell>
          <table:table-cell office:value-type="float" office:value="3387552" calcext:value-type="float">
            <text:p>3387552</text:p>
          </table:table-cell>
          <table:table-cell office:value-type="float" office:value="77927" calcext:value-type="float">
            <text:p>77927</text:p>
          </table:table-cell>
          <table:table-cell office:value-type="float" office:value="6757" calcext:value-type="float">
            <text:p>6757</text:p>
          </table:table-cell>
          <table:table-cell office:value-type="float" office:value="5061" calcext:value-type="float">
            <text:p>5061</text:p>
          </table:table-cell>
          <table:table-cell office:value-type="float" office:value="318554" calcext:value-type="float">
            <text:p>318554</text:p>
          </table:table-cell>
          <table:table-cell office:value-type="float" office:value="1080000" calcext:value-type="float">
            <text:p>1080000</text:p>
          </table:table-cell>
          <table:table-cell office:value-type="string" calcext:value-type="string">
            <text:p><text:s/>0.07390000000000008</text:p>
          </table:table-cell>
        </table:table-row>
        <table:table-row table:style-name="ro1">
          <table:table-cell office:value-type="date" office:date-value="2020-04-24" calcext:value-type="date">
            <text:p>24.04.20</text:p>
          </table:table-cell>
          <table:table-cell office:value-type="float" office:value="6850406" calcext:value-type="float">
            <text:p>6850406</text:p>
          </table:table-cell>
          <table:table-cell office:value-type="float" office:value="3302811" calcext:value-type="float">
            <text:p>3302811</text:p>
          </table:table-cell>
          <table:table-cell office:value-type="float" office:value="3547595" calcext:value-type="float">
            <text:p>3547595</text:p>
          </table:table-cell>
          <table:table-cell office:value-type="float" office:value="80722" calcext:value-type="float">
            <text:p>80722</text:p>
          </table:table-cell>
          <table:table-cell office:value-type="float" office:value="6793" calcext:value-type="float">
            <text:p>6793</text:p>
          </table:table-cell>
          <table:table-cell office:value-type="float" office:value="5311" calcext:value-type="float">
            <text:p>5311</text:p>
          </table:table-cell>
          <table:table-cell office:value-type="float" office:value="332879" calcext:value-type="float">
            <text:p>332879</text:p>
          </table:table-cell>
          <table:table-cell office:value-type="float" office:value="1110000" calcext:value-type="float">
            <text:p>1110000</text:p>
          </table:table-cell>
          <table:table-cell office:value-type="string" calcext:value-type="string">
            <text:p><text:s/>0.07390000000000008</text:p>
          </table:table-cell>
        </table:table-row>
        <table:table-row table:style-name="ro1">
          <table:table-cell office:value-type="date" office:date-value="2020-04-25" calcext:value-type="date">
            <text:p>25.04.20</text:p>
          </table:table-cell>
          <table:table-cell office:value-type="float" office:value="7063561" calcext:value-type="float">
            <text:p>7063561</text:p>
          </table:table-cell>
          <table:table-cell office:value-type="float" office:value="3352720" calcext:value-type="float">
            <text:p>3352720</text:p>
          </table:table-cell>
          <table:table-cell office:value-type="float" office:value="3710841" calcext:value-type="float">
            <text:p>3710841</text:p>
          </table:table-cell>
          <table:table-cell office:value-type="float" office:value="83408" calcext:value-type="float">
            <text:p>83408</text:p>
          </table:table-cell>
          <table:table-cell office:value-type="float" office:value="6958" calcext:value-type="float">
            <text:p>6958</text:p>
          </table:table-cell>
          <table:table-cell office:value-type="float" office:value="5560" calcext:value-type="float">
            <text:p>5560</text:p>
          </table:table-cell>
          <table:table-cell office:value-type="float" office:value="347421" calcext:value-type="float">
            <text:p>347421</text:p>
          </table:table-cell>
          <table:table-cell office:value-type="float" office:value="1140000" calcext:value-type="float">
            <text:p>1140000</text:p>
          </table:table-cell>
          <table:table-cell office:value-type="string" calcext:value-type="string">
            <text:p><text:s/>0.07390000000000008</text:p>
          </table:table-cell>
        </table:table-row>
        <table:table-row table:style-name="ro1">
          <table:table-cell office:value-type="date" office:date-value="2020-04-26" calcext:value-type="date">
            <text:p>26.04.20</text:p>
          </table:table-cell>
          <table:table-cell office:value-type="float" office:value="7277974" calcext:value-type="float">
            <text:p>7277974</text:p>
          </table:table-cell>
          <table:table-cell office:value-type="float" office:value="3402046" calcext:value-type="float">
            <text:p>3402046</text:p>
          </table:table-cell>
          <table:table-cell office:value-type="float" office:value="3875928" calcext:value-type="float">
            <text:p>3875928</text:p>
          </table:table-cell>
          <table:table-cell office:value-type="float" office:value="86328" calcext:value-type="float">
            <text:p>86328</text:p>
          </table:table-cell>
          <table:table-cell office:value-type="float" office:value="7070" calcext:value-type="float">
            <text:p>7070</text:p>
          </table:table-cell>
          <table:table-cell office:value-type="float" office:value="5811" calcext:value-type="float">
            <text:p>5811</text:p>
          </table:table-cell>
          <table:table-cell office:value-type="float" office:value="362177" calcext:value-type="float">
            <text:p>362177</text:p>
          </table:table-cell>
          <table:table-cell office:value-type="float" office:value="1170000" calcext:value-type="float">
            <text:p>1170000</text:p>
          </table:table-cell>
          <table:table-cell office:value-type="string" calcext:value-type="string">
            <text:p><text:s/>0.07390000000000008</text:p>
          </table:table-cell>
        </table:table-row>
        <table:table-row table:style-name="ro1">
          <table:table-cell office:value-type="date" office:date-value="2020-04-27" calcext:value-type="date">
            <text:p>27.04.20</text:p>
          </table:table-cell>
          <table:table-cell office:value-type="float" office:value="7494342" calcext:value-type="float">
            <text:p>7494342</text:p>
          </table:table-cell>
          <table:table-cell office:value-type="float" office:value="3452698" calcext:value-type="float">
            <text:p>3452698</text:p>
          </table:table-cell>
          <table:table-cell office:value-type="float" office:value="4041644" calcext:value-type="float">
            <text:p>4041644</text:p>
          </table:table-cell>
          <table:table-cell office:value-type="float" office:value="89330" calcext:value-type="float">
            <text:p>89330</text:p>
          </table:table-cell>
          <table:table-cell office:value-type="float" office:value="7157" calcext:value-type="float">
            <text:p>7157</text:p>
          </table:table-cell>
          <table:table-cell office:value-type="float" office:value="6074" calcext:value-type="float">
            <text:p>6074</text:p>
          </table:table-cell>
          <table:table-cell office:value-type="float" office:value="377153" calcext:value-type="float">
            <text:p>377153</text:p>
          </table:table-cell>
          <table:table-cell office:value-type="float" office:value="1200000" calcext:value-type="float">
            <text:p>1200000</text:p>
          </table:table-cell>
          <table:table-cell office:value-type="string" calcext:value-type="string">
            <text:p><text:s/>0.07390000000000008</text:p>
          </table:table-cell>
        </table:table-row>
        <table:table-row table:style-name="ro1">
          <table:table-cell office:value-type="date" office:date-value="2020-04-28" calcext:value-type="date">
            <text:p>28.04.20</text:p>
          </table:table-cell>
          <table:table-cell office:value-type="float" office:value="7714435" calcext:value-type="float">
            <text:p>7714435</text:p>
          </table:table-cell>
          <table:table-cell office:value-type="float" office:value="3505366" calcext:value-type="float">
            <text:p>3505366</text:p>
          </table:table-cell>
          <table:table-cell office:value-type="float" office:value="4209069" calcext:value-type="float">
            <text:p>4209069</text:p>
          </table:table-cell>
          <table:table-cell office:value-type="float" office:value="92293" calcext:value-type="float">
            <text:p>92293</text:p>
          </table:table-cell>
          <table:table-cell office:value-type="float" office:value="7295" calcext:value-type="float">
            <text:p>7295</text:p>
          </table:table-cell>
          <table:table-cell office:value-type="float" office:value="6316" calcext:value-type="float">
            <text:p>6316</text:p>
          </table:table-cell>
          <table:table-cell office:value-type="float" office:value="392357" calcext:value-type="float">
            <text:p>392357</text:p>
          </table:table-cell>
          <table:table-cell office:value-type="float" office:value="1230000" calcext:value-type="float">
            <text:p>1230000</text:p>
          </table:table-cell>
          <table:table-cell office:value-type="string" calcext:value-type="string">
            <text:p><text:s/>0.07390000000000008</text:p>
          </table:table-cell>
        </table:table-row>
        <table:table-row table:style-name="ro1">
          <table:table-cell office:value-type="date" office:date-value="2020-04-29" calcext:value-type="date">
            <text:p>29.04.20</text:p>
          </table:table-cell>
          <table:table-cell office:value-type="float" office:value="7937894" calcext:value-type="float">
            <text:p>7937894</text:p>
          </table:table-cell>
          <table:table-cell office:value-type="float" office:value="3560456" calcext:value-type="float">
            <text:p>3560456</text:p>
          </table:table-cell>
          <table:table-cell office:value-type="float" office:value="4377438" calcext:value-type="float">
            <text:p>4377438</text:p>
          </table:table-cell>
          <table:table-cell office:value-type="float" office:value="95321" calcext:value-type="float">
            <text:p>95321</text:p>
          </table:table-cell>
          <table:table-cell office:value-type="float" office:value="7491" calcext:value-type="float">
            <text:p>7491</text:p>
          </table:table-cell>
          <table:table-cell office:value-type="float" office:value="6562" calcext:value-type="float">
            <text:p>6562</text:p>
          </table:table-cell>
          <table:table-cell office:value-type="float" office:value="407800" calcext:value-type="float">
            <text:p>407800</text:p>
          </table:table-cell>
          <table:table-cell office:value-type="float" office:value="1260000" calcext:value-type="float">
            <text:p>1260000</text:p>
          </table:table-cell>
          <table:table-cell office:value-type="string" calcext:value-type="string">
            <text:p><text:s/>0.07390000000000008</text:p>
          </table:table-cell>
        </table:table-row>
        <table:table-row table:style-name="ro1">
          <table:table-cell office:value-type="date" office:date-value="2020-04-30" calcext:value-type="date">
            <text:p>30.04.20</text:p>
          </table:table-cell>
          <table:table-cell office:value-type="float" office:value="8164677" calcext:value-type="float">
            <text:p>8164677</text:p>
          </table:table-cell>
          <table:table-cell office:value-type="float" office:value="3615506" calcext:value-type="float">
            <text:p>3615506</text:p>
          </table:table-cell>
          <table:table-cell office:value-type="float" office:value="4549171" calcext:value-type="float">
            <text:p>4549171</text:p>
          </table:table-cell>
          <table:table-cell office:value-type="float" office:value="98403" calcext:value-type="float">
            <text:p>98403</text:p>
          </table:table-cell>
          <table:table-cell office:value-type="float" office:value="7630" calcext:value-type="float">
            <text:p>7630</text:p>
          </table:table-cell>
          <table:table-cell office:value-type="float" office:value="6817" calcext:value-type="float">
            <text:p>6817</text:p>
          </table:table-cell>
          <table:table-cell office:value-type="float" office:value="423482" calcext:value-type="float">
            <text:p>423482</text:p>
          </table:table-cell>
          <table:table-cell office:value-type="float" office:value="1290000" calcext:value-type="float">
            <text:p>1290000</text:p>
          </table:table-cell>
          <table:table-cell office:value-type="string" calcext:value-type="string">
            <text:p><text:s/>0.07390000000000008</text:p>
          </table:table-cell>
        </table:table-row>
        <table:table-row table:style-name="ro1">
          <table:table-cell office:value-type="date" office:date-value="2020-05-01" calcext:value-type="date">
            <text:p>01.05.20</text:p>
          </table:table-cell>
          <table:table-cell office:value-type="float" office:value="8392610" calcext:value-type="float">
            <text:p>8392610</text:p>
          </table:table-cell>
          <table:table-cell office:value-type="float" office:value="3667695" calcext:value-type="float">
            <text:p>3667695</text:p>
          </table:table-cell>
          <table:table-cell office:value-type="float" office:value="4724915" calcext:value-type="float">
            <text:p>4724915</text:p>
          </table:table-cell>
          <table:table-cell office:value-type="float" office:value="101613" calcext:value-type="float">
            <text:p>101613</text:p>
          </table:table-cell>
          <table:table-cell office:value-type="float" office:value="7750" calcext:value-type="float">
            <text:p>7750</text:p>
          </table:table-cell>
          <table:table-cell office:value-type="float" office:value="7102" calcext:value-type="float">
            <text:p>7102</text:p>
          </table:table-cell>
          <table:table-cell office:value-type="float" office:value="439390" calcext:value-type="float">
            <text:p>439390</text:p>
          </table:table-cell>
          <table:table-cell office:value-type="float" office:value="1320000" calcext:value-type="float">
            <text:p>1320000</text:p>
          </table:table-cell>
          <table:table-cell office:value-type="string" calcext:value-type="string">
            <text:p><text:s/>0.07390000000000008</text:p>
          </table:table-cell>
        </table:table-row>
        <table:table-row table:style-name="ro1">
          <table:table-cell office:value-type="date" office:date-value="2020-05-02" calcext:value-type="date">
            <text:p>02.05.20</text:p>
          </table:table-cell>
          <table:table-cell office:value-type="float" office:value="8623561" calcext:value-type="float">
            <text:p>8623561</text:p>
          </table:table-cell>
          <table:table-cell office:value-type="float" office:value="3719877" calcext:value-type="float">
            <text:p>3719877</text:p>
          </table:table-cell>
          <table:table-cell office:value-type="float" office:value="4903684" calcext:value-type="float">
            <text:p>4903684</text:p>
          </table:table-cell>
          <table:table-cell office:value-type="float" office:value="104793" calcext:value-type="float">
            <text:p>104793</text:p>
          </table:table-cell>
          <table:table-cell office:value-type="float" office:value="7877" calcext:value-type="float">
            <text:p>7877</text:p>
          </table:table-cell>
          <table:table-cell office:value-type="float" office:value="7394" calcext:value-type="float">
            <text:p>7394</text:p>
          </table:table-cell>
          <table:table-cell office:value-type="float" office:value="455524" calcext:value-type="float">
            <text:p>455524</text:p>
          </table:table-cell>
          <table:table-cell office:value-type="float" office:value="1350000" calcext:value-type="float">
            <text:p>1350000</text:p>
          </table:table-cell>
          <table:table-cell office:value-type="string" calcext:value-type="string">
            <text:p><text:s/>0.07390000000000008</text:p>
          </table:table-cell>
        </table:table-row>
        <table:table-row table:style-name="ro1">
          <table:table-cell office:value-type="date" office:date-value="2020-05-03" calcext:value-type="date">
            <text:p>03.05.20</text:p>
          </table:table-cell>
          <table:table-cell office:value-type="float" office:value="8856234" calcext:value-type="float">
            <text:p>8856234</text:p>
          </table:table-cell>
          <table:table-cell office:value-type="float" office:value="3769568" calcext:value-type="float">
            <text:p>3769568</text:p>
          </table:table-cell>
          <table:table-cell office:value-type="float" office:value="5086666" calcext:value-type="float">
            <text:p>5086666</text:p>
          </table:table-cell>
          <table:table-cell office:value-type="float" office:value="107854" calcext:value-type="float">
            <text:p>107854</text:p>
          </table:table-cell>
          <table:table-cell office:value-type="float" office:value="7954" calcext:value-type="float">
            <text:p>7954</text:p>
          </table:table-cell>
          <table:table-cell office:value-type="float" office:value="7698" calcext:value-type="float">
            <text:p>7698</text:p>
          </table:table-cell>
          <table:table-cell office:value-type="float" office:value="471874" calcext:value-type="float">
            <text:p>471874</text:p>
          </table:table-cell>
          <table:table-cell office:value-type="float" office:value="1380000" calcext:value-type="float">
            <text:p>1380000</text:p>
          </table:table-cell>
          <table:table-cell office:value-type="string" calcext:value-type="string">
            <text:p><text:s/>0.07390000000000008</text:p>
          </table:table-cell>
        </table:table-row>
        <table:table-row table:style-name="ro1">
          <table:table-cell office:value-type="date" office:date-value="2020-05-04" calcext:value-type="date">
            <text:p>04.05.20</text:p>
          </table:table-cell>
          <table:table-cell office:value-type="float" office:value="9092699" calcext:value-type="float">
            <text:p>9092699</text:p>
          </table:table-cell>
          <table:table-cell office:value-type="float" office:value="3820109" calcext:value-type="float">
            <text:p>3820109</text:p>
          </table:table-cell>
          <table:table-cell office:value-type="float" office:value="5272590" calcext:value-type="float">
            <text:p>5272590</text:p>
          </table:table-cell>
          <table:table-cell office:value-type="float" office:value="111193" calcext:value-type="float">
            <text:p>111193</text:p>
          </table:table-cell>
          <table:table-cell office:value-type="float" office:value="8087" calcext:value-type="float">
            <text:p>8087</text:p>
          </table:table-cell>
          <table:table-cell office:value-type="float" office:value="7977" calcext:value-type="float">
            <text:p>7977</text:p>
          </table:table-cell>
          <table:table-cell office:value-type="float" office:value="488443" calcext:value-type="float">
            <text:p>488443</text:p>
          </table:table-cell>
          <table:table-cell office:value-type="float" office:value="1410000" calcext:value-type="float">
            <text:p>1410000</text:p>
          </table:table-cell>
          <table:table-cell office:value-type="string" calcext:value-type="string">
            <text:p><text:s/>0.07390000000000008</text:p>
          </table:table-cell>
        </table:table-row>
        <table:table-row table:style-name="ro1">
          <table:table-cell office:value-type="date" office:date-value="2020-05-05" calcext:value-type="date">
            <text:p>05.05.20</text:p>
          </table:table-cell>
          <table:table-cell office:value-type="float" office:value="9331273" calcext:value-type="float">
            <text:p>9331273</text:p>
          </table:table-cell>
          <table:table-cell office:value-type="float" office:value="3869351" calcext:value-type="float">
            <text:p>3869351</text:p>
          </table:table-cell>
          <table:table-cell office:value-type="float" office:value="5461922" calcext:value-type="float">
            <text:p>5461922</text:p>
          </table:table-cell>
          <table:table-cell office:value-type="float" office:value="114627" calcext:value-type="float">
            <text:p>114627</text:p>
          </table:table-cell>
          <table:table-cell office:value-type="float" office:value="8159" calcext:value-type="float">
            <text:p>8159</text:p>
          </table:table-cell>
          <table:table-cell office:value-type="float" office:value="8266" calcext:value-type="float">
            <text:p>8266</text:p>
          </table:table-cell>
          <table:table-cell office:value-type="float" office:value="505226" calcext:value-type="float">
            <text:p>505226</text:p>
          </table:table-cell>
          <table:table-cell office:value-type="float" office:value="1440000" calcext:value-type="float">
            <text:p>1440000</text:p>
          </table:table-cell>
          <table:table-cell office:value-type="string" calcext:value-type="string">
            <text:p><text:s/>0.07390000000000008</text:p>
          </table:table-cell>
        </table:table-row>
        <table:table-row table:style-name="ro1">
          <table:table-cell office:value-type="date" office:date-value="2020-05-06" calcext:value-type="date">
            <text:p>06.05.20</text:p>
          </table:table-cell>
          <table:table-cell office:value-type="float" office:value="9570433" calcext:value-type="float">
            <text:p>9570433</text:p>
          </table:table-cell>
          <table:table-cell office:value-type="float" office:value="3915860" calcext:value-type="float">
            <text:p>3915860</text:p>
          </table:table-cell>
          <table:table-cell office:value-type="float" office:value="5654573" calcext:value-type="float">
            <text:p>5654573</text:p>
          </table:table-cell>
          <table:table-cell office:value-type="float" office:value="117846" calcext:value-type="float">
            <text:p>117846</text:p>
          </table:table-cell>
          <table:table-cell office:value-type="float" office:value="8259" calcext:value-type="float">
            <text:p>8259</text:p>
          </table:table-cell>
          <table:table-cell office:value-type="float" office:value="8570" calcext:value-type="float">
            <text:p>8570</text:p>
          </table:table-cell>
          <table:table-cell office:value-type="float" office:value="522210" calcext:value-type="float">
            <text:p>522210</text:p>
          </table:table-cell>
          <table:table-cell office:value-type="float" office:value="1470000" calcext:value-type="float">
            <text:p>1470000</text:p>
          </table:table-cell>
          <table:table-cell office:value-type="string" calcext:value-type="string">
            <text:p><text:s/>0.07390000000000008</text:p>
          </table:table-cell>
        </table:table-row>
        <table:table-row table:style-name="ro1">
          <table:table-cell office:value-type="date" office:date-value="2020-05-07" calcext:value-type="date">
            <text:p>07.05.20</text:p>
          </table:table-cell>
          <table:table-cell office:value-type="float" office:value="9812455" calcext:value-type="float">
            <text:p>9812455</text:p>
          </table:table-cell>
          <table:table-cell office:value-type="float" office:value="3962798" calcext:value-type="float">
            <text:p>3962798</text:p>
          </table:table-cell>
          <table:table-cell office:value-type="float" office:value="5849657" calcext:value-type="float">
            <text:p>5849657</text:p>
          </table:table-cell>
          <table:table-cell office:value-type="float" office:value="121399" calcext:value-type="float">
            <text:p>121399</text:p>
          </table:table-cell>
          <table:table-cell office:value-type="float" office:value="8326" calcext:value-type="float">
            <text:p>8326</text:p>
          </table:table-cell>
          <table:table-cell office:value-type="float" office:value="8868" calcext:value-type="float">
            <text:p>8868</text:p>
          </table:table-cell>
          <table:table-cell office:value-type="float" office:value="539398" calcext:value-type="float">
            <text:p>539398</text:p>
          </table:table-cell>
          <table:table-cell office:value-type="float" office:value="1500000" calcext:value-type="float">
            <text:p>1500000</text:p>
          </table:table-cell>
          <table:table-cell office:value-type="string" calcext:value-type="string">
            <text:p><text:s/>0.07390000000000008</text:p>
          </table:table-cell>
        </table:table-row>
        <table:table-row table:style-name="ro1">
          <table:table-cell office:value-type="date" office:date-value="2020-05-08" calcext:value-type="date">
            <text:p>08.05.20</text:p>
          </table:table-cell>
          <table:table-cell office:value-type="float" office:value="10057259" calcext:value-type="float">
            <text:p>10057259</text:p>
          </table:table-cell>
          <table:table-cell office:value-type="float" office:value="4008761" calcext:value-type="float">
            <text:p>4008761</text:p>
          </table:table-cell>
          <table:table-cell office:value-type="float" office:value="6048498" calcext:value-type="float">
            <text:p>6048498</text:p>
          </table:table-cell>
          <table:table-cell office:value-type="float" office:value="124847" calcext:value-type="float">
            <text:p>124847</text:p>
          </table:table-cell>
          <table:table-cell office:value-type="float" office:value="8425" calcext:value-type="float">
            <text:p>8425</text:p>
          </table:table-cell>
          <table:table-cell office:value-type="float" office:value="9158" calcext:value-type="float">
            <text:p>9158</text:p>
          </table:table-cell>
          <table:table-cell office:value-type="float" office:value="556785" calcext:value-type="float">
            <text:p>556785</text:p>
          </table:table-cell>
          <table:table-cell office:value-type="float" office:value="1530000" calcext:value-type="float">
            <text:p>1530000</text:p>
          </table:table-cell>
          <table:table-cell office:value-type="string" calcext:value-type="string">
            <text:p><text:s/>0.07390000000000008</text:p>
          </table:table-cell>
        </table:table-row>
        <table:table-row table:style-name="ro1">
          <table:table-cell office:value-type="date" office:date-value="2020-05-09" calcext:value-type="date">
            <text:p>09.05.20</text:p>
          </table:table-cell>
          <table:table-cell office:value-type="float" office:value="10302547" calcext:value-type="float">
            <text:p>10302547</text:p>
          </table:table-cell>
          <table:table-cell office:value-type="float" office:value="4052130" calcext:value-type="float">
            <text:p>4052130</text:p>
          </table:table-cell>
          <table:table-cell office:value-type="float" office:value="6250417" calcext:value-type="float">
            <text:p>6250417</text:p>
          </table:table-cell>
          <table:table-cell office:value-type="float" office:value="128345" calcext:value-type="float">
            <text:p>128345</text:p>
          </table:table-cell>
          <table:table-cell office:value-type="float" office:value="8545" calcext:value-type="float">
            <text:p>8545</text:p>
          </table:table-cell>
          <table:table-cell office:value-type="float" office:value="9489" calcext:value-type="float">
            <text:p>9489</text:p>
          </table:table-cell>
          <table:table-cell office:value-type="float" office:value="574361" calcext:value-type="float">
            <text:p>574361</text:p>
          </table:table-cell>
          <table:table-cell office:value-type="float" office:value="1560000" calcext:value-type="float">
            <text:p>1560000</text:p>
          </table:table-cell>
          <table:table-cell office:value-type="string" calcext:value-type="string">
            <text:p><text:s/>0.07390000000000008</text:p>
          </table:table-cell>
        </table:table-row>
        <table:table-row table:style-name="ro1">
          <table:table-cell office:value-type="date" office:date-value="2020-05-10" calcext:value-type="date">
            <text:p>10.05.20</text:p>
          </table:table-cell>
          <table:table-cell office:value-type="float" office:value="10550232" calcext:value-type="float">
            <text:p>10550232</text:p>
          </table:table-cell>
          <table:table-cell office:value-type="float" office:value="4094995" calcext:value-type="float">
            <text:p>4094995</text:p>
          </table:table-cell>
          <table:table-cell office:value-type="float" office:value="6455237" calcext:value-type="float">
            <text:p>6455237</text:p>
          </table:table-cell>
          <table:table-cell office:value-type="float" office:value="131874" calcext:value-type="float">
            <text:p>131874</text:p>
          </table:table-cell>
          <table:table-cell office:value-type="float" office:value="8647" calcext:value-type="float">
            <text:p>8647</text:p>
          </table:table-cell>
          <table:table-cell office:value-type="float" office:value="9803" calcext:value-type="float">
            <text:p>9803</text:p>
          </table:table-cell>
          <table:table-cell office:value-type="float" office:value="592122" calcext:value-type="float">
            <text:p>592122</text:p>
          </table:table-cell>
          <table:table-cell office:value-type="float" office:value="1590000" calcext:value-type="float">
            <text:p>1590000</text:p>
          </table:table-cell>
          <table:table-cell office:value-type="string" calcext:value-type="string">
            <text:p><text:s/>0.07390000000000008</text:p>
          </table:table-cell>
        </table:table-row>
        <table:table-row table:style-name="ro1">
          <table:table-cell office:value-type="date" office:date-value="2020-05-11" calcext:value-type="date">
            <text:p>11.05.20</text:p>
          </table:table-cell>
          <table:table-cell office:value-type="float" office:value="10800157" calcext:value-type="float">
            <text:p>10800157</text:p>
          </table:table-cell>
          <table:table-cell office:value-type="float" office:value="4137521" calcext:value-type="float">
            <text:p>4137521</text:p>
          </table:table-cell>
          <table:table-cell office:value-type="float" office:value="6662636" calcext:value-type="float">
            <text:p>6662636</text:p>
          </table:table-cell>
          <table:table-cell office:value-type="float" office:value="135439" calcext:value-type="float">
            <text:p>135439</text:p>
          </table:table-cell>
          <table:table-cell office:value-type="float" office:value="8704" calcext:value-type="float">
            <text:p>8704</text:p>
          </table:table-cell>
          <table:table-cell office:value-type="float" office:value="10131" calcext:value-type="float">
            <text:p>10131</text:p>
          </table:table-cell>
          <table:table-cell office:value-type="float" office:value="610068" calcext:value-type="float">
            <text:p>610068</text:p>
          </table:table-cell>
          <table:table-cell office:value-type="float" office:value="1620000" calcext:value-type="float">
            <text:p>1620000</text:p>
          </table:table-cell>
          <table:table-cell office:value-type="string" calcext:value-type="string">
            <text:p><text:s/>0.07390000000000008</text:p>
          </table:table-cell>
        </table:table-row>
        <table:table-row table:style-name="ro1">
          <table:table-cell office:value-type="date" office:date-value="2020-05-12" calcext:value-type="date">
            <text:p>12.05.20</text:p>
          </table:table-cell>
          <table:table-cell office:value-type="float" office:value="11050951" calcext:value-type="float">
            <text:p>11050951</text:p>
          </table:table-cell>
          <table:table-cell office:value-type="float" office:value="4178752" calcext:value-type="float">
            <text:p>4178752</text:p>
          </table:table-cell>
          <table:table-cell office:value-type="float" office:value="6872199" calcext:value-type="float">
            <text:p>6872199</text:p>
          </table:table-cell>
          <table:table-cell office:value-type="float" office:value="138967" calcext:value-type="float">
            <text:p>138967</text:p>
          </table:table-cell>
          <table:table-cell office:value-type="float" office:value="8813" calcext:value-type="float">
            <text:p>8813</text:p>
          </table:table-cell>
          <table:table-cell office:value-type="float" office:value="10433" calcext:value-type="float">
            <text:p>10433</text:p>
          </table:table-cell>
          <table:table-cell office:value-type="float" office:value="628193" calcext:value-type="float">
            <text:p>628193</text:p>
          </table:table-cell>
          <table:table-cell office:value-type="float" office:value="1650000" calcext:value-type="float">
            <text:p>1650000</text:p>
          </table:table-cell>
          <table:table-cell office:value-type="string" calcext:value-type="string">
            <text:p><text:s/>0.07390000000000008</text:p>
          </table:table-cell>
        </table:table-row>
        <table:table-row table:style-name="ro1">
          <table:table-cell office:value-type="date" office:date-value="2020-05-13" calcext:value-type="date">
            <text:p>13.05.20</text:p>
          </table:table-cell>
          <table:table-cell office:value-type="float" office:value="11304600" calcext:value-type="float">
            <text:p>11304600</text:p>
          </table:table-cell>
          <table:table-cell office:value-type="float" office:value="4218924" calcext:value-type="float">
            <text:p>4218924</text:p>
          </table:table-cell>
          <table:table-cell office:value-type="float" office:value="7085676" calcext:value-type="float">
            <text:p>7085676</text:p>
          </table:table-cell>
          <table:table-cell office:value-type="float" office:value="142594" calcext:value-type="float">
            <text:p>142594</text:p>
          </table:table-cell>
          <table:table-cell office:value-type="float" office:value="8978" calcext:value-type="float">
            <text:p>8978</text:p>
          </table:table-cell>
          <table:table-cell office:value-type="float" office:value="10756" calcext:value-type="float">
            <text:p>10756</text:p>
          </table:table-cell>
          <table:table-cell office:value-type="float" office:value="646492" calcext:value-type="float">
            <text:p>646492</text:p>
          </table:table-cell>
          <table:table-cell office:value-type="float" office:value="1680000" calcext:value-type="float">
            <text:p>1680000</text:p>
          </table:table-cell>
          <table:table-cell office:value-type="string" calcext:value-type="string">
            <text:p><text:s/>0.07390000000000008</text:p>
          </table:table-cell>
        </table:table-row>
        <table:table-row table:style-name="ro1">
          <table:table-cell office:value-type="date" office:date-value="2020-05-14" calcext:value-type="date">
            <text:p>14.05.20</text:p>
          </table:table-cell>
          <table:table-cell office:value-type="float" office:value="11559219" calcext:value-type="float">
            <text:p>11559219</text:p>
          </table:table-cell>
          <table:table-cell office:value-type="float" office:value="4258984" calcext:value-type="float">
            <text:p>4258984</text:p>
          </table:table-cell>
          <table:table-cell office:value-type="float" office:value="7300235" calcext:value-type="float">
            <text:p>7300235</text:p>
          </table:table-cell>
          <table:table-cell office:value-type="float" office:value="146245" calcext:value-type="float">
            <text:p>146245</text:p>
          </table:table-cell>
          <table:table-cell office:value-type="float" office:value="9072" calcext:value-type="float">
            <text:p>9072</text:p>
          </table:table-cell>
          <table:table-cell office:value-type="float" office:value="11065" calcext:value-type="float">
            <text:p>11065</text:p>
          </table:table-cell>
          <table:table-cell office:value-type="float" office:value="664965" calcext:value-type="float">
            <text:p>664965</text:p>
          </table:table-cell>
          <table:table-cell office:value-type="float" office:value="1710000" calcext:value-type="float">
            <text:p>1710000</text:p>
          </table:table-cell>
          <table:table-cell office:value-type="string" calcext:value-type="string">
            <text:p><text:s/>0.07390000000000008</text:p>
          </table:table-cell>
        </table:table-row>
        <table:table-row table:style-name="ro1">
          <table:table-cell office:value-type="date" office:date-value="2020-05-15" calcext:value-type="date">
            <text:p>15.05.20</text:p>
          </table:table-cell>
          <table:table-cell office:value-type="float" office:value="11815822" calcext:value-type="float">
            <text:p>11815822</text:p>
          </table:table-cell>
          <table:table-cell office:value-type="float" office:value="4299111" calcext:value-type="float">
            <text:p>4299111</text:p>
          </table:table-cell>
          <table:table-cell office:value-type="float" office:value="7516711" calcext:value-type="float">
            <text:p>7516711</text:p>
          </table:table-cell>
          <table:table-cell office:value-type="float" office:value="149882" calcext:value-type="float">
            <text:p>149882</text:p>
          </table:table-cell>
          <table:table-cell office:value-type="float" office:value="9255" calcext:value-type="float">
            <text:p>9255</text:p>
          </table:table-cell>
          <table:table-cell office:value-type="float" office:value="11395" calcext:value-type="float">
            <text:p>11395</text:p>
          </table:table-cell>
          <table:table-cell office:value-type="float" office:value="683612" calcext:value-type="float">
            <text:p>683612</text:p>
          </table:table-cell>
          <table:table-cell office:value-type="float" office:value="1740000" calcext:value-type="float">
            <text:p>1740000</text:p>
          </table:table-cell>
          <table:table-cell office:value-type="string" calcext:value-type="string">
            <text:p><text:s/>0.07390000000000008</text:p>
          </table:table-cell>
        </table:table-row>
        <table:table-row table:style-name="ro1">
          <table:table-cell office:value-type="date" office:date-value="2020-05-16" calcext:value-type="date">
            <text:p>16.05.20</text:p>
          </table:table-cell>
          <table:table-cell office:value-type="float" office:value="12074248" calcext:value-type="float">
            <text:p>12074248</text:p>
          </table:table-cell>
          <table:table-cell office:value-type="float" office:value="4337037" calcext:value-type="float">
            <text:p>4337037</text:p>
          </table:table-cell>
          <table:table-cell office:value-type="float" office:value="7737211" calcext:value-type="float">
            <text:p>7737211</text:p>
          </table:table-cell>
          <table:table-cell office:value-type="float" office:value="153556" calcext:value-type="float">
            <text:p>153556</text:p>
          </table:table-cell>
          <table:table-cell office:value-type="float" office:value="9289" calcext:value-type="float">
            <text:p>9289</text:p>
          </table:table-cell>
          <table:table-cell office:value-type="float" office:value="11722" calcext:value-type="float">
            <text:p>11722</text:p>
          </table:table-cell>
          <table:table-cell office:value-type="float" office:value="702423" calcext:value-type="float">
            <text:p>702423</text:p>
          </table:table-cell>
          <table:table-cell office:value-type="float" office:value="1770000" calcext:value-type="float">
            <text:p>1770000</text:p>
          </table:table-cell>
          <table:table-cell office:value-type="string" calcext:value-type="string">
            <text:p><text:s/>0.07390000000000008</text:p>
          </table:table-cell>
        </table:table-row>
        <table:table-row table:style-name="ro1">
          <table:table-cell office:value-type="date" office:date-value="2020-05-17" calcext:value-type="date">
            <text:p>17.05.20</text:p>
          </table:table-cell>
          <table:table-cell office:value-type="float" office:value="12332397" calcext:value-type="float">
            <text:p>12332397</text:p>
          </table:table-cell>
          <table:table-cell office:value-type="float" office:value="4371599" calcext:value-type="float">
            <text:p>4371599</text:p>
          </table:table-cell>
          <table:table-cell office:value-type="float" office:value="7960798" calcext:value-type="float">
            <text:p>7960798</text:p>
          </table:table-cell>
          <table:table-cell office:value-type="float" office:value="157160" calcext:value-type="float">
            <text:p>157160</text:p>
          </table:table-cell>
          <table:table-cell office:value-type="float" office:value="9359" calcext:value-type="float">
            <text:p>9359</text:p>
          </table:table-cell>
          <table:table-cell office:value-type="float" office:value="12037" calcext:value-type="float">
            <text:p>12037</text:p>
          </table:table-cell>
          <table:table-cell office:value-type="float" office:value="721384" calcext:value-type="float">
            <text:p>721384</text:p>
          </table:table-cell>
          <table:table-cell office:value-type="float" office:value="1800000" calcext:value-type="float">
            <text:p>1800000</text:p>
          </table:table-cell>
          <table:table-cell office:value-type="string" calcext:value-type="string">
            <text:p><text:s/>0.07390000000000008</text:p>
          </table:table-cell>
        </table:table-row>
        <table:table-row table:style-name="ro1">
          <table:table-cell office:value-type="date" office:date-value="2020-05-18" calcext:value-type="date">
            <text:p>18.05.20</text:p>
          </table:table-cell>
          <table:table-cell office:value-type="float" office:value="12592393" calcext:value-type="float">
            <text:p>12592393</text:p>
          </table:table-cell>
          <table:table-cell office:value-type="float" office:value="4404718" calcext:value-type="float">
            <text:p>4404718</text:p>
          </table:table-cell>
          <table:table-cell office:value-type="float" office:value="8187675" calcext:value-type="float">
            <text:p>8187675</text:p>
          </table:table-cell>
          <table:table-cell office:value-type="float" office:value="160887" calcext:value-type="float">
            <text:p>160887</text:p>
          </table:table-cell>
          <table:table-cell office:value-type="float" office:value="9463" calcext:value-type="float">
            <text:p>9463</text:p>
          </table:table-cell>
          <table:table-cell office:value-type="float" office:value="12354" calcext:value-type="float">
            <text:p>12354</text:p>
          </table:table-cell>
          <table:table-cell office:value-type="float" office:value="740489" calcext:value-type="float">
            <text:p>740489</text:p>
          </table:table-cell>
          <table:table-cell office:value-type="float" office:value="1830000" calcext:value-type="float">
            <text:p>1830000</text:p>
          </table:table-cell>
          <table:table-cell office:value-type="string" calcext:value-type="string">
            <text:p><text:s/>0.07390000000000008</text:p>
          </table:table-cell>
        </table:table-row>
        <table:table-row table:style-name="ro1">
          <table:table-cell office:value-type="date" office:date-value="2020-05-19" calcext:value-type="date">
            <text:p>19.05.20</text:p>
          </table:table-cell>
          <table:table-cell office:value-type="float" office:value="12853957" calcext:value-type="float">
            <text:p>12853957</text:p>
          </table:table-cell>
          <table:table-cell office:value-type="float" office:value="4438289" calcext:value-type="float">
            <text:p>4438289</text:p>
          </table:table-cell>
          <table:table-cell office:value-type="float" office:value="8415668" calcext:value-type="float">
            <text:p>8415668</text:p>
          </table:table-cell>
          <table:table-cell office:value-type="float" office:value="164687" calcext:value-type="float">
            <text:p>164687</text:p>
          </table:table-cell>
          <table:table-cell office:value-type="float" office:value="9545" calcext:value-type="float">
            <text:p>9545</text:p>
          </table:table-cell>
          <table:table-cell office:value-type="float" office:value="12673" calcext:value-type="float">
            <text:p>12673</text:p>
          </table:table-cell>
          <table:table-cell office:value-type="float" office:value="759739" calcext:value-type="float">
            <text:p>759739</text:p>
          </table:table-cell>
          <table:table-cell office:value-type="float" office:value="1860000" calcext:value-type="float">
            <text:p>1860000</text:p>
          </table:table-cell>
          <table:table-cell office:value-type="string" calcext:value-type="string">
            <text:p><text:s/>0.07390000000000008</text:p>
          </table:table-cell>
        </table:table-row>
        <table:table-row table:style-name="ro1">
          <table:table-cell office:value-type="date" office:date-value="2020-05-20" calcext:value-type="date">
            <text:p>20.05.20</text:p>
          </table:table-cell>
          <table:table-cell office:value-type="float" office:value="13115769" calcext:value-type="float">
            <text:p>13115769</text:p>
          </table:table-cell>
          <table:table-cell office:value-type="float" office:value="4468985" calcext:value-type="float">
            <text:p>4468985</text:p>
          </table:table-cell>
          <table:table-cell office:value-type="float" office:value="8646784" calcext:value-type="float">
            <text:p>8646784</text:p>
          </table:table-cell>
          <table:table-cell office:value-type="float" office:value="168478" calcext:value-type="float">
            <text:p>168478</text:p>
          </table:table-cell>
          <table:table-cell office:value-type="float" office:value="9640" calcext:value-type="float">
            <text:p>9640</text:p>
          </table:table-cell>
          <table:table-cell office:value-type="float" office:value="13007" calcext:value-type="float">
            <text:p>13007</text:p>
          </table:table-cell>
          <table:table-cell office:value-type="float" office:value="779123" calcext:value-type="float">
            <text:p>779123</text:p>
          </table:table-cell>
          <table:table-cell office:value-type="float" office:value="1890000" calcext:value-type="float">
            <text:p>1890000</text:p>
          </table:table-cell>
          <table:table-cell office:value-type="string" calcext:value-type="string">
            <text:p><text:s/>0.07390000000000008</text:p>
          </table:table-cell>
        </table:table-row>
        <table:table-row table:style-name="ro1">
          <table:table-cell office:value-type="date" office:date-value="2020-05-21" calcext:value-type="date">
            <text:p>21.05.20</text:p>
          </table:table-cell>
          <table:table-cell office:value-type="float" office:value="13378056" calcext:value-type="float">
            <text:p>13378056</text:p>
          </table:table-cell>
          <table:table-cell office:value-type="float" office:value="4498470" calcext:value-type="float">
            <text:p>4498470</text:p>
          </table:table-cell>
          <table:table-cell office:value-type="float" office:value="8879586" calcext:value-type="float">
            <text:p>8879586</text:p>
          </table:table-cell>
          <table:table-cell office:value-type="float" office:value="172187" calcext:value-type="float">
            <text:p>172187</text:p>
          </table:table-cell>
          <table:table-cell office:value-type="float" office:value="9781" calcext:value-type="float">
            <text:p>9781</text:p>
          </table:table-cell>
          <table:table-cell office:value-type="float" office:value="13358" calcext:value-type="float">
            <text:p>13358</text:p>
          </table:table-cell>
          <table:table-cell office:value-type="float" office:value="798634" calcext:value-type="float">
            <text:p>798634</text:p>
          </table:table-cell>
          <table:table-cell office:value-type="float" office:value="1920000" calcext:value-type="float">
            <text:p>1920000</text:p>
          </table:table-cell>
          <table:table-cell office:value-type="string" calcext:value-type="string">
            <text:p><text:s/>0.07390000000000008</text:p>
          </table:table-cell>
        </table:table-row>
        <table:table-row table:style-name="ro1">
          <table:table-cell office:value-type="date" office:date-value="2020-05-22" calcext:value-type="date">
            <text:p>22.05.20</text:p>
          </table:table-cell>
          <table:table-cell office:value-type="float" office:value="13640927" calcext:value-type="float">
            <text:p>13640927</text:p>
          </table:table-cell>
          <table:table-cell office:value-type="float" office:value="4524678" calcext:value-type="float">
            <text:p>4524678</text:p>
          </table:table-cell>
          <table:table-cell office:value-type="float" office:value="9116249" calcext:value-type="float">
            <text:p>9116249</text:p>
          </table:table-cell>
          <table:table-cell office:value-type="float" office:value="176080" calcext:value-type="float">
            <text:p>176080</text:p>
          </table:table-cell>
          <table:table-cell office:value-type="float" office:value="9855" calcext:value-type="float">
            <text:p>9855</text:p>
          </table:table-cell>
          <table:table-cell office:value-type="float" office:value="13723" calcext:value-type="float">
            <text:p>13723</text:p>
          </table:table-cell>
          <table:table-cell office:value-type="float" office:value="818259" calcext:value-type="float">
            <text:p>818259</text:p>
          </table:table-cell>
          <table:table-cell office:value-type="float" office:value="1950000" calcext:value-type="float">
            <text:p>1950000</text:p>
          </table:table-cell>
          <table:table-cell office:value-type="string" calcext:value-type="string">
            <text:p><text:s/>0.07390000000000008</text:p>
          </table:table-cell>
        </table:table-row>
        <table:table-row table:style-name="ro1">
          <table:table-cell office:value-type="date" office:date-value="2020-05-23" calcext:value-type="date">
            <text:p>23.05.20</text:p>
          </table:table-cell>
          <table:table-cell office:value-type="float" office:value="13904298" calcext:value-type="float">
            <text:p>13904298</text:p>
          </table:table-cell>
          <table:table-cell office:value-type="float" office:value="4549299" calcext:value-type="float">
            <text:p>4549299</text:p>
          </table:table-cell>
          <table:table-cell office:value-type="float" office:value="9354999" calcext:value-type="float">
            <text:p>9354999</text:p>
          </table:table-cell>
          <table:table-cell office:value-type="float" office:value="180004" calcext:value-type="float">
            <text:p>180004</text:p>
          </table:table-cell>
          <table:table-cell office:value-type="float" office:value="9820" calcext:value-type="float">
            <text:p>9820</text:p>
          </table:table-cell>
          <table:table-cell office:value-type="float" office:value="14094" calcext:value-type="float">
            <text:p>14094</text:p>
          </table:table-cell>
          <table:table-cell office:value-type="float" office:value="837991" calcext:value-type="float">
            <text:p>837991</text:p>
          </table:table-cell>
          <table:table-cell office:value-type="float" office:value="1980000" calcext:value-type="float">
            <text:p>1980000</text:p>
          </table:table-cell>
          <table:table-cell office:value-type="string" calcext:value-type="string">
            <text:p><text:s/>0.07390000000000008</text:p>
          </table:table-cell>
        </table:table-row>
      </table:table>
      <table:named-expressions/>
    </office:spreadshee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office:version="1.2">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language="de" fo:country="DE" style:font-name-asian="Microsoft YaHei" style:language-asian="zh" style:country-asian="CN" style:font-name-complex="Lucida Sans"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de" fo:country="DE"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3-29">00.00.0000</text:date>, <text:time>00:00:00</text:time></text:p>
        </style:region-right>
      </style:header>
      <style:header-left style:display="false"/>
      <style:footer>
        <text:p>Seite <text:page-number>1</text:page-number><text:s/>/ <text:page-count>99</text:page-count></text:p>
      </style:footer>
      <style:footer-left style:display="false"/>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3-29T15:24:36.955000000</meta:creation-date>
    <dc:date>2020-03-29T17:15:05.530000000</dc:date>
    <meta:editing-duration>PT1H19M57S</meta:editing-duration>
    <meta:editing-cycles>2</meta:editing-cycles>
    <meta:generator>LibreOffice/6.3.5.2$Windows_X86_64 LibreOffice_project/dd0751754f11728f69b42ee2af66670068624673</meta:generator>
    <meta:document-statistic meta:table-count="1" meta:cell-count="1163" meta:object-count="1"/>
  </office:meta>
</office:document-meta>
</file>

<file path=Object 1/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chartooo="http://openoffice.org/2010/chart" office:version="1.2">
  <office:automatic-styles>
    <number:number-style style:name="N0">
      <number:number number:min-integer-digits="1"/>
    </number:number-style>
    <number:date-style style:name="N37" number:automatic-order="true">
      <number:day number:style="long"/>
      <number:text>.</number:text>
      <number:month number:style="long"/>
      <number:text>.</number:text>
      <number:year/>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37">
      <style:chart-properties chart:display-label="true" chart:logarithmic="false" chart:origin="1"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true" chart:reverse-direction="false" text:line-break="false" loext:try-staggering-first="false" chart:link-data-style-to-source="true" chart:axis-position="1"/>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8"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9" style:family="chart" style:data-style-name="N0">
      <style:chart-properties chart:symbol-type="none" chart:link-data-style-to-source="true"/>
      <style:graphic-properties svg:stroke-width="0.08cm" svg:stroke-color="#ffd320" draw:fill-color="#ffd320" dr3d:edge-rounding="5%"/>
      <style:text-properties fo:font-size="10pt" style:font-size-asian="10pt" style:font-size-complex="10pt"/>
    </style:style>
    <style:style style:name="ch10" style:family="chart" style:data-style-name="N0">
      <style:chart-properties chart:symbol-type="none" chart:link-data-style-to-source="true"/>
      <style:graphic-properties svg:stroke-width="0.08cm" svg:stroke-color="#579d1c" draw:fill-color="#579d1c" dr3d:edge-rounding="5%"/>
      <style:text-properties fo:font-size="10pt" style:font-size-asian="10pt" style:font-size-complex="10pt"/>
    </style:style>
    <style:style style:name="ch11" style:family="chart" style:data-style-name="N0">
      <style:chart-properties chart:symbol-type="none" chart:link-data-style-to-source="true"/>
      <style:graphic-properties svg:stroke-width="0.08cm" svg:stroke-color="#7e0021" draw:fill-color="#7e0021" dr3d:edge-rounding="5%"/>
      <style:text-properties fo:font-size="10pt" style:font-size-asian="10pt" style:font-size-complex="10pt"/>
    </style:style>
    <style:style style:name="ch12" style:family="chart" style:data-style-name="N0">
      <style:chart-properties chart:symbol-type="none" chart:link-data-style-to-source="true"/>
      <style:graphic-properties svg:stroke-width="0.08cm" svg:stroke-color="#83caff" draw:fill-color="#83caff" dr3d:edge-rounding="5%"/>
      <style:text-properties fo:font-size="10pt" style:font-size-asian="10pt" style:font-size-complex="10pt"/>
    </style:style>
    <style:style style:name="ch13" style:family="chart" style:data-style-name="N0">
      <style:chart-properties chart:symbol-type="none" chart:link-data-style-to-source="true"/>
      <style:graphic-properties svg:stroke-width="0.08cm" svg:stroke-color="#314004" draw:fill-color="#314004" dr3d:edge-rounding="5%"/>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9.894cm" svg:height="11.19cm" xlink:href=".." xlink:type="simple" chart:class="chart:line" chart:style-name="ch1">
        <chart:legend chart:legend-position="end" svg:x="15.989cm" svg:y="3.781cm" style:legend-expansion="high" chart:style-name="ch2"/>
        <chart:plot-area chart:style-name="ch3" table:cell-range-address="Kontaktverbot.A4:Kontaktverbot.H120" chart:data-source-has-labels="both" svg:x="0.397cm" svg:y="0.223cm" svg:width="15.195cm" svg:height="10.744cm">
          <chartooo:coordinate-region svg:x="2.363cm" svg:y="0.425cm" svg:width="13.229cm" svg:height="9.889cm"/>
          <chart:axis chart:dimension="x" chart:name="primary-x" chart:style-name="ch4" chartooo:axis-type="auto">
            <chartooo:date-scale/>
            <chart:categories table:cell-range-address="Kontaktverbot.A5:Kontaktverbot.A120"/>
          </chart:axis>
          <chart:axis chart:dimension="y" chart:name="primary-y" chart:style-name="ch5">
            <chart:grid chart:style-name="ch6" chart:class="major"/>
          </chart:axis>
          <chart:series chart:style-name="ch7" chart:values-cell-range-address="Kontaktverbot.B5:Kontaktverbot.B120" chart:label-cell-address="Kontaktverbot.B4:Kontaktverbot.B4" chart:class="chart:line">
            <chart:data-point chart:repeated="116"/>
          </chart:series>
          <chart:series chart:style-name="ch8" chart:values-cell-range-address="Kontaktverbot.C5:Kontaktverbot.C120" chart:label-cell-address="Kontaktverbot.C4:Kontaktverbot.C4" chart:class="chart:line">
            <chart:data-point chart:repeated="116"/>
          </chart:series>
          <chart:series chart:style-name="ch9" chart:values-cell-range-address="Kontaktverbot.D5:Kontaktverbot.D120" chart:label-cell-address="Kontaktverbot.D4:Kontaktverbot.D4" chart:class="chart:line">
            <chart:data-point chart:repeated="116"/>
          </chart:series>
          <chart:series chart:style-name="ch10" chart:values-cell-range-address="Kontaktverbot.E5:Kontaktverbot.E120" chart:label-cell-address="Kontaktverbot.E4:Kontaktverbot.E4" chart:class="chart:line">
            <chart:data-point chart:repeated="116"/>
          </chart:series>
          <chart:series chart:style-name="ch11" chart:values-cell-range-address="Kontaktverbot.F5:Kontaktverbot.F120" chart:label-cell-address="Kontaktverbot.F4:Kontaktverbot.F4" chart:class="chart:line">
            <chart:data-point chart:repeated="116"/>
          </chart:series>
          <chart:series chart:style-name="ch12" chart:values-cell-range-address="Kontaktverbot.G5:Kontaktverbot.G120" chart:label-cell-address="Kontaktverbot.G4:Kontaktverbot.G4" chart:class="chart:line">
            <chart:data-point chart:repeated="116"/>
          </chart:series>
          <chart:series chart:style-name="ch13" chart:values-cell-range-address="Kontaktverbot.H5:Kontaktverbot.H120" chart:label-cell-address="Kontaktverbot.H4:Kontaktverbot.H4" chart:class="chart:line">
            <chart:data-point chart:repeated="116"/>
          </chart:series>
          <chart:wall chart:style-name="ch14"/>
          <chart:floor chart:style-name="ch15"/>
        </chart:plot-area>
        <table:table table:name="local-table">
          <table:table-header-columns>
            <table:table-column/>
          </table:table-header-columns>
          <table:table-columns>
            <table:table-column table:number-columns-repeated="7"/>
          </table:table-columns>
          <table:table-header-rows>
            <table:table-row>
              <table:table-cell>
                <text:p/>
              </table:table-cell>
              <table:table-cell office:value-type="string">
                <text:p> Betroffen</text:p>
                <draw:g>
                  <svg:desc>Kontaktverbot.B4:Kontaktverbot.B4</svg:desc>
                </draw:g>
              </table:table-cell>
              <table:table-cell office:value-type="string">
                <text:p> Erkrankt</text:p>
                <draw:g>
                  <svg:desc>Kontaktverbot.C4:Kontaktverbot.C4</svg:desc>
                </draw:g>
              </table:table-cell>
              <table:table-cell office:value-type="string">
                <text:p> Immun</text:p>
                <draw:g>
                  <svg:desc>Kontaktverbot.D4:Kontaktverbot.D4</svg:desc>
                </draw:g>
              </table:table-cell>
              <table:table-cell office:value-type="string">
                <text:p> Krankenhaus</text:p>
                <draw:g>
                  <svg:desc>Kontaktverbot.E4:Kontaktverbot.E4</svg:desc>
                </draw:g>
              </table:table-cell>
              <table:table-cell office:value-type="string">
                <text:p> Intensivstation</text:p>
                <draw:g>
                  <svg:desc>Kontaktverbot.F4:Kontaktverbot.F4</svg:desc>
                </draw:g>
              </table:table-cell>
              <table:table-cell office:value-type="string">
                <text:p> Gestorben</text:p>
                <draw:g>
                  <svg:desc>Kontaktverbot.G4:Kontaktverbot.G4</svg:desc>
                </draw:g>
              </table:table-cell>
              <table:table-cell office:value-type="string">
                <text:p> Positiv getestet</text:p>
                <draw:g>
                  <svg:desc>Kontaktverbot.H4:Kontaktverbot.H4</svg:desc>
                </draw:g>
              </table:table-cell>
            </table:table-row>
          </table:table-header-rows>
          <table:table-rows>
            <table:table-row>
              <table:table-cell office:value-type="float" office:value="43860">
                <text:p>43860</text:p>
                <draw:g>
                  <svg:desc>Kontaktverbot.A5:Kontaktverbot.A120</svg:desc>
                </draw:g>
              </table:table-cell>
              <table:table-cell office:value-type="float" office:value="245">
                <text:p>245</text:p>
                <draw:g>
                  <svg:desc>Kontaktverbot.B5:Kontaktverbot.B120</svg:desc>
                </draw:g>
              </table:table-cell>
              <table:table-cell office:value-type="float" office:value="245">
                <text:p>245</text:p>
                <draw:g>
                  <svg:desc>Kontaktverbot.C5:Kontaktverbot.C120</svg:desc>
                </draw:g>
              </table:table-cell>
              <table:table-cell office:value-type="float" office:value="0">
                <text:p>0</text:p>
                <draw:g>
                  <svg:desc>Kontaktverbot.D5:Kontaktverbot.D120</svg:desc>
                </draw:g>
              </table:table-cell>
              <table:table-cell office:value-type="float" office:value="0">
                <text:p>0</text:p>
                <draw:g>
                  <svg:desc>Kontaktverbot.E5:Kontaktverbot.E120</svg:desc>
                </draw:g>
              </table:table-cell>
              <table:table-cell office:value-type="float" office:value="0">
                <text:p>0</text:p>
                <draw:g>
                  <svg:desc>Kontaktverbot.F5:Kontaktverbot.F120</svg:desc>
                </draw:g>
              </table:table-cell>
              <table:table-cell office:value-type="float" office:value="0">
                <text:p>0</text:p>
                <draw:g>
                  <svg:desc>Kontaktverbot.G5:Kontaktverbot.G120</svg:desc>
                </draw:g>
              </table:table-cell>
              <table:table-cell office:value-type="float" office:value="0">
                <text:p>0</text:p>
                <draw:g>
                  <svg:desc>Kontaktverbot.H5:Kontaktverbot.H120</svg:desc>
                </draw:g>
              </table:table-cell>
            </table:table-row>
            <table:table-row>
              <table:table-cell office:value-type="float" office:value="43861">
                <text:p>43861</text:p>
              </table:table-cell>
              <table:table-cell office:value-type="float" office:value="313">
                <text:p>313</text:p>
              </table:table-cell>
              <table:table-cell office:value-type="float" office:value="313">
                <text:p>313</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43862">
                <text:p>43862</text:p>
              </table:table-cell>
              <table:table-cell office:value-type="float" office:value="402">
                <text:p>402</text:p>
              </table:table-cell>
              <table:table-cell office:value-type="float" office:value="402">
                <text:p>402</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43863">
                <text:p>43863</text:p>
              </table:table-cell>
              <table:table-cell office:value-type="float" office:value="533">
                <text:p>533</text:p>
              </table:table-cell>
              <table:table-cell office:value-type="float" office:value="533">
                <text:p>533</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43864">
                <text:p>43864</text:p>
              </table:table-cell>
              <table:table-cell office:value-type="float" office:value="695">
                <text:p>695</text:p>
              </table:table-cell>
              <table:table-cell office:value-type="float" office:value="695">
                <text:p>695</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row>
            <table:table-row>
              <table:table-cell office:value-type="float" office:value="43865">
                <text:p>43865</text:p>
              </table:table-cell>
              <table:table-cell office:value-type="float" office:value="907">
                <text:p>907</text:p>
              </table:table-cell>
              <table:table-cell office:value-type="float" office:value="907">
                <text:p>907</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2">
                <text:p>2</text:p>
              </table:table-cell>
            </table:table-row>
            <table:table-row>
              <table:table-cell office:value-type="float" office:value="43866">
                <text:p>43866</text:p>
              </table:table-cell>
              <table:table-cell office:value-type="float" office:value="1196">
                <text:p>1196</text:p>
              </table:table-cell>
              <table:table-cell office:value-type="float" office:value="1196">
                <text:p>1196</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3">
                <text:p>3</text:p>
              </table:table-cell>
            </table:table-row>
            <table:table-row>
              <table:table-cell office:value-type="float" office:value="43867">
                <text:p>43867</text:p>
              </table:table-cell>
              <table:table-cell office:value-type="float" office:value="1549">
                <text:p>1549</text:p>
              </table:table-cell>
              <table:table-cell office:value-type="float" office:value="1549">
                <text:p>1549</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4">
                <text:p>4</text:p>
              </table:table-cell>
            </table:table-row>
            <table:table-row>
              <table:table-cell office:value-type="float" office:value="43868">
                <text:p>43868</text:p>
              </table:table-cell>
              <table:table-cell office:value-type="float" office:value="2004">
                <text:p>2004</text:p>
              </table:table-cell>
              <table:table-cell office:value-type="float" office:value="2004">
                <text:p>2004</text:p>
              </table:table-cell>
              <table:table-cell office:value-type="float" office:value="0">
                <text:p>0</text:p>
              </table:table-cell>
              <table:table-cell office:value-type="float" office:value="6">
                <text:p>6</text:p>
              </table:table-cell>
              <table:table-cell office:value-type="float" office:value="0">
                <text:p>0</text:p>
              </table:table-cell>
              <table:table-cell office:value-type="float" office:value="0">
                <text:p>0</text:p>
              </table:table-cell>
              <table:table-cell office:value-type="float" office:value="5">
                <text:p>5</text:p>
              </table:table-cell>
            </table:table-row>
            <table:table-row>
              <table:table-cell office:value-type="float" office:value="43869">
                <text:p>43869</text:p>
              </table:table-cell>
              <table:table-cell office:value-type="float" office:value="2612">
                <text:p>2612</text:p>
              </table:table-cell>
              <table:table-cell office:value-type="float" office:value="2612">
                <text:p>2612</text:p>
              </table:table-cell>
              <table:table-cell office:value-type="float" office:value="0">
                <text:p>0</text:p>
              </table:table-cell>
              <table:table-cell office:value-type="float" office:value="7">
                <text:p>7</text:p>
              </table:table-cell>
              <table:table-cell office:value-type="float" office:value="0">
                <text:p>0</text:p>
              </table:table-cell>
              <table:table-cell office:value-type="float" office:value="0">
                <text:p>0</text:p>
              </table:table-cell>
              <table:table-cell office:value-type="float" office:value="6">
                <text:p>6</text:p>
              </table:table-cell>
            </table:table-row>
            <table:table-row>
              <table:table-cell office:value-type="float" office:value="43870">
                <text:p>43870</text:p>
              </table:table-cell>
              <table:table-cell office:value-type="float" office:value="3389">
                <text:p>3389</text:p>
              </table:table-cell>
              <table:table-cell office:value-type="float" office:value="3385">
                <text:p>3385</text:p>
              </table:table-cell>
              <table:table-cell office:value-type="float" office:value="4">
                <text:p>4</text:p>
              </table:table-cell>
              <table:table-cell office:value-type="float" office:value="6">
                <text:p>6</text:p>
              </table:table-cell>
              <table:table-cell office:value-type="float" office:value="2">
                <text:p>2</text:p>
              </table:table-cell>
              <table:table-cell office:value-type="float" office:value="0">
                <text:p>0</text:p>
              </table:table-cell>
              <table:table-cell office:value-type="float" office:value="7">
                <text:p>7</text:p>
              </table:table-cell>
            </table:table-row>
            <table:table-row>
              <table:table-cell office:value-type="float" office:value="43871">
                <text:p>43871</text:p>
              </table:table-cell>
              <table:table-cell office:value-type="float" office:value="4415">
                <text:p>4415</text:p>
              </table:table-cell>
              <table:table-cell office:value-type="float" office:value="4410">
                <text:p>4410</text:p>
              </table:table-cell>
              <table:table-cell office:value-type="float" office:value="5">
                <text:p>5</text:p>
              </table:table-cell>
              <table:table-cell office:value-type="float" office:value="9">
                <text:p>9</text:p>
              </table:table-cell>
              <table:table-cell office:value-type="float" office:value="2">
                <text:p>2</text:p>
              </table:table-cell>
              <table:table-cell office:value-type="float" office:value="0">
                <text:p>0</text:p>
              </table:table-cell>
              <table:table-cell office:value-type="float" office:value="8">
                <text:p>8</text:p>
              </table:table-cell>
            </table:table-row>
            <table:table-row>
              <table:table-cell office:value-type="float" office:value="43872">
                <text:p>43872</text:p>
              </table:table-cell>
              <table:table-cell office:value-type="float" office:value="5781">
                <text:p>5781</text:p>
              </table:table-cell>
              <table:table-cell office:value-type="float" office:value="5775">
                <text:p>5775</text:p>
              </table:table-cell>
              <table:table-cell office:value-type="float" office:value="6">
                <text:p>6</text:p>
              </table:table-cell>
              <table:table-cell office:value-type="float" office:value="11">
                <text:p>11</text:p>
              </table:table-cell>
              <table:table-cell office:value-type="float" office:value="2">
                <text:p>2</text:p>
              </table:table-cell>
              <table:table-cell office:value-type="float" office:value="0">
                <text:p>0</text:p>
              </table:table-cell>
              <table:table-cell office:value-type="float" office:value="10">
                <text:p>10</text:p>
              </table:table-cell>
            </table:table-row>
            <table:table-row>
              <table:table-cell office:value-type="float" office:value="43873">
                <text:p>43873</text:p>
              </table:table-cell>
              <table:table-cell office:value-type="float" office:value="7576">
                <text:p>7576</text:p>
              </table:table-cell>
              <table:table-cell office:value-type="float" office:value="7568">
                <text:p>7568</text:p>
              </table:table-cell>
              <table:table-cell office:value-type="float" office:value="8">
                <text:p>8</text:p>
              </table:table-cell>
              <table:table-cell office:value-type="float" office:value="16">
                <text:p>16</text:p>
              </table:table-cell>
              <table:table-cell office:value-type="float" office:value="3">
                <text:p>3</text:p>
              </table:table-cell>
              <table:table-cell office:value-type="float" office:value="0">
                <text:p>0</text:p>
              </table:table-cell>
              <table:table-cell office:value-type="float" office:value="12">
                <text:p>12</text:p>
              </table:table-cell>
            </table:table-row>
            <table:table-row>
              <table:table-cell office:value-type="float" office:value="43874">
                <text:p>43874</text:p>
              </table:table-cell>
              <table:table-cell office:value-type="float" office:value="9929">
                <text:p>9929</text:p>
              </table:table-cell>
              <table:table-cell office:value-type="float" office:value="9921">
                <text:p>9921</text:p>
              </table:table-cell>
              <table:table-cell office:value-type="float" office:value="8">
                <text:p>8</text:p>
              </table:table-cell>
              <table:table-cell office:value-type="float" office:value="19">
                <text:p>19</text:p>
              </table:table-cell>
              <table:table-cell office:value-type="float" office:value="5">
                <text:p>5</text:p>
              </table:table-cell>
              <table:table-cell office:value-type="float" office:value="0">
                <text:p>0</text:p>
              </table:table-cell>
              <table:table-cell office:value-type="float" office:value="15">
                <text:p>15</text:p>
              </table:table-cell>
            </table:table-row>
            <table:table-row>
              <table:table-cell office:value-type="float" office:value="43875">
                <text:p>43875</text:p>
              </table:table-cell>
              <table:table-cell office:value-type="float" office:value="11629">
                <text:p>11629</text:p>
              </table:table-cell>
              <table:table-cell office:value-type="float" office:value="11616">
                <text:p>11616</text:p>
              </table:table-cell>
              <table:table-cell office:value-type="float" office:value="13">
                <text:p>13</text:p>
              </table:table-cell>
              <table:table-cell office:value-type="float" office:value="23">
                <text:p>23</text:p>
              </table:table-cell>
              <table:table-cell office:value-type="float" office:value="6">
                <text:p>6</text:p>
              </table:table-cell>
              <table:table-cell office:value-type="float" office:value="0">
                <text:p>0</text:p>
              </table:table-cell>
              <table:table-cell office:value-type="float" office:value="18">
                <text:p>18</text:p>
              </table:table-cell>
            </table:table-row>
            <table:table-row>
              <table:table-cell office:value-type="float" office:value="43876">
                <text:p>43876</text:p>
              </table:table-cell>
              <table:table-cell office:value-type="float" office:value="13736">
                <text:p>13736</text:p>
              </table:table-cell>
              <table:table-cell office:value-type="float" office:value="13718">
                <text:p>13718</text:p>
              </table:table-cell>
              <table:table-cell office:value-type="float" office:value="18">
                <text:p>18</text:p>
              </table:table-cell>
              <table:table-cell office:value-type="float" office:value="37">
                <text:p>37</text:p>
              </table:table-cell>
              <table:table-cell office:value-type="float" office:value="6">
                <text:p>6</text:p>
              </table:table-cell>
              <table:table-cell office:value-type="float" office:value="0">
                <text:p>0</text:p>
              </table:table-cell>
              <table:table-cell office:value-type="float" office:value="22">
                <text:p>22</text:p>
              </table:table-cell>
            </table:table-row>
            <table:table-row>
              <table:table-cell office:value-type="float" office:value="43877">
                <text:p>43877</text:p>
              </table:table-cell>
              <table:table-cell office:value-type="float" office:value="16172">
                <text:p>16172</text:p>
              </table:table-cell>
              <table:table-cell office:value-type="float" office:value="16149">
                <text:p>16149</text:p>
              </table:table-cell>
              <table:table-cell office:value-type="float" office:value="23">
                <text:p>23</text:p>
              </table:table-cell>
              <table:table-cell office:value-type="float" office:value="50">
                <text:p>50</text:p>
              </table:table-cell>
              <table:table-cell office:value-type="float" office:value="6">
                <text:p>6</text:p>
              </table:table-cell>
              <table:table-cell office:value-type="float" office:value="0">
                <text:p>0</text:p>
              </table:table-cell>
              <table:table-cell office:value-type="float" office:value="27">
                <text:p>27</text:p>
              </table:table-cell>
            </table:table-row>
            <table:table-row>
              <table:table-cell office:value-type="float" office:value="43878">
                <text:p>43878</text:p>
              </table:table-cell>
              <table:table-cell office:value-type="float" office:value="18893">
                <text:p>18893</text:p>
              </table:table-cell>
              <table:table-cell office:value-type="float" office:value="18618">
                <text:p>18618</text:p>
              </table:table-cell>
              <table:table-cell office:value-type="float" office:value="275">
                <text:p>275</text:p>
              </table:table-cell>
              <table:table-cell office:value-type="float" office:value="59">
                <text:p>59</text:p>
              </table:table-cell>
              <table:table-cell office:value-type="float" office:value="5">
                <text:p>5</text:p>
              </table:table-cell>
              <table:table-cell office:value-type="float" office:value="2">
                <text:p>2</text:p>
              </table:table-cell>
              <table:table-cell office:value-type="float" office:value="32">
                <text:p>32</text:p>
              </table:table-cell>
            </table:table-row>
            <table:table-row>
              <table:table-cell office:value-type="float" office:value="43879">
                <text:p>43879</text:p>
              </table:table-cell>
              <table:table-cell office:value-type="float" office:value="22128">
                <text:p>22128</text:p>
              </table:table-cell>
              <table:table-cell office:value-type="float" office:value="21775">
                <text:p>21775</text:p>
              </table:table-cell>
              <table:table-cell office:value-type="float" office:value="353">
                <text:p>353</text:p>
              </table:table-cell>
              <table:table-cell office:value-type="float" office:value="71">
                <text:p>71</text:p>
              </table:table-cell>
              <table:table-cell office:value-type="float" office:value="7">
                <text:p>7</text:p>
              </table:table-cell>
              <table:table-cell office:value-type="float" office:value="2">
                <text:p>2</text:p>
              </table:table-cell>
              <table:table-cell office:value-type="float" office:value="38">
                <text:p>38</text:p>
              </table:table-cell>
            </table:table-row>
            <table:table-row>
              <table:table-cell office:value-type="float" office:value="43880">
                <text:p>43880</text:p>
              </table:table-cell>
              <table:table-cell office:value-type="float" office:value="25993">
                <text:p>25993</text:p>
              </table:table-cell>
              <table:table-cell office:value-type="float" office:value="25544">
                <text:p>25544</text:p>
              </table:table-cell>
              <table:table-cell office:value-type="float" office:value="449">
                <text:p>449</text:p>
              </table:table-cell>
              <table:table-cell office:value-type="float" office:value="98">
                <text:p>98</text:p>
              </table:table-cell>
              <table:table-cell office:value-type="float" office:value="9">
                <text:p>9</text:p>
              </table:table-cell>
              <table:table-cell office:value-type="float" office:value="2">
                <text:p>2</text:p>
              </table:table-cell>
              <table:table-cell office:value-type="float" office:value="50">
                <text:p>50</text:p>
              </table:table-cell>
            </table:table-row>
            <table:table-row>
              <table:table-cell office:value-type="float" office:value="43881">
                <text:p>43881</text:p>
              </table:table-cell>
              <table:table-cell office:value-type="float" office:value="30494">
                <text:p>30494</text:p>
              </table:table-cell>
              <table:table-cell office:value-type="float" office:value="29904">
                <text:p>29904</text:p>
              </table:table-cell>
              <table:table-cell office:value-type="float" office:value="590">
                <text:p>590</text:p>
              </table:table-cell>
              <table:table-cell office:value-type="float" office:value="135">
                <text:p>135</text:p>
              </table:table-cell>
              <table:table-cell office:value-type="float" office:value="10">
                <text:p>10</text:p>
              </table:table-cell>
              <table:table-cell office:value-type="float" office:value="2">
                <text:p>2</text:p>
              </table:table-cell>
              <table:table-cell office:value-type="float" office:value="64">
                <text:p>64</text:p>
              </table:table-cell>
            </table:table-row>
            <table:table-row>
              <table:table-cell office:value-type="float" office:value="43882">
                <text:p>43882</text:p>
              </table:table-cell>
              <table:table-cell office:value-type="float" office:value="35711">
                <text:p>35711</text:p>
              </table:table-cell>
              <table:table-cell office:value-type="float" office:value="34936">
                <text:p>34936</text:p>
              </table:table-cell>
              <table:table-cell office:value-type="float" office:value="775">
                <text:p>775</text:p>
              </table:table-cell>
              <table:table-cell office:value-type="float" office:value="169">
                <text:p>169</text:p>
              </table:table-cell>
              <table:table-cell office:value-type="float" office:value="14">
                <text:p>14</text:p>
              </table:table-cell>
              <table:table-cell office:value-type="float" office:value="2">
                <text:p>2</text:p>
              </table:table-cell>
              <table:table-cell office:value-type="float" office:value="81">
                <text:p>81</text:p>
              </table:table-cell>
            </table:table-row>
            <table:table-row>
              <table:table-cell office:value-type="float" office:value="43883">
                <text:p>43883</text:p>
              </table:table-cell>
              <table:table-cell office:value-type="float" office:value="41874">
                <text:p>41874</text:p>
              </table:table-cell>
              <table:table-cell office:value-type="float" office:value="40864">
                <text:p>40864</text:p>
              </table:table-cell>
              <table:table-cell office:value-type="float" office:value="1010">
                <text:p>1010</text:p>
              </table:table-cell>
              <table:table-cell office:value-type="float" office:value="196">
                <text:p>196</text:p>
              </table:table-cell>
              <table:table-cell office:value-type="float" office:value="24">
                <text:p>24</text:p>
              </table:table-cell>
              <table:table-cell office:value-type="float" office:value="2">
                <text:p>2</text:p>
              </table:table-cell>
              <table:table-cell office:value-type="float" office:value="101">
                <text:p>101</text:p>
              </table:table-cell>
            </table:table-row>
            <table:table-row>
              <table:table-cell office:value-type="float" office:value="43884">
                <text:p>43884</text:p>
              </table:table-cell>
              <table:table-cell office:value-type="float" office:value="49083">
                <text:p>49083</text:p>
              </table:table-cell>
              <table:table-cell office:value-type="float" office:value="47755">
                <text:p>47755</text:p>
              </table:table-cell>
              <table:table-cell office:value-type="float" office:value="1328">
                <text:p>1328</text:p>
              </table:table-cell>
              <table:table-cell office:value-type="float" office:value="218">
                <text:p>218</text:p>
              </table:table-cell>
              <table:table-cell office:value-type="float" office:value="30">
                <text:p>30</text:p>
              </table:table-cell>
              <table:table-cell office:value-type="float" office:value="2">
                <text:p>2</text:p>
              </table:table-cell>
              <table:table-cell office:value-type="float" office:value="124">
                <text:p>124</text:p>
              </table:table-cell>
            </table:table-row>
            <table:table-row>
              <table:table-cell office:value-type="float" office:value="43885">
                <text:p>43885</text:p>
              </table:table-cell>
              <table:table-cell office:value-type="float" office:value="57471">
                <text:p>57471</text:p>
              </table:table-cell>
              <table:table-cell office:value-type="float" office:value="55765">
                <text:p>55765</text:p>
              </table:table-cell>
              <table:table-cell office:value-type="float" office:value="1706">
                <text:p>1706</text:p>
              </table:table-cell>
              <table:table-cell office:value-type="float" office:value="252">
                <text:p>252</text:p>
              </table:table-cell>
              <table:table-cell office:value-type="float" office:value="38">
                <text:p>38</text:p>
              </table:table-cell>
              <table:table-cell office:value-type="float" office:value="2">
                <text:p>2</text:p>
              </table:table-cell>
              <table:table-cell office:value-type="float" office:value="151">
                <text:p>151</text:p>
              </table:table-cell>
            </table:table-row>
            <table:table-row>
              <table:table-cell office:value-type="float" office:value="43886">
                <text:p>43886</text:p>
              </table:table-cell>
              <table:table-cell office:value-type="float" office:value="67281">
                <text:p>67281</text:p>
              </table:table-cell>
              <table:table-cell office:value-type="float" office:value="65110">
                <text:p>65110</text:p>
              </table:table-cell>
              <table:table-cell office:value-type="float" office:value="2171">
                <text:p>2171</text:p>
              </table:table-cell>
              <table:table-cell office:value-type="float" office:value="314">
                <text:p>314</text:p>
              </table:table-cell>
              <table:table-cell office:value-type="float" office:value="42">
                <text:p>42</text:p>
              </table:table-cell>
              <table:table-cell office:value-type="float" office:value="2">
                <text:p>2</text:p>
              </table:table-cell>
              <table:table-cell office:value-type="float" office:value="182">
                <text:p>182</text:p>
              </table:table-cell>
            </table:table-row>
            <table:table-row>
              <table:table-cell office:value-type="float" office:value="43887">
                <text:p>43887</text:p>
              </table:table-cell>
              <table:table-cell office:value-type="float" office:value="78694">
                <text:p>78694</text:p>
              </table:table-cell>
              <table:table-cell office:value-type="float" office:value="75894">
                <text:p>75894</text:p>
              </table:table-cell>
              <table:table-cell office:value-type="float" office:value="2800">
                <text:p>2800</text:p>
              </table:table-cell>
              <table:table-cell office:value-type="float" office:value="372">
                <text:p>372</text:p>
              </table:table-cell>
              <table:table-cell office:value-type="float" office:value="50">
                <text:p>50</text:p>
              </table:table-cell>
              <table:table-cell office:value-type="float" office:value="2">
                <text:p>2</text:p>
              </table:table-cell>
              <table:table-cell office:value-type="float" office:value="219">
                <text:p>219</text:p>
              </table:table-cell>
            </table:table-row>
            <table:table-row>
              <table:table-cell office:value-type="float" office:value="43888">
                <text:p>43888</text:p>
              </table:table-cell>
              <table:table-cell office:value-type="float" office:value="91802">
                <text:p>91802</text:p>
              </table:table-cell>
              <table:table-cell office:value-type="float" office:value="88179">
                <text:p>88179</text:p>
              </table:table-cell>
              <table:table-cell office:value-type="float" office:value="3623">
                <text:p>3623</text:p>
              </table:table-cell>
              <table:table-cell office:value-type="float" office:value="432">
                <text:p>432</text:p>
              </table:table-cell>
              <table:table-cell office:value-type="float" office:value="60">
                <text:p>60</text:p>
              </table:table-cell>
              <table:table-cell office:value-type="float" office:value="3">
                <text:p>3</text:p>
              </table:table-cell>
              <table:table-cell office:value-type="float" office:value="261">
                <text:p>261</text:p>
              </table:table-cell>
            </table:table-row>
            <table:table-row>
              <table:table-cell office:value-type="float" office:value="43889">
                <text:p>43889</text:p>
              </table:table-cell>
              <table:table-cell office:value-type="float" office:value="107293">
                <text:p>107293</text:p>
              </table:table-cell>
              <table:table-cell office:value-type="float" office:value="102602">
                <text:p>102602</text:p>
              </table:table-cell>
              <table:table-cell office:value-type="float" office:value="4691">
                <text:p>4691</text:p>
              </table:table-cell>
              <table:table-cell office:value-type="float" office:value="496">
                <text:p>496</text:p>
              </table:table-cell>
              <table:table-cell office:value-type="float" office:value="72">
                <text:p>72</text:p>
              </table:table-cell>
              <table:table-cell office:value-type="float" office:value="3">
                <text:p>3</text:p>
              </table:table-cell>
              <table:table-cell office:value-type="float" office:value="310">
                <text:p>310</text:p>
              </table:table-cell>
            </table:table-row>
            <table:table-row>
              <table:table-cell office:value-type="float" office:value="43890">
                <text:p>43890</text:p>
              </table:table-cell>
              <table:table-cell office:value-type="float" office:value="125205">
                <text:p>125205</text:p>
              </table:table-cell>
              <table:table-cell office:value-type="float" office:value="119123">
                <text:p>119123</text:p>
              </table:table-cell>
              <table:table-cell office:value-type="float" office:value="6082">
                <text:p>6082</text:p>
              </table:table-cell>
              <table:table-cell office:value-type="float" office:value="572">
                <text:p>572</text:p>
              </table:table-cell>
              <table:table-cell office:value-type="float" office:value="89">
                <text:p>89</text:p>
              </table:table-cell>
              <table:table-cell office:value-type="float" office:value="4">
                <text:p>4</text:p>
              </table:table-cell>
              <table:table-cell office:value-type="float" office:value="425">
                <text:p>425</text:p>
              </table:table-cell>
            </table:table-row>
            <table:table-row>
              <table:table-cell office:value-type="float" office:value="43891">
                <text:p>43891</text:p>
              </table:table-cell>
              <table:table-cell office:value-type="float" office:value="146056">
                <text:p>146056</text:p>
              </table:table-cell>
              <table:table-cell office:value-type="float" office:value="138149">
                <text:p>138149</text:p>
              </table:table-cell>
              <table:table-cell office:value-type="float" office:value="7907">
                <text:p>7907</text:p>
              </table:table-cell>
              <table:table-cell office:value-type="float" office:value="674">
                <text:p>674</text:p>
              </table:table-cell>
              <table:table-cell office:value-type="float" office:value="95">
                <text:p>95</text:p>
              </table:table-cell>
              <table:table-cell office:value-type="float" office:value="7">
                <text:p>7</text:p>
              </table:table-cell>
              <table:table-cell office:value-type="float" office:value="558">
                <text:p>558</text:p>
              </table:table-cell>
            </table:table-row>
            <table:table-row>
              <table:table-cell office:value-type="float" office:value="43892">
                <text:p>43892</text:p>
              </table:table-cell>
              <table:table-cell office:value-type="float" office:value="170274">
                <text:p>170274</text:p>
              </table:table-cell>
              <table:table-cell office:value-type="float" office:value="159978">
                <text:p>159978</text:p>
              </table:table-cell>
              <table:table-cell office:value-type="float" office:value="10296">
                <text:p>10296</text:p>
              </table:table-cell>
              <table:table-cell office:value-type="float" office:value="796">
                <text:p>796</text:p>
              </table:table-cell>
              <table:table-cell office:value-type="float" office:value="116">
                <text:p>116</text:p>
              </table:table-cell>
              <table:table-cell office:value-type="float" office:value="9">
                <text:p>9</text:p>
              </table:table-cell>
              <table:table-cell office:value-type="float" office:value="712">
                <text:p>712</text:p>
              </table:table-cell>
            </table:table-row>
            <table:table-row>
              <table:table-cell office:value-type="float" office:value="43893">
                <text:p>43893</text:p>
              </table:table-cell>
              <table:table-cell office:value-type="float" office:value="198126">
                <text:p>198126</text:p>
              </table:table-cell>
              <table:table-cell office:value-type="float" office:value="186078">
                <text:p>186078</text:p>
              </table:table-cell>
              <table:table-cell office:value-type="float" office:value="12048">
                <text:p>12048</text:p>
              </table:table-cell>
              <table:table-cell office:value-type="float" office:value="903">
                <text:p>903</text:p>
              </table:table-cell>
              <table:table-cell office:value-type="float" office:value="143">
                <text:p>143</text:p>
              </table:table-cell>
              <table:table-cell office:value-type="float" office:value="11">
                <text:p>11</text:p>
              </table:table-cell>
              <table:table-cell office:value-type="float" office:value="891">
                <text:p>891</text:p>
              </table:table-cell>
            </table:table-row>
            <table:table-row>
              <table:table-cell office:value-type="float" office:value="43894">
                <text:p>43894</text:p>
              </table:table-cell>
              <table:table-cell office:value-type="float" office:value="230418">
                <text:p>230418</text:p>
              </table:table-cell>
              <table:table-cell office:value-type="float" office:value="216181">
                <text:p>216181</text:p>
              </table:table-cell>
              <table:table-cell office:value-type="float" office:value="14237">
                <text:p>14237</text:p>
              </table:table-cell>
              <table:table-cell office:value-type="float" office:value="1042">
                <text:p>1042</text:p>
              </table:table-cell>
              <table:table-cell office:value-type="float" office:value="181">
                <text:p>181</text:p>
              </table:table-cell>
              <table:table-cell office:value-type="float" office:value="12">
                <text:p>12</text:p>
              </table:table-cell>
              <table:table-cell office:value-type="float" office:value="1099">
                <text:p>1099</text:p>
              </table:table-cell>
            </table:table-row>
            <table:table-row>
              <table:table-cell office:value-type="float" office:value="43895">
                <text:p>43895</text:p>
              </table:table-cell>
              <table:table-cell office:value-type="float" office:value="256848">
                <text:p>256848</text:p>
              </table:table-cell>
              <table:table-cell office:value-type="float" office:value="240100">
                <text:p>240100</text:p>
              </table:table-cell>
              <table:table-cell office:value-type="float" office:value="16748">
                <text:p>16748</text:p>
              </table:table-cell>
              <table:table-cell office:value-type="float" office:value="1222">
                <text:p>1222</text:p>
              </table:table-cell>
              <table:table-cell office:value-type="float" office:value="205">
                <text:p>205</text:p>
              </table:table-cell>
              <table:table-cell office:value-type="float" office:value="13">
                <text:p>13</text:p>
              </table:table-cell>
              <table:table-cell office:value-type="float" office:value="1330">
                <text:p>1330</text:p>
              </table:table-cell>
            </table:table-row>
            <table:table-row>
              <table:table-cell office:value-type="float" office:value="43896">
                <text:p>43896</text:p>
              </table:table-cell>
              <table:table-cell office:value-type="float" office:value="286246">
                <text:p>286246</text:p>
              </table:table-cell>
              <table:table-cell office:value-type="float" office:value="266694">
                <text:p>266694</text:p>
              </table:table-cell>
              <table:table-cell office:value-type="float" office:value="19552">
                <text:p>19552</text:p>
              </table:table-cell>
              <table:table-cell office:value-type="float" office:value="1437">
                <text:p>1437</text:p>
              </table:table-cell>
              <table:table-cell office:value-type="float" office:value="237">
                <text:p>237</text:p>
              </table:table-cell>
              <table:table-cell office:value-type="float" office:value="15">
                <text:p>15</text:p>
              </table:table-cell>
              <table:table-cell office:value-type="float" office:value="1587">
                <text:p>1587</text:p>
              </table:table-cell>
            </table:table-row>
            <table:table-row>
              <table:table-cell office:value-type="float" office:value="43897">
                <text:p>43897</text:p>
              </table:table-cell>
              <table:table-cell office:value-type="float" office:value="318951">
                <text:p>318951</text:p>
              </table:table-cell>
              <table:table-cell office:value-type="float" office:value="296060">
                <text:p>296060</text:p>
              </table:table-cell>
              <table:table-cell office:value-type="float" office:value="22891">
                <text:p>22891</text:p>
              </table:table-cell>
              <table:table-cell office:value-type="float" office:value="1693">
                <text:p>1693</text:p>
              </table:table-cell>
              <table:table-cell office:value-type="float" office:value="274">
                <text:p>274</text:p>
              </table:table-cell>
              <table:table-cell office:value-type="float" office:value="20">
                <text:p>20</text:p>
              </table:table-cell>
              <table:table-cell office:value-type="float" office:value="1872">
                <text:p>1872</text:p>
              </table:table-cell>
            </table:table-row>
            <table:table-row>
              <table:table-cell office:value-type="float" office:value="43898">
                <text:p>43898</text:p>
              </table:table-cell>
              <table:table-cell office:value-type="float" office:value="354990">
                <text:p>354990</text:p>
              </table:table-cell>
              <table:table-cell office:value-type="float" office:value="328115">
                <text:p>328115</text:p>
              </table:table-cell>
              <table:table-cell office:value-type="float" office:value="26875">
                <text:p>26875</text:p>
              </table:table-cell>
              <table:table-cell office:value-type="float" office:value="1943">
                <text:p>1943</text:p>
              </table:table-cell>
              <table:table-cell office:value-type="float" office:value="334">
                <text:p>334</text:p>
              </table:table-cell>
              <table:table-cell office:value-type="float" office:value="28">
                <text:p>28</text:p>
              </table:table-cell>
              <table:table-cell office:value-type="float" office:value="2188">
                <text:p>2188</text:p>
              </table:table-cell>
            </table:table-row>
            <table:table-row>
              <table:table-cell office:value-type="float" office:value="43899">
                <text:p>43899</text:p>
              </table:table-cell>
              <table:table-cell office:value-type="float" office:value="394877">
                <text:p>394877</text:p>
              </table:table-cell>
              <table:table-cell office:value-type="float" office:value="363322">
                <text:p>363322</text:p>
              </table:table-cell>
              <table:table-cell office:value-type="float" office:value="31555">
                <text:p>31555</text:p>
              </table:table-cell>
              <table:table-cell office:value-type="float" office:value="2341">
                <text:p>2341</text:p>
              </table:table-cell>
              <table:table-cell office:value-type="float" office:value="382">
                <text:p>382</text:p>
              </table:table-cell>
              <table:table-cell office:value-type="float" office:value="30">
                <text:p>30</text:p>
              </table:table-cell>
              <table:table-cell office:value-type="float" office:value="2538">
                <text:p>2538</text:p>
              </table:table-cell>
            </table:table-row>
            <table:table-row>
              <table:table-cell office:value-type="float" office:value="43900">
                <text:p>43900</text:p>
              </table:table-cell>
              <table:table-cell office:value-type="float" office:value="439051">
                <text:p>439051</text:p>
              </table:table-cell>
              <table:table-cell office:value-type="float" office:value="402108">
                <text:p>402108</text:p>
              </table:table-cell>
              <table:table-cell office:value-type="float" office:value="36943">
                <text:p>36943</text:p>
              </table:table-cell>
              <table:table-cell office:value-type="float" office:value="2739">
                <text:p>2739</text:p>
              </table:table-cell>
              <table:table-cell office:value-type="float" office:value="436">
                <text:p>436</text:p>
              </table:table-cell>
              <table:table-cell office:value-type="float" office:value="39">
                <text:p>39</text:p>
              </table:table-cell>
              <table:table-cell office:value-type="float" office:value="3391">
                <text:p>3391</text:p>
              </table:table-cell>
            </table:table-row>
            <table:table-row>
              <table:table-cell office:value-type="float" office:value="43901">
                <text:p>43901</text:p>
              </table:table-cell>
              <table:table-cell office:value-type="float" office:value="488236">
                <text:p>488236</text:p>
              </table:table-cell>
              <table:table-cell office:value-type="float" office:value="444869">
                <text:p>444869</text:p>
              </table:table-cell>
              <table:table-cell office:value-type="float" office:value="43367">
                <text:p>43367</text:p>
              </table:table-cell>
              <table:table-cell office:value-type="float" office:value="3150">
                <text:p>3150</text:p>
              </table:table-cell>
              <table:table-cell office:value-type="float" office:value="510">
                <text:p>510</text:p>
              </table:table-cell>
              <table:table-cell office:value-type="float" office:value="48">
                <text:p>48</text:p>
              </table:table-cell>
              <table:table-cell office:value-type="float" office:value="4334">
                <text:p>4334</text:p>
              </table:table-cell>
            </table:table-row>
            <table:table-row>
              <table:table-cell office:value-type="float" office:value="43902">
                <text:p>43902</text:p>
              </table:table-cell>
              <table:table-cell office:value-type="float" office:value="542093">
                <text:p>542093</text:p>
              </table:table-cell>
              <table:table-cell office:value-type="float" office:value="491283">
                <text:p>491283</text:p>
              </table:table-cell>
              <table:table-cell office:value-type="float" office:value="50810">
                <text:p>50810</text:p>
              </table:table-cell>
              <table:table-cell office:value-type="float" office:value="3687">
                <text:p>3687</text:p>
              </table:table-cell>
              <table:table-cell office:value-type="float" office:value="589">
                <text:p>589</text:p>
              </table:table-cell>
              <table:table-cell office:value-type="float" office:value="65">
                <text:p>65</text:p>
              </table:table-cell>
              <table:table-cell office:value-type="float" office:value="5376">
                <text:p>5376</text:p>
              </table:table-cell>
            </table:table-row>
            <table:table-row>
              <table:table-cell office:value-type="float" office:value="43903">
                <text:p>43903</text:p>
              </table:table-cell>
              <table:table-cell office:value-type="float" office:value="602082">
                <text:p>602082</text:p>
              </table:table-cell>
              <table:table-cell office:value-type="float" office:value="542627">
                <text:p>542627</text:p>
              </table:table-cell>
              <table:table-cell office:value-type="float" office:value="59455">
                <text:p>59455</text:p>
              </table:table-cell>
              <table:table-cell office:value-type="float" office:value="4072">
                <text:p>4072</text:p>
              </table:table-cell>
              <table:table-cell office:value-type="float" office:value="700">
                <text:p>700</text:p>
              </table:table-cell>
              <table:table-cell office:value-type="float" office:value="75">
                <text:p>75</text:p>
              </table:table-cell>
              <table:table-cell office:value-type="float" office:value="6527">
                <text:p>6527</text:p>
              </table:table-cell>
            </table:table-row>
            <table:table-row>
              <table:table-cell office:value-type="float" office:value="43904">
                <text:p>43904</text:p>
              </table:table-cell>
              <table:table-cell office:value-type="float" office:value="667525">
                <text:p>667525</text:p>
              </table:table-cell>
              <table:table-cell office:value-type="float" office:value="597912">
                <text:p>597912</text:p>
              </table:table-cell>
              <table:table-cell office:value-type="float" office:value="69613">
                <text:p>69613</text:p>
              </table:table-cell>
              <table:table-cell office:value-type="float" office:value="4480">
                <text:p>4480</text:p>
              </table:table-cell>
              <table:table-cell office:value-type="float" office:value="814">
                <text:p>814</text:p>
              </table:table-cell>
              <table:table-cell office:value-type="float" office:value="90">
                <text:p>90</text:p>
              </table:table-cell>
              <table:table-cell office:value-type="float" office:value="7795">
                <text:p>7795</text:p>
              </table:table-cell>
            </table:table-row>
            <table:table-row>
              <table:table-cell office:value-type="float" office:value="43905">
                <text:p>43905</text:p>
              </table:table-cell>
              <table:table-cell office:value-type="float" office:value="739557">
                <text:p>739557</text:p>
              </table:table-cell>
              <table:table-cell office:value-type="float" office:value="658304">
                <text:p>658304</text:p>
              </table:table-cell>
              <table:table-cell office:value-type="float" office:value="81253">
                <text:p>81253</text:p>
              </table:table-cell>
              <table:table-cell office:value-type="float" office:value="5033">
                <text:p>5033</text:p>
              </table:table-cell>
              <table:table-cell office:value-type="float" office:value="886">
                <text:p>886</text:p>
              </table:table-cell>
              <table:table-cell office:value-type="float" office:value="107">
                <text:p>107</text:p>
              </table:table-cell>
              <table:table-cell office:value-type="float" office:value="9191">
                <text:p>9191</text:p>
              </table:table-cell>
            </table:table-row>
            <table:table-row>
              <table:table-cell office:value-type="float" office:value="43906">
                <text:p>43906</text:p>
              </table:table-cell>
              <table:table-cell office:value-type="float" office:value="818867">
                <text:p>818867</text:p>
              </table:table-cell>
              <table:table-cell office:value-type="float" office:value="724275">
                <text:p>724275</text:p>
              </table:table-cell>
              <table:table-cell office:value-type="float" office:value="94592">
                <text:p>94592</text:p>
              </table:table-cell>
              <table:table-cell office:value-type="float" office:value="5608">
                <text:p>5608</text:p>
              </table:table-cell>
              <table:table-cell office:value-type="float" office:value="937">
                <text:p>937</text:p>
              </table:table-cell>
              <table:table-cell office:value-type="float" office:value="133">
                <text:p>133</text:p>
              </table:table-cell>
              <table:table-cell office:value-type="float" office:value="10727">
                <text:p>10727</text:p>
              </table:table-cell>
            </table:table-row>
            <table:table-row>
              <table:table-cell office:value-type="float" office:value="43907">
                <text:p>43907</text:p>
              </table:table-cell>
              <table:table-cell office:value-type="float" office:value="905320">
                <text:p>905320</text:p>
              </table:table-cell>
              <table:table-cell office:value-type="float" office:value="794977">
                <text:p>794977</text:p>
              </table:table-cell>
              <table:table-cell office:value-type="float" office:value="110343">
                <text:p>110343</text:p>
              </table:table-cell>
              <table:table-cell office:value-type="float" office:value="6226">
                <text:p>6226</text:p>
              </table:table-cell>
              <table:table-cell office:value-type="float" office:value="1029">
                <text:p>1029</text:p>
              </table:table-cell>
              <table:table-cell office:value-type="float" office:value="150">
                <text:p>150</text:p>
              </table:table-cell>
              <table:table-cell office:value-type="float" office:value="12413">
                <text:p>12413</text:p>
              </table:table-cell>
            </table:table-row>
            <table:table-row>
              <table:table-cell office:value-type="float" office:value="43908">
                <text:p>43908</text:p>
              </table:table-cell>
              <table:table-cell office:value-type="float" office:value="1000984">
                <text:p>1000984</text:p>
              </table:table-cell>
              <table:table-cell office:value-type="float" office:value="872489">
                <text:p>872489</text:p>
              </table:table-cell>
              <table:table-cell office:value-type="float" office:value="128495">
                <text:p>128495</text:p>
              </table:table-cell>
              <table:table-cell office:value-type="float" office:value="6947">
                <text:p>6947</text:p>
              </table:table-cell>
              <table:table-cell office:value-type="float" office:value="1144">
                <text:p>1144</text:p>
              </table:table-cell>
              <table:table-cell office:value-type="float" office:value="172">
                <text:p>172</text:p>
              </table:table-cell>
              <table:table-cell office:value-type="float" office:value="14263">
                <text:p>14263</text:p>
              </table:table-cell>
            </table:table-row>
            <table:table-row>
              <table:table-cell office:value-type="float" office:value="43909">
                <text:p>43909</text:p>
              </table:table-cell>
              <table:table-cell office:value-type="float" office:value="1105208">
                <text:p>1105208</text:p>
              </table:table-cell>
              <table:table-cell office:value-type="float" office:value="955653">
                <text:p>955653</text:p>
              </table:table-cell>
              <table:table-cell office:value-type="float" office:value="149555">
                <text:p>149555</text:p>
              </table:table-cell>
              <table:table-cell office:value-type="float" office:value="7741">
                <text:p>7741</text:p>
              </table:table-cell>
              <table:table-cell office:value-type="float" office:value="1207">
                <text:p>1207</text:p>
              </table:table-cell>
              <table:table-cell office:value-type="float" office:value="215">
                <text:p>215</text:p>
              </table:table-cell>
              <table:table-cell office:value-type="float" office:value="16289">
                <text:p>16289</text:p>
              </table:table-cell>
            </table:table-row>
            <table:table-row>
              <table:table-cell office:value-type="float" office:value="43910">
                <text:p>43910</text:p>
              </table:table-cell>
              <table:table-cell office:value-type="float" office:value="1218867">
                <text:p>1218867</text:p>
              </table:table-cell>
              <table:table-cell office:value-type="float" office:value="1044803">
                <text:p>1044803</text:p>
              </table:table-cell>
              <table:table-cell office:value-type="float" office:value="174064">
                <text:p>174064</text:p>
              </table:table-cell>
              <table:table-cell office:value-type="float" office:value="8620">
                <text:p>8620</text:p>
              </table:table-cell>
              <table:table-cell office:value-type="float" office:value="1321">
                <text:p>1321</text:p>
              </table:table-cell>
              <table:table-cell office:value-type="float" office:value="250">
                <text:p>250</text:p>
              </table:table-cell>
              <table:table-cell office:value-type="float" office:value="20720">
                <text:p>20720</text:p>
              </table:table-cell>
            </table:table-row>
            <table:table-row>
              <table:table-cell office:value-type="float" office:value="43911">
                <text:p>43911</text:p>
              </table:table-cell>
              <table:table-cell office:value-type="float" office:value="1342685">
                <text:p>1342685</text:p>
              </table:table-cell>
              <table:table-cell office:value-type="float" office:value="1140438">
                <text:p>1140438</text:p>
              </table:table-cell>
              <table:table-cell office:value-type="float" office:value="202247">
                <text:p>202247</text:p>
              </table:table-cell>
              <table:table-cell office:value-type="float" office:value="9588">
                <text:p>9588</text:p>
              </table:table-cell>
              <table:table-cell office:value-type="float" office:value="1408">
                <text:p>1408</text:p>
              </table:table-cell>
              <table:table-cell office:value-type="float" office:value="280">
                <text:p>280</text:p>
              </table:table-cell>
              <table:table-cell office:value-type="float" office:value="25557">
                <text:p>25557</text:p>
              </table:table-cell>
            </table:table-row>
            <table:table-row>
              <table:table-cell office:value-type="float" office:value="43912">
                <text:p>43912</text:p>
              </table:table-cell>
              <table:table-cell office:value-type="float" office:value="1477868">
                <text:p>1477868</text:p>
              </table:table-cell>
              <table:table-cell office:value-type="float" office:value="1243044">
                <text:p>1243044</text:p>
              </table:table-cell>
              <table:table-cell office:value-type="float" office:value="234824">
                <text:p>234824</text:p>
              </table:table-cell>
              <table:table-cell office:value-type="float" office:value="10618">
                <text:p>10618</text:p>
              </table:table-cell>
              <table:table-cell office:value-type="float" office:value="1533">
                <text:p>1533</text:p>
              </table:table-cell>
              <table:table-cell office:value-type="float" office:value="327">
                <text:p>327</text:p>
              </table:table-cell>
              <table:table-cell office:value-type="float" office:value="30829">
                <text:p>30829</text:p>
              </table:table-cell>
            </table:table-row>
            <table:table-row>
              <table:table-cell office:value-type="float" office:value="43913">
                <text:p>43913</text:p>
              </table:table-cell>
              <table:table-cell office:value-type="float" office:value="1625770">
                <text:p>1625770</text:p>
              </table:table-cell>
              <table:table-cell office:value-type="float" office:value="1364072">
                <text:p>1364072</text:p>
              </table:table-cell>
              <table:table-cell office:value-type="float" office:value="261698">
                <text:p>261698</text:p>
              </table:table-cell>
              <table:table-cell office:value-type="float" office:value="11708">
                <text:p>11708</text:p>
              </table:table-cell>
              <table:table-cell office:value-type="float" office:value="1727">
                <text:p>1727</text:p>
              </table:table-cell>
              <table:table-cell office:value-type="float" office:value="360">
                <text:p>360</text:p>
              </table:table-cell>
              <table:table-cell office:value-type="float" office:value="36614">
                <text:p>36614</text:p>
              </table:table-cell>
            </table:table-row>
            <table:table-row>
              <table:table-cell office:value-type="float" office:value="43914">
                <text:p>43914</text:p>
              </table:table-cell>
              <table:table-cell office:value-type="float" office:value="1788094">
                <text:p>1788094</text:p>
              </table:table-cell>
              <table:table-cell office:value-type="float" office:value="1496502">
                <text:p>1496502</text:p>
              </table:table-cell>
              <table:table-cell office:value-type="float" office:value="291592">
                <text:p>291592</text:p>
              </table:table-cell>
              <table:table-cell office:value-type="float" office:value="13045">
                <text:p>13045</text:p>
              </table:table-cell>
              <table:table-cell office:value-type="float" office:value="1938">
                <text:p>1938</text:p>
              </table:table-cell>
              <table:table-cell office:value-type="float" office:value="402">
                <text:p>402</text:p>
              </table:table-cell>
              <table:table-cell office:value-type="float" office:value="42961">
                <text:p>42961</text:p>
              </table:table-cell>
            </table:table-row>
            <table:table-row>
              <table:table-cell office:value-type="float" office:value="43915">
                <text:p>43915</text:p>
              </table:table-cell>
              <table:table-cell office:value-type="float" office:value="1893449">
                <text:p>1893449</text:p>
              </table:table-cell>
              <table:table-cell office:value-type="float" office:value="1568658">
                <text:p>1568658</text:p>
              </table:table-cell>
              <table:table-cell office:value-type="float" office:value="324791">
                <text:p>324791</text:p>
              </table:table-cell>
              <table:table-cell office:value-type="float" office:value="14381">
                <text:p>14381</text:p>
              </table:table-cell>
              <table:table-cell office:value-type="float" office:value="2142">
                <text:p>2142</text:p>
              </table:table-cell>
              <table:table-cell office:value-type="float" office:value="440">
                <text:p>440</text:p>
              </table:table-cell>
              <table:table-cell office:value-type="float" office:value="47950">
                <text:p>47950</text:p>
              </table:table-cell>
            </table:table-row>
            <table:table-row>
              <table:table-cell office:value-type="float" office:value="43916">
                <text:p>43916</text:p>
              </table:table-cell>
              <table:table-cell office:value-type="float" office:value="2003953">
                <text:p>2003953</text:p>
              </table:table-cell>
              <table:table-cell office:value-type="float" office:value="1642433">
                <text:p>1642433</text:p>
              </table:table-cell>
              <table:table-cell office:value-type="float" office:value="361520">
                <text:p>361520</text:p>
              </table:table-cell>
              <table:table-cell office:value-type="float" office:value="15853">
                <text:p>15853</text:p>
              </table:table-cell>
              <table:table-cell office:value-type="float" office:value="2368">
                <text:p>2368</text:p>
              </table:table-cell>
              <table:table-cell office:value-type="float" office:value="505">
                <text:p>505</text:p>
              </table:table-cell>
              <table:table-cell office:value-type="float" office:value="53174">
                <text:p>53174</text:p>
              </table:table-cell>
            </table:table-row>
            <table:table-row>
              <table:table-cell office:value-type="float" office:value="43917">
                <text:p>43917</text:p>
              </table:table-cell>
              <table:table-cell office:value-type="float" office:value="2119339">
                <text:p>2119339</text:p>
              </table:table-cell>
              <table:table-cell office:value-type="float" office:value="1717305">
                <text:p>1717305</text:p>
              </table:table-cell>
              <table:table-cell office:value-type="float" office:value="402034">
                <text:p>402034</text:p>
              </table:table-cell>
              <table:table-cell office:value-type="float" office:value="17543">
                <text:p>17543</text:p>
              </table:table-cell>
              <table:table-cell office:value-type="float" office:value="2624">
                <text:p>2624</text:p>
              </table:table-cell>
              <table:table-cell office:value-type="float" office:value="546">
                <text:p>546</text:p>
              </table:table-cell>
              <table:table-cell office:value-type="float" office:value="58636">
                <text:p>58636</text:p>
              </table:table-cell>
            </table:table-row>
            <table:table-row>
              <table:table-cell office:value-type="float" office:value="43918">
                <text:p>43918</text:p>
              </table:table-cell>
              <table:table-cell office:value-type="float" office:value="2240099">
                <text:p>2240099</text:p>
              </table:table-cell>
              <table:table-cell office:value-type="float" office:value="1793213">
                <text:p>1793213</text:p>
              </table:table-cell>
              <table:table-cell office:value-type="float" office:value="446886">
                <text:p>446886</text:p>
              </table:table-cell>
              <table:table-cell office:value-type="float" office:value="19370">
                <text:p>19370</text:p>
              </table:table-cell>
              <table:table-cell office:value-type="float" office:value="2857">
                <text:p>2857</text:p>
              </table:table-cell>
              <table:table-cell office:value-type="float" office:value="621">
                <text:p>621</text:p>
              </table:table-cell>
              <table:table-cell office:value-type="float" office:value="64340">
                <text:p>64340</text:p>
              </table:table-cell>
            </table:table-row>
            <table:table-row>
              <table:table-cell office:value-type="float" office:value="43919">
                <text:p>43919</text:p>
              </table:table-cell>
              <table:table-cell office:value-type="float" office:value="2365263">
                <text:p>2365263</text:p>
              </table:table-cell>
              <table:table-cell office:value-type="float" office:value="1868393">
                <text:p>1868393</text:p>
              </table:table-cell>
              <table:table-cell office:value-type="float" office:value="496870">
                <text:p>496870</text:p>
              </table:table-cell>
              <table:table-cell office:value-type="float" office:value="21328">
                <text:p>21328</text:p>
              </table:table-cell>
              <table:table-cell office:value-type="float" office:value="3142">
                <text:p>3142</text:p>
              </table:table-cell>
              <table:table-cell office:value-type="float" office:value="698">
                <text:p>698</text:p>
              </table:table-cell>
              <table:table-cell office:value-type="float" office:value="70283">
                <text:p>70283</text:p>
              </table:table-cell>
            </table:table-row>
            <table:table-row>
              <table:table-cell office:value-type="float" office:value="43920">
                <text:p>43920</text:p>
              </table:table-cell>
              <table:table-cell office:value-type="float" office:value="2495385">
                <text:p>2495385</text:p>
              </table:table-cell>
              <table:table-cell office:value-type="float" office:value="1943822">
                <text:p>1943822</text:p>
              </table:table-cell>
              <table:table-cell office:value-type="float" office:value="551563">
                <text:p>551563</text:p>
              </table:table-cell>
              <table:table-cell office:value-type="float" office:value="23415">
                <text:p>23415</text:p>
              </table:table-cell>
              <table:table-cell office:value-type="float" office:value="3421">
                <text:p>3421</text:p>
              </table:table-cell>
              <table:table-cell office:value-type="float" office:value="781">
                <text:p>781</text:p>
              </table:table-cell>
              <table:table-cell office:value-type="float" office:value="77309">
                <text:p>77309</text:p>
              </table:table-cell>
            </table:table-row>
            <table:table-row>
              <table:table-cell office:value-type="float" office:value="43921">
                <text:p>43921</text:p>
              </table:table-cell>
              <table:table-cell office:value-type="float" office:value="2630016">
                <text:p>2630016</text:p>
              </table:table-cell>
              <table:table-cell office:value-type="float" office:value="2017583">
                <text:p>2017583</text:p>
              </table:table-cell>
              <table:table-cell office:value-type="float" office:value="612433">
                <text:p>612433</text:p>
              </table:table-cell>
              <table:table-cell office:value-type="float" office:value="25793">
                <text:p>25793</text:p>
              </table:table-cell>
              <table:table-cell office:value-type="float" office:value="3730">
                <text:p>3730</text:p>
              </table:table-cell>
              <table:table-cell office:value-type="float" office:value="876">
                <text:p>876</text:p>
              </table:table-cell>
              <table:table-cell office:value-type="float" office:value="84601">
                <text:p>84601</text:p>
              </table:table-cell>
            </table:table-row>
            <table:table-row>
              <table:table-cell office:value-type="float" office:value="43922">
                <text:p>43922</text:p>
              </table:table-cell>
              <table:table-cell office:value-type="float" office:value="2769923">
                <text:p>2769923</text:p>
              </table:table-cell>
              <table:table-cell office:value-type="float" office:value="2091118">
                <text:p>2091118</text:p>
              </table:table-cell>
              <table:table-cell office:value-type="float" office:value="678805">
                <text:p>678805</text:p>
              </table:table-cell>
              <table:table-cell office:value-type="float" office:value="28388">
                <text:p>28388</text:p>
              </table:table-cell>
              <table:table-cell office:value-type="float" office:value="4052">
                <text:p>4052</text:p>
              </table:table-cell>
              <table:table-cell office:value-type="float" office:value="976">
                <text:p>976</text:p>
              </table:table-cell>
              <table:table-cell office:value-type="float" office:value="92159">
                <text:p>92159</text:p>
              </table:table-cell>
            </table:table-row>
            <table:table-row>
              <table:table-cell office:value-type="float" office:value="43923">
                <text:p>43923</text:p>
              </table:table-cell>
              <table:table-cell office:value-type="float" office:value="2914330">
                <text:p>2914330</text:p>
              </table:table-cell>
              <table:table-cell office:value-type="float" office:value="2162385">
                <text:p>2162385</text:p>
              </table:table-cell>
              <table:table-cell office:value-type="float" office:value="751945">
                <text:p>751945</text:p>
              </table:table-cell>
              <table:table-cell office:value-type="float" office:value="29801">
                <text:p>29801</text:p>
              </table:table-cell>
              <table:table-cell office:value-type="float" office:value="4452">
                <text:p>4452</text:p>
              </table:table-cell>
              <table:table-cell office:value-type="float" office:value="1082">
                <text:p>1082</text:p>
              </table:table-cell>
              <table:table-cell office:value-type="float" office:value="99975">
                <text:p>99975</text:p>
              </table:table-cell>
            </table:table-row>
            <table:table-row>
              <table:table-cell office:value-type="float" office:value="43924">
                <text:p>43924</text:p>
              </table:table-cell>
              <table:table-cell office:value-type="float" office:value="3062493">
                <text:p>3062493</text:p>
              </table:table-cell>
              <table:table-cell office:value-type="float" office:value="2230170">
                <text:p>2230170</text:p>
              </table:table-cell>
              <table:table-cell office:value-type="float" office:value="832323">
                <text:p>832323</text:p>
              </table:table-cell>
              <table:table-cell office:value-type="float" office:value="31206">
                <text:p>31206</text:p>
              </table:table-cell>
              <table:table-cell office:value-type="float" office:value="4863">
                <text:p>4863</text:p>
              </table:table-cell>
              <table:table-cell office:value-type="float" office:value="1209">
                <text:p>1209</text:p>
              </table:table-cell>
              <table:table-cell office:value-type="float" office:value="108036">
                <text:p>108036</text:p>
              </table:table-cell>
            </table:table-row>
            <table:table-row>
              <table:table-cell office:value-type="float" office:value="43925">
                <text:p>43925</text:p>
              </table:table-cell>
              <table:table-cell office:value-type="float" office:value="3214524">
                <text:p>3214524</text:p>
              </table:table-cell>
              <table:table-cell office:value-type="float" office:value="2295510">
                <text:p>2295510</text:p>
              </table:table-cell>
              <table:table-cell office:value-type="float" office:value="919014">
                <text:p>919014</text:p>
              </table:table-cell>
              <table:table-cell office:value-type="float" office:value="32950">
                <text:p>32950</text:p>
              </table:table-cell>
              <table:table-cell office:value-type="float" office:value="4991">
                <text:p>4991</text:p>
              </table:table-cell>
              <table:table-cell office:value-type="float" office:value="1337">
                <text:p>1337</text:p>
              </table:table-cell>
              <table:table-cell office:value-type="float" office:value="116333">
                <text:p>116333</text:p>
              </table:table-cell>
            </table:table-row>
            <table:table-row>
              <table:table-cell office:value-type="float" office:value="43926">
                <text:p>43926</text:p>
              </table:table-cell>
              <table:table-cell office:value-type="float" office:value="3370955">
                <text:p>3370955</text:p>
              </table:table-cell>
              <table:table-cell office:value-type="float" office:value="2356165">
                <text:p>2356165</text:p>
              </table:table-cell>
              <table:table-cell office:value-type="float" office:value="1014790">
                <text:p>1014790</text:p>
              </table:table-cell>
              <table:table-cell office:value-type="float" office:value="34732">
                <text:p>34732</text:p>
              </table:table-cell>
              <table:table-cell office:value-type="float" office:value="5103">
                <text:p>5103</text:p>
              </table:table-cell>
              <table:table-cell office:value-type="float" office:value="1479">
                <text:p>1479</text:p>
              </table:table-cell>
              <table:table-cell office:value-type="float" office:value="124849">
                <text:p>124849</text:p>
              </table:table-cell>
            </table:table-row>
            <table:table-row>
              <table:table-cell office:value-type="float" office:value="43927">
                <text:p>43927</text:p>
              </table:table-cell>
              <table:table-cell office:value-type="float" office:value="3530798">
                <text:p>3530798</text:p>
              </table:table-cell>
              <table:table-cell office:value-type="float" office:value="2411778">
                <text:p>2411778</text:p>
              </table:table-cell>
              <table:table-cell office:value-type="float" office:value="1119020">
                <text:p>1119020</text:p>
              </table:table-cell>
              <table:table-cell office:value-type="float" office:value="36636">
                <text:p>36636</text:p>
              </table:table-cell>
              <table:table-cell office:value-type="float" office:value="5150">
                <text:p>5150</text:p>
              </table:table-cell>
              <table:table-cell office:value-type="float" office:value="1651">
                <text:p>1651</text:p>
              </table:table-cell>
              <table:table-cell office:value-type="float" office:value="133566">
                <text:p>133566</text:p>
              </table:table-cell>
            </table:table-row>
            <table:table-row>
              <table:table-cell office:value-type="float" office:value="43928">
                <text:p>43928</text:p>
              </table:table-cell>
              <table:table-cell office:value-type="float" office:value="3693877">
                <text:p>3693877</text:p>
              </table:table-cell>
              <table:table-cell office:value-type="float" office:value="2461312">
                <text:p>2461312</text:p>
              </table:table-cell>
              <table:table-cell office:value-type="float" office:value="1232565">
                <text:p>1232565</text:p>
              </table:table-cell>
              <table:table-cell office:value-type="float" office:value="38661">
                <text:p>38661</text:p>
              </table:table-cell>
              <table:table-cell office:value-type="float" office:value="5184">
                <text:p>5184</text:p>
              </table:table-cell>
              <table:table-cell office:value-type="float" office:value="1833">
                <text:p>1833</text:p>
              </table:table-cell>
              <table:table-cell office:value-type="float" office:value="142462">
                <text:p>142462</text:p>
              </table:table-cell>
            </table:table-row>
            <table:table-row>
              <table:table-cell office:value-type="float" office:value="43929">
                <text:p>43929</text:p>
              </table:table-cell>
              <table:table-cell office:value-type="float" office:value="3858790">
                <text:p>3858790</text:p>
              </table:table-cell>
              <table:table-cell office:value-type="float" office:value="2502597">
                <text:p>2502597</text:p>
              </table:table-cell>
              <table:table-cell office:value-type="float" office:value="1356193">
                <text:p>1356193</text:p>
              </table:table-cell>
              <table:table-cell office:value-type="float" office:value="40723">
                <text:p>40723</text:p>
              </table:table-cell>
              <table:table-cell office:value-type="float" office:value="5221">
                <text:p>5221</text:p>
              </table:table-cell>
              <table:table-cell office:value-type="float" office:value="2009">
                <text:p>2009</text:p>
              </table:table-cell>
              <table:table-cell office:value-type="float" office:value="151508">
                <text:p>151508</text:p>
              </table:table-cell>
            </table:table-row>
            <table:table-row>
              <table:table-cell office:value-type="float" office:value="43930">
                <text:p>43930</text:p>
              </table:table-cell>
              <table:table-cell office:value-type="float" office:value="4024347">
                <text:p>4024347</text:p>
              </table:table-cell>
              <table:table-cell office:value-type="float" office:value="2533153">
                <text:p>2533153</text:p>
              </table:table-cell>
              <table:table-cell office:value-type="float" office:value="1491194">
                <text:p>1491194</text:p>
              </table:table-cell>
              <table:table-cell office:value-type="float" office:value="42787">
                <text:p>42787</text:p>
              </table:table-cell>
              <table:table-cell office:value-type="float" office:value="5233">
                <text:p>5233</text:p>
              </table:table-cell>
              <table:table-cell office:value-type="float" office:value="2198">
                <text:p>2198</text:p>
              </table:table-cell>
              <table:table-cell office:value-type="float" office:value="160664">
                <text:p>160664</text:p>
              </table:table-cell>
            </table:table-row>
            <table:table-row>
              <table:table-cell office:value-type="float" office:value="43931">
                <text:p>43931</text:p>
              </table:table-cell>
              <table:table-cell office:value-type="float" office:value="4191557">
                <text:p>4191557</text:p>
              </table:table-cell>
              <table:table-cell office:value-type="float" office:value="2552847">
                <text:p>2552847</text:p>
              </table:table-cell>
              <table:table-cell office:value-type="float" office:value="1638710">
                <text:p>1638710</text:p>
              </table:table-cell>
              <table:table-cell office:value-type="float" office:value="45005">
                <text:p>45005</text:p>
              </table:table-cell>
              <table:table-cell office:value-type="float" office:value="5145">
                <text:p>5145</text:p>
              </table:table-cell>
              <table:table-cell office:value-type="float" office:value="2426">
                <text:p>2426</text:p>
              </table:table-cell>
              <table:table-cell office:value-type="float" office:value="169891">
                <text:p>169891</text:p>
              </table:table-cell>
            </table:table-row>
            <table:table-row>
              <table:table-cell office:value-type="float" office:value="43932">
                <text:p>43932</text:p>
              </table:table-cell>
              <table:table-cell office:value-type="float" office:value="4359420">
                <text:p>4359420</text:p>
              </table:table-cell>
              <table:table-cell office:value-type="float" office:value="2558964">
                <text:p>2558964</text:p>
              </table:table-cell>
              <table:table-cell office:value-type="float" office:value="1800456">
                <text:p>1800456</text:p>
              </table:table-cell>
              <table:table-cell office:value-type="float" office:value="47330">
                <text:p>47330</text:p>
              </table:table-cell>
              <table:table-cell office:value-type="float" office:value="4986">
                <text:p>4986</text:p>
              </table:table-cell>
              <table:table-cell office:value-type="float" office:value="2686">
                <text:p>2686</text:p>
              </table:table-cell>
              <table:table-cell office:value-type="float" office:value="179140">
                <text:p>179140</text:p>
              </table:table-cell>
            </table:table-row>
            <table:table-row>
              <table:table-cell office:value-type="float" office:value="43933">
                <text:p>43933</text:p>
              </table:table-cell>
              <table:table-cell office:value-type="float" office:value="4530901">
                <text:p>4530901</text:p>
              </table:table-cell>
              <table:table-cell office:value-type="float" office:value="2624682">
                <text:p>2624682</text:p>
              </table:table-cell>
              <table:table-cell office:value-type="float" office:value="1906219">
                <text:p>1906219</text:p>
              </table:table-cell>
              <table:table-cell office:value-type="float" office:value="49667">
                <text:p>49667</text:p>
              </table:table-cell>
              <table:table-cell office:value-type="float" office:value="5158">
                <text:p>5158</text:p>
              </table:table-cell>
              <table:table-cell office:value-type="float" office:value="2861">
                <text:p>2861</text:p>
              </table:table-cell>
              <table:table-cell office:value-type="float" office:value="188627">
                <text:p>188627</text:p>
              </table:table-cell>
            </table:table-row>
            <table:table-row>
              <table:table-cell office:value-type="float" office:value="43934">
                <text:p>43934</text:p>
              </table:table-cell>
              <table:table-cell office:value-type="float" office:value="4706339">
                <text:p>4706339</text:p>
              </table:table-cell>
              <table:table-cell office:value-type="float" office:value="2689114">
                <text:p>2689114</text:p>
              </table:table-cell>
              <table:table-cell office:value-type="float" office:value="2017225">
                <text:p>2017225</text:p>
              </table:table-cell>
              <table:table-cell office:value-type="float" office:value="52031">
                <text:p>52031</text:p>
              </table:table-cell>
              <table:table-cell office:value-type="float" office:value="5310">
                <text:p>5310</text:p>
              </table:table-cell>
              <table:table-cell office:value-type="float" office:value="3033">
                <text:p>3033</text:p>
              </table:table-cell>
              <table:table-cell office:value-type="float" office:value="198347">
                <text:p>198347</text:p>
              </table:table-cell>
            </table:table-row>
            <table:table-row>
              <table:table-cell office:value-type="float" office:value="43935">
                <text:p>43935</text:p>
              </table:table-cell>
              <table:table-cell office:value-type="float" office:value="4884860">
                <text:p>4884860</text:p>
              </table:table-cell>
              <table:table-cell office:value-type="float" office:value="2751794">
                <text:p>2751794</text:p>
              </table:table-cell>
              <table:table-cell office:value-type="float" office:value="2133066">
                <text:p>2133066</text:p>
              </table:table-cell>
              <table:table-cell office:value-type="float" office:value="54527">
                <text:p>54527</text:p>
              </table:table-cell>
              <table:table-cell office:value-type="float" office:value="5511">
                <text:p>5511</text:p>
              </table:table-cell>
              <table:table-cell office:value-type="float" office:value="3183">
                <text:p>3183</text:p>
              </table:table-cell>
              <table:table-cell office:value-type="float" office:value="208293">
                <text:p>208293</text:p>
              </table:table-cell>
            </table:table-row>
            <table:table-row>
              <table:table-cell office:value-type="float" office:value="43936">
                <text:p>43936</text:p>
              </table:table-cell>
              <table:table-cell office:value-type="float" office:value="5067523">
                <text:p>5067523</text:p>
              </table:table-cell>
              <table:table-cell office:value-type="float" office:value="2813258">
                <text:p>2813258</text:p>
              </table:table-cell>
              <table:table-cell office:value-type="float" office:value="2254265">
                <text:p>2254265</text:p>
              </table:table-cell>
              <table:table-cell office:value-type="float" office:value="57035">
                <text:p>57035</text:p>
              </table:table-cell>
              <table:table-cell office:value-type="float" office:value="5705">
                <text:p>5705</text:p>
              </table:table-cell>
              <table:table-cell office:value-type="float" office:value="3359">
                <text:p>3359</text:p>
              </table:table-cell>
              <table:table-cell office:value-type="float" office:value="218461">
                <text:p>218461</text:p>
              </table:table-cell>
            </table:table-row>
            <table:table-row>
              <table:table-cell office:value-type="float" office:value="43937">
                <text:p>43937</text:p>
              </table:table-cell>
              <table:table-cell office:value-type="float" office:value="5253152">
                <text:p>5253152</text:p>
              </table:table-cell>
              <table:table-cell office:value-type="float" office:value="2873245">
                <text:p>2873245</text:p>
              </table:table-cell>
              <table:table-cell office:value-type="float" office:value="2379907">
                <text:p>2379907</text:p>
              </table:table-cell>
              <table:table-cell office:value-type="float" office:value="59505">
                <text:p>59505</text:p>
              </table:table-cell>
              <table:table-cell office:value-type="float" office:value="5902">
                <text:p>5902</text:p>
              </table:table-cell>
              <table:table-cell office:value-type="float" office:value="3554">
                <text:p>3554</text:p>
              </table:table-cell>
              <table:table-cell office:value-type="float" office:value="228846">
                <text:p>228846</text:p>
              </table:table-cell>
            </table:table-row>
            <table:table-row>
              <table:table-cell office:value-type="float" office:value="43938">
                <text:p>43938</text:p>
              </table:table-cell>
              <table:table-cell office:value-type="float" office:value="5442176">
                <text:p>5442176</text:p>
              </table:table-cell>
              <table:table-cell office:value-type="float" office:value="2931753">
                <text:p>2931753</text:p>
              </table:table-cell>
              <table:table-cell office:value-type="float" office:value="2510423">
                <text:p>2510423</text:p>
              </table:table-cell>
              <table:table-cell office:value-type="float" office:value="62036">
                <text:p>62036</text:p>
              </table:table-cell>
              <table:table-cell office:value-type="float" office:value="6051">
                <text:p>6051</text:p>
              </table:table-cell>
              <table:table-cell office:value-type="float" office:value="3771">
                <text:p>3771</text:p>
              </table:table-cell>
              <table:table-cell office:value-type="float" office:value="239443">
                <text:p>239443</text:p>
              </table:table-cell>
            </table:table-row>
            <table:table-row>
              <table:table-cell office:value-type="float" office:value="43939">
                <text:p>43939</text:p>
              </table:table-cell>
              <table:table-cell office:value-type="float" office:value="5634477">
                <text:p>5634477</text:p>
              </table:table-cell>
              <table:table-cell office:value-type="float" office:value="2989060">
                <text:p>2989060</text:p>
              </table:table-cell>
              <table:table-cell office:value-type="float" office:value="2645417">
                <text:p>2645417</text:p>
              </table:table-cell>
              <table:table-cell office:value-type="float" office:value="64701">
                <text:p>64701</text:p>
              </table:table-cell>
              <table:table-cell office:value-type="float" office:value="6186">
                <text:p>6186</text:p>
              </table:table-cell>
              <table:table-cell office:value-type="float" office:value="3973">
                <text:p>3973</text:p>
              </table:table-cell>
              <table:table-cell office:value-type="float" office:value="250247">
                <text:p>250247</text:p>
              </table:table-cell>
            </table:table-row>
            <table:table-row>
              <table:table-cell office:value-type="float" office:value="43940">
                <text:p>43940</text:p>
              </table:table-cell>
              <table:table-cell office:value-type="float" office:value="5829234">
                <text:p>5829234</text:p>
              </table:table-cell>
              <table:table-cell office:value-type="float" office:value="3043551">
                <text:p>3043551</text:p>
              </table:table-cell>
              <table:table-cell office:value-type="float" office:value="2785683">
                <text:p>2785683</text:p>
              </table:table-cell>
              <table:table-cell office:value-type="float" office:value="67102">
                <text:p>67102</text:p>
              </table:table-cell>
              <table:table-cell office:value-type="float" office:value="6355">
                <text:p>6355</text:p>
              </table:table-cell>
              <table:table-cell office:value-type="float" office:value="4161">
                <text:p>4161</text:p>
              </table:table-cell>
              <table:table-cell office:value-type="float" office:value="263448">
                <text:p>263448</text:p>
              </table:table-cell>
            </table:table-row>
            <table:table-row>
              <table:table-cell office:value-type="float" office:value="43941">
                <text:p>43941</text:p>
              </table:table-cell>
              <table:table-cell office:value-type="float" office:value="6027897">
                <text:p>6027897</text:p>
              </table:table-cell>
              <table:table-cell office:value-type="float" office:value="3097454">
                <text:p>3097454</text:p>
              </table:table-cell>
              <table:table-cell office:value-type="float" office:value="2930443">
                <text:p>2930443</text:p>
              </table:table-cell>
              <table:table-cell office:value-type="float" office:value="69732">
                <text:p>69732</text:p>
              </table:table-cell>
              <table:table-cell office:value-type="float" office:value="6479">
                <text:p>6479</text:p>
              </table:table-cell>
              <table:table-cell office:value-type="float" office:value="4372">
                <text:p>4372</text:p>
              </table:table-cell>
              <table:table-cell office:value-type="float" office:value="276883">
                <text:p>276883</text:p>
              </table:table-cell>
            </table:table-row>
            <table:table-row>
              <table:table-cell office:value-type="float" office:value="43942">
                <text:p>43942</text:p>
              </table:table-cell>
              <table:table-cell office:value-type="float" office:value="6229442">
                <text:p>6229442</text:p>
              </table:table-cell>
              <table:table-cell office:value-type="float" office:value="3150768">
                <text:p>3150768</text:p>
              </table:table-cell>
              <table:table-cell office:value-type="float" office:value="3078674">
                <text:p>3078674</text:p>
              </table:table-cell>
              <table:table-cell office:value-type="float" office:value="72417">
                <text:p>72417</text:p>
              </table:table-cell>
              <table:table-cell office:value-type="float" office:value="6550">
                <text:p>6550</text:p>
              </table:table-cell>
              <table:table-cell office:value-type="float" office:value="4605">
                <text:p>4605</text:p>
              </table:table-cell>
              <table:table-cell office:value-type="float" office:value="290549">
                <text:p>290549</text:p>
              </table:table-cell>
            </table:table-row>
            <table:table-row>
              <table:table-cell office:value-type="float" office:value="43943">
                <text:p>43943</text:p>
              </table:table-cell>
              <table:table-cell office:value-type="float" office:value="6434007">
                <text:p>6434007</text:p>
              </table:table-cell>
              <table:table-cell office:value-type="float" office:value="3203069">
                <text:p>3203069</text:p>
              </table:table-cell>
              <table:table-cell office:value-type="float" office:value="3230938">
                <text:p>3230938</text:p>
              </table:table-cell>
              <table:table-cell office:value-type="float" office:value="75121">
                <text:p>75121</text:p>
              </table:table-cell>
              <table:table-cell office:value-type="float" office:value="6656">
                <text:p>6656</text:p>
              </table:table-cell>
              <table:table-cell office:value-type="float" office:value="4811">
                <text:p>4811</text:p>
              </table:table-cell>
              <table:table-cell office:value-type="float" office:value="304442">
                <text:p>304442</text:p>
              </table:table-cell>
            </table:table-row>
            <table:table-row>
              <table:table-cell office:value-type="float" office:value="43944">
                <text:p>43944</text:p>
              </table:table-cell>
              <table:table-cell office:value-type="float" office:value="6641133">
                <text:p>6641133</text:p>
              </table:table-cell>
              <table:table-cell office:value-type="float" office:value="3253581">
                <text:p>3253581</text:p>
              </table:table-cell>
              <table:table-cell office:value-type="float" office:value="3387552">
                <text:p>3387552</text:p>
              </table:table-cell>
              <table:table-cell office:value-type="float" office:value="77927">
                <text:p>77927</text:p>
              </table:table-cell>
              <table:table-cell office:value-type="float" office:value="6757">
                <text:p>6757</text:p>
              </table:table-cell>
              <table:table-cell office:value-type="float" office:value="5061">
                <text:p>5061</text:p>
              </table:table-cell>
              <table:table-cell office:value-type="float" office:value="318554">
                <text:p>318554</text:p>
              </table:table-cell>
            </table:table-row>
            <table:table-row>
              <table:table-cell office:value-type="float" office:value="43945">
                <text:p>43945</text:p>
              </table:table-cell>
              <table:table-cell office:value-type="float" office:value="6850406">
                <text:p>6850406</text:p>
              </table:table-cell>
              <table:table-cell office:value-type="float" office:value="3302811">
                <text:p>3302811</text:p>
              </table:table-cell>
              <table:table-cell office:value-type="float" office:value="3547595">
                <text:p>3547595</text:p>
              </table:table-cell>
              <table:table-cell office:value-type="float" office:value="80722">
                <text:p>80722</text:p>
              </table:table-cell>
              <table:table-cell office:value-type="float" office:value="6793">
                <text:p>6793</text:p>
              </table:table-cell>
              <table:table-cell office:value-type="float" office:value="5311">
                <text:p>5311</text:p>
              </table:table-cell>
              <table:table-cell office:value-type="float" office:value="332879">
                <text:p>332879</text:p>
              </table:table-cell>
            </table:table-row>
            <table:table-row>
              <table:table-cell office:value-type="float" office:value="43946">
                <text:p>43946</text:p>
              </table:table-cell>
              <table:table-cell office:value-type="float" office:value="7063561">
                <text:p>7063561</text:p>
              </table:table-cell>
              <table:table-cell office:value-type="float" office:value="3352720">
                <text:p>3352720</text:p>
              </table:table-cell>
              <table:table-cell office:value-type="float" office:value="3710841">
                <text:p>3710841</text:p>
              </table:table-cell>
              <table:table-cell office:value-type="float" office:value="83408">
                <text:p>83408</text:p>
              </table:table-cell>
              <table:table-cell office:value-type="float" office:value="6958">
                <text:p>6958</text:p>
              </table:table-cell>
              <table:table-cell office:value-type="float" office:value="5560">
                <text:p>5560</text:p>
              </table:table-cell>
              <table:table-cell office:value-type="float" office:value="347421">
                <text:p>347421</text:p>
              </table:table-cell>
            </table:table-row>
            <table:table-row>
              <table:table-cell office:value-type="float" office:value="43947">
                <text:p>43947</text:p>
              </table:table-cell>
              <table:table-cell office:value-type="float" office:value="7277974">
                <text:p>7277974</text:p>
              </table:table-cell>
              <table:table-cell office:value-type="float" office:value="3402046">
                <text:p>3402046</text:p>
              </table:table-cell>
              <table:table-cell office:value-type="float" office:value="3875928">
                <text:p>3875928</text:p>
              </table:table-cell>
              <table:table-cell office:value-type="float" office:value="86328">
                <text:p>86328</text:p>
              </table:table-cell>
              <table:table-cell office:value-type="float" office:value="7070">
                <text:p>7070</text:p>
              </table:table-cell>
              <table:table-cell office:value-type="float" office:value="5811">
                <text:p>5811</text:p>
              </table:table-cell>
              <table:table-cell office:value-type="float" office:value="362177">
                <text:p>362177</text:p>
              </table:table-cell>
            </table:table-row>
            <table:table-row>
              <table:table-cell office:value-type="float" office:value="43948">
                <text:p>43948</text:p>
              </table:table-cell>
              <table:table-cell office:value-type="float" office:value="7494342">
                <text:p>7494342</text:p>
              </table:table-cell>
              <table:table-cell office:value-type="float" office:value="3452698">
                <text:p>3452698</text:p>
              </table:table-cell>
              <table:table-cell office:value-type="float" office:value="4041644">
                <text:p>4041644</text:p>
              </table:table-cell>
              <table:table-cell office:value-type="float" office:value="89330">
                <text:p>89330</text:p>
              </table:table-cell>
              <table:table-cell office:value-type="float" office:value="7157">
                <text:p>7157</text:p>
              </table:table-cell>
              <table:table-cell office:value-type="float" office:value="6074">
                <text:p>6074</text:p>
              </table:table-cell>
              <table:table-cell office:value-type="float" office:value="377153">
                <text:p>377153</text:p>
              </table:table-cell>
            </table:table-row>
            <table:table-row>
              <table:table-cell office:value-type="float" office:value="43949">
                <text:p>43949</text:p>
              </table:table-cell>
              <table:table-cell office:value-type="float" office:value="7714435">
                <text:p>7714435</text:p>
              </table:table-cell>
              <table:table-cell office:value-type="float" office:value="3505366">
                <text:p>3505366</text:p>
              </table:table-cell>
              <table:table-cell office:value-type="float" office:value="4209069">
                <text:p>4209069</text:p>
              </table:table-cell>
              <table:table-cell office:value-type="float" office:value="92293">
                <text:p>92293</text:p>
              </table:table-cell>
              <table:table-cell office:value-type="float" office:value="7295">
                <text:p>7295</text:p>
              </table:table-cell>
              <table:table-cell office:value-type="float" office:value="6316">
                <text:p>6316</text:p>
              </table:table-cell>
              <table:table-cell office:value-type="float" office:value="392357">
                <text:p>392357</text:p>
              </table:table-cell>
            </table:table-row>
            <table:table-row>
              <table:table-cell office:value-type="float" office:value="43950">
                <text:p>43950</text:p>
              </table:table-cell>
              <table:table-cell office:value-type="float" office:value="7937894">
                <text:p>7937894</text:p>
              </table:table-cell>
              <table:table-cell office:value-type="float" office:value="3560456">
                <text:p>3560456</text:p>
              </table:table-cell>
              <table:table-cell office:value-type="float" office:value="4377438">
                <text:p>4377438</text:p>
              </table:table-cell>
              <table:table-cell office:value-type="float" office:value="95321">
                <text:p>95321</text:p>
              </table:table-cell>
              <table:table-cell office:value-type="float" office:value="7491">
                <text:p>7491</text:p>
              </table:table-cell>
              <table:table-cell office:value-type="float" office:value="6562">
                <text:p>6562</text:p>
              </table:table-cell>
              <table:table-cell office:value-type="float" office:value="407800">
                <text:p>407800</text:p>
              </table:table-cell>
            </table:table-row>
            <table:table-row>
              <table:table-cell office:value-type="float" office:value="43951">
                <text:p>43951</text:p>
              </table:table-cell>
              <table:table-cell office:value-type="float" office:value="8164677">
                <text:p>8164677</text:p>
              </table:table-cell>
              <table:table-cell office:value-type="float" office:value="3615506">
                <text:p>3615506</text:p>
              </table:table-cell>
              <table:table-cell office:value-type="float" office:value="4549171">
                <text:p>4549171</text:p>
              </table:table-cell>
              <table:table-cell office:value-type="float" office:value="98403">
                <text:p>98403</text:p>
              </table:table-cell>
              <table:table-cell office:value-type="float" office:value="7630">
                <text:p>7630</text:p>
              </table:table-cell>
              <table:table-cell office:value-type="float" office:value="6817">
                <text:p>6817</text:p>
              </table:table-cell>
              <table:table-cell office:value-type="float" office:value="423482">
                <text:p>423482</text:p>
              </table:table-cell>
            </table:table-row>
            <table:table-row>
              <table:table-cell office:value-type="float" office:value="43952">
                <text:p>43952</text:p>
              </table:table-cell>
              <table:table-cell office:value-type="float" office:value="8392610">
                <text:p>8392610</text:p>
              </table:table-cell>
              <table:table-cell office:value-type="float" office:value="3667695">
                <text:p>3667695</text:p>
              </table:table-cell>
              <table:table-cell office:value-type="float" office:value="4724915">
                <text:p>4724915</text:p>
              </table:table-cell>
              <table:table-cell office:value-type="float" office:value="101613">
                <text:p>101613</text:p>
              </table:table-cell>
              <table:table-cell office:value-type="float" office:value="7750">
                <text:p>7750</text:p>
              </table:table-cell>
              <table:table-cell office:value-type="float" office:value="7102">
                <text:p>7102</text:p>
              </table:table-cell>
              <table:table-cell office:value-type="float" office:value="439390">
                <text:p>439390</text:p>
              </table:table-cell>
            </table:table-row>
            <table:table-row>
              <table:table-cell office:value-type="float" office:value="43953">
                <text:p>43953</text:p>
              </table:table-cell>
              <table:table-cell office:value-type="float" office:value="8623561">
                <text:p>8623561</text:p>
              </table:table-cell>
              <table:table-cell office:value-type="float" office:value="3719877">
                <text:p>3719877</text:p>
              </table:table-cell>
              <table:table-cell office:value-type="float" office:value="4903684">
                <text:p>4903684</text:p>
              </table:table-cell>
              <table:table-cell office:value-type="float" office:value="104793">
                <text:p>104793</text:p>
              </table:table-cell>
              <table:table-cell office:value-type="float" office:value="7877">
                <text:p>7877</text:p>
              </table:table-cell>
              <table:table-cell office:value-type="float" office:value="7394">
                <text:p>7394</text:p>
              </table:table-cell>
              <table:table-cell office:value-type="float" office:value="455524">
                <text:p>455524</text:p>
              </table:table-cell>
            </table:table-row>
            <table:table-row>
              <table:table-cell office:value-type="float" office:value="43954">
                <text:p>43954</text:p>
              </table:table-cell>
              <table:table-cell office:value-type="float" office:value="8856234">
                <text:p>8856234</text:p>
              </table:table-cell>
              <table:table-cell office:value-type="float" office:value="3769568">
                <text:p>3769568</text:p>
              </table:table-cell>
              <table:table-cell office:value-type="float" office:value="5086666">
                <text:p>5086666</text:p>
              </table:table-cell>
              <table:table-cell office:value-type="float" office:value="107854">
                <text:p>107854</text:p>
              </table:table-cell>
              <table:table-cell office:value-type="float" office:value="7954">
                <text:p>7954</text:p>
              </table:table-cell>
              <table:table-cell office:value-type="float" office:value="7698">
                <text:p>7698</text:p>
              </table:table-cell>
              <table:table-cell office:value-type="float" office:value="471874">
                <text:p>471874</text:p>
              </table:table-cell>
            </table:table-row>
            <table:table-row>
              <table:table-cell office:value-type="float" office:value="43955">
                <text:p>43955</text:p>
              </table:table-cell>
              <table:table-cell office:value-type="float" office:value="9092699">
                <text:p>9092699</text:p>
              </table:table-cell>
              <table:table-cell office:value-type="float" office:value="3820109">
                <text:p>3820109</text:p>
              </table:table-cell>
              <table:table-cell office:value-type="float" office:value="5272590">
                <text:p>5272590</text:p>
              </table:table-cell>
              <table:table-cell office:value-type="float" office:value="111193">
                <text:p>111193</text:p>
              </table:table-cell>
              <table:table-cell office:value-type="float" office:value="8087">
                <text:p>8087</text:p>
              </table:table-cell>
              <table:table-cell office:value-type="float" office:value="7977">
                <text:p>7977</text:p>
              </table:table-cell>
              <table:table-cell office:value-type="float" office:value="488443">
                <text:p>488443</text:p>
              </table:table-cell>
            </table:table-row>
            <table:table-row>
              <table:table-cell office:value-type="float" office:value="43956">
                <text:p>43956</text:p>
              </table:table-cell>
              <table:table-cell office:value-type="float" office:value="9331273">
                <text:p>9331273</text:p>
              </table:table-cell>
              <table:table-cell office:value-type="float" office:value="3869351">
                <text:p>3869351</text:p>
              </table:table-cell>
              <table:table-cell office:value-type="float" office:value="5461922">
                <text:p>5461922</text:p>
              </table:table-cell>
              <table:table-cell office:value-type="float" office:value="114627">
                <text:p>114627</text:p>
              </table:table-cell>
              <table:table-cell office:value-type="float" office:value="8159">
                <text:p>8159</text:p>
              </table:table-cell>
              <table:table-cell office:value-type="float" office:value="8266">
                <text:p>8266</text:p>
              </table:table-cell>
              <table:table-cell office:value-type="float" office:value="505226">
                <text:p>505226</text:p>
              </table:table-cell>
            </table:table-row>
            <table:table-row>
              <table:table-cell office:value-type="float" office:value="43957">
                <text:p>43957</text:p>
              </table:table-cell>
              <table:table-cell office:value-type="float" office:value="9570433">
                <text:p>9570433</text:p>
              </table:table-cell>
              <table:table-cell office:value-type="float" office:value="3915860">
                <text:p>3915860</text:p>
              </table:table-cell>
              <table:table-cell office:value-type="float" office:value="5654573">
                <text:p>5654573</text:p>
              </table:table-cell>
              <table:table-cell office:value-type="float" office:value="117846">
                <text:p>117846</text:p>
              </table:table-cell>
              <table:table-cell office:value-type="float" office:value="8259">
                <text:p>8259</text:p>
              </table:table-cell>
              <table:table-cell office:value-type="float" office:value="8570">
                <text:p>8570</text:p>
              </table:table-cell>
              <table:table-cell office:value-type="float" office:value="522210">
                <text:p>522210</text:p>
              </table:table-cell>
            </table:table-row>
            <table:table-row>
              <table:table-cell office:value-type="float" office:value="43958">
                <text:p>43958</text:p>
              </table:table-cell>
              <table:table-cell office:value-type="float" office:value="9812455">
                <text:p>9812455</text:p>
              </table:table-cell>
              <table:table-cell office:value-type="float" office:value="3962798">
                <text:p>3962798</text:p>
              </table:table-cell>
              <table:table-cell office:value-type="float" office:value="5849657">
                <text:p>5849657</text:p>
              </table:table-cell>
              <table:table-cell office:value-type="float" office:value="121399">
                <text:p>121399</text:p>
              </table:table-cell>
              <table:table-cell office:value-type="float" office:value="8326">
                <text:p>8326</text:p>
              </table:table-cell>
              <table:table-cell office:value-type="float" office:value="8868">
                <text:p>8868</text:p>
              </table:table-cell>
              <table:table-cell office:value-type="float" office:value="539398">
                <text:p>539398</text:p>
              </table:table-cell>
            </table:table-row>
            <table:table-row>
              <table:table-cell office:value-type="float" office:value="43959">
                <text:p>43959</text:p>
              </table:table-cell>
              <table:table-cell office:value-type="float" office:value="10057259">
                <text:p>10057259</text:p>
              </table:table-cell>
              <table:table-cell office:value-type="float" office:value="4008761">
                <text:p>4008761</text:p>
              </table:table-cell>
              <table:table-cell office:value-type="float" office:value="6048498">
                <text:p>6048498</text:p>
              </table:table-cell>
              <table:table-cell office:value-type="float" office:value="124847">
                <text:p>124847</text:p>
              </table:table-cell>
              <table:table-cell office:value-type="float" office:value="8425">
                <text:p>8425</text:p>
              </table:table-cell>
              <table:table-cell office:value-type="float" office:value="9158">
                <text:p>9158</text:p>
              </table:table-cell>
              <table:table-cell office:value-type="float" office:value="556785">
                <text:p>556785</text:p>
              </table:table-cell>
            </table:table-row>
            <table:table-row>
              <table:table-cell office:value-type="float" office:value="43960">
                <text:p>43960</text:p>
              </table:table-cell>
              <table:table-cell office:value-type="float" office:value="10302547">
                <text:p>10302547</text:p>
              </table:table-cell>
              <table:table-cell office:value-type="float" office:value="4052130">
                <text:p>4052130</text:p>
              </table:table-cell>
              <table:table-cell office:value-type="float" office:value="6250417">
                <text:p>6250417</text:p>
              </table:table-cell>
              <table:table-cell office:value-type="float" office:value="128345">
                <text:p>128345</text:p>
              </table:table-cell>
              <table:table-cell office:value-type="float" office:value="8545">
                <text:p>8545</text:p>
              </table:table-cell>
              <table:table-cell office:value-type="float" office:value="9489">
                <text:p>9489</text:p>
              </table:table-cell>
              <table:table-cell office:value-type="float" office:value="574361">
                <text:p>574361</text:p>
              </table:table-cell>
            </table:table-row>
            <table:table-row>
              <table:table-cell office:value-type="float" office:value="43961">
                <text:p>43961</text:p>
              </table:table-cell>
              <table:table-cell office:value-type="float" office:value="10550232">
                <text:p>10550232</text:p>
              </table:table-cell>
              <table:table-cell office:value-type="float" office:value="4094995">
                <text:p>4094995</text:p>
              </table:table-cell>
              <table:table-cell office:value-type="float" office:value="6455237">
                <text:p>6455237</text:p>
              </table:table-cell>
              <table:table-cell office:value-type="float" office:value="131874">
                <text:p>131874</text:p>
              </table:table-cell>
              <table:table-cell office:value-type="float" office:value="8647">
                <text:p>8647</text:p>
              </table:table-cell>
              <table:table-cell office:value-type="float" office:value="9803">
                <text:p>9803</text:p>
              </table:table-cell>
              <table:table-cell office:value-type="float" office:value="592122">
                <text:p>592122</text:p>
              </table:table-cell>
            </table:table-row>
            <table:table-row>
              <table:table-cell office:value-type="float" office:value="43962">
                <text:p>43962</text:p>
              </table:table-cell>
              <table:table-cell office:value-type="float" office:value="10800157">
                <text:p>10800157</text:p>
              </table:table-cell>
              <table:table-cell office:value-type="float" office:value="4137521">
                <text:p>4137521</text:p>
              </table:table-cell>
              <table:table-cell office:value-type="float" office:value="6662636">
                <text:p>6662636</text:p>
              </table:table-cell>
              <table:table-cell office:value-type="float" office:value="135439">
                <text:p>135439</text:p>
              </table:table-cell>
              <table:table-cell office:value-type="float" office:value="8704">
                <text:p>8704</text:p>
              </table:table-cell>
              <table:table-cell office:value-type="float" office:value="10131">
                <text:p>10131</text:p>
              </table:table-cell>
              <table:table-cell office:value-type="float" office:value="610068">
                <text:p>610068</text:p>
              </table:table-cell>
            </table:table-row>
            <table:table-row>
              <table:table-cell office:value-type="float" office:value="43963">
                <text:p>43963</text:p>
              </table:table-cell>
              <table:table-cell office:value-type="float" office:value="11050951">
                <text:p>11050951</text:p>
              </table:table-cell>
              <table:table-cell office:value-type="float" office:value="4178752">
                <text:p>4178752</text:p>
              </table:table-cell>
              <table:table-cell office:value-type="float" office:value="6872199">
                <text:p>6872199</text:p>
              </table:table-cell>
              <table:table-cell office:value-type="float" office:value="138967">
                <text:p>138967</text:p>
              </table:table-cell>
              <table:table-cell office:value-type="float" office:value="8813">
                <text:p>8813</text:p>
              </table:table-cell>
              <table:table-cell office:value-type="float" office:value="10433">
                <text:p>10433</text:p>
              </table:table-cell>
              <table:table-cell office:value-type="float" office:value="628193">
                <text:p>628193</text:p>
              </table:table-cell>
            </table:table-row>
            <table:table-row>
              <table:table-cell office:value-type="float" office:value="43964">
                <text:p>43964</text:p>
              </table:table-cell>
              <table:table-cell office:value-type="float" office:value="11304600">
                <text:p>11304600</text:p>
              </table:table-cell>
              <table:table-cell office:value-type="float" office:value="4218924">
                <text:p>4218924</text:p>
              </table:table-cell>
              <table:table-cell office:value-type="float" office:value="7085676">
                <text:p>7085676</text:p>
              </table:table-cell>
              <table:table-cell office:value-type="float" office:value="142594">
                <text:p>142594</text:p>
              </table:table-cell>
              <table:table-cell office:value-type="float" office:value="8978">
                <text:p>8978</text:p>
              </table:table-cell>
              <table:table-cell office:value-type="float" office:value="10756">
                <text:p>10756</text:p>
              </table:table-cell>
              <table:table-cell office:value-type="float" office:value="646492">
                <text:p>646492</text:p>
              </table:table-cell>
            </table:table-row>
            <table:table-row>
              <table:table-cell office:value-type="float" office:value="43965">
                <text:p>43965</text:p>
              </table:table-cell>
              <table:table-cell office:value-type="float" office:value="11559219">
                <text:p>11559219</text:p>
              </table:table-cell>
              <table:table-cell office:value-type="float" office:value="4258984">
                <text:p>4258984</text:p>
              </table:table-cell>
              <table:table-cell office:value-type="float" office:value="7300235">
                <text:p>7300235</text:p>
              </table:table-cell>
              <table:table-cell office:value-type="float" office:value="146245">
                <text:p>146245</text:p>
              </table:table-cell>
              <table:table-cell office:value-type="float" office:value="9072">
                <text:p>9072</text:p>
              </table:table-cell>
              <table:table-cell office:value-type="float" office:value="11065">
                <text:p>11065</text:p>
              </table:table-cell>
              <table:table-cell office:value-type="float" office:value="664965">
                <text:p>664965</text:p>
              </table:table-cell>
            </table:table-row>
            <table:table-row>
              <table:table-cell office:value-type="float" office:value="43966">
                <text:p>43966</text:p>
              </table:table-cell>
              <table:table-cell office:value-type="float" office:value="11815822">
                <text:p>11815822</text:p>
              </table:table-cell>
              <table:table-cell office:value-type="float" office:value="4299111">
                <text:p>4299111</text:p>
              </table:table-cell>
              <table:table-cell office:value-type="float" office:value="7516711">
                <text:p>7516711</text:p>
              </table:table-cell>
              <table:table-cell office:value-type="float" office:value="149882">
                <text:p>149882</text:p>
              </table:table-cell>
              <table:table-cell office:value-type="float" office:value="9255">
                <text:p>9255</text:p>
              </table:table-cell>
              <table:table-cell office:value-type="float" office:value="11395">
                <text:p>11395</text:p>
              </table:table-cell>
              <table:table-cell office:value-type="float" office:value="683612">
                <text:p>683612</text:p>
              </table:table-cell>
            </table:table-row>
            <table:table-row>
              <table:table-cell office:value-type="float" office:value="43967">
                <text:p>43967</text:p>
              </table:table-cell>
              <table:table-cell office:value-type="float" office:value="12074248">
                <text:p>12074248</text:p>
              </table:table-cell>
              <table:table-cell office:value-type="float" office:value="4337037">
                <text:p>4337037</text:p>
              </table:table-cell>
              <table:table-cell office:value-type="float" office:value="7737211">
                <text:p>7737211</text:p>
              </table:table-cell>
              <table:table-cell office:value-type="float" office:value="153556">
                <text:p>153556</text:p>
              </table:table-cell>
              <table:table-cell office:value-type="float" office:value="9289">
                <text:p>9289</text:p>
              </table:table-cell>
              <table:table-cell office:value-type="float" office:value="11722">
                <text:p>11722</text:p>
              </table:table-cell>
              <table:table-cell office:value-type="float" office:value="702423">
                <text:p>702423</text:p>
              </table:table-cell>
            </table:table-row>
            <table:table-row>
              <table:table-cell office:value-type="float" office:value="43968">
                <text:p>43968</text:p>
              </table:table-cell>
              <table:table-cell office:value-type="float" office:value="12332397">
                <text:p>12332397</text:p>
              </table:table-cell>
              <table:table-cell office:value-type="float" office:value="4371599">
                <text:p>4371599</text:p>
              </table:table-cell>
              <table:table-cell office:value-type="float" office:value="7960798">
                <text:p>7960798</text:p>
              </table:table-cell>
              <table:table-cell office:value-type="float" office:value="157160">
                <text:p>157160</text:p>
              </table:table-cell>
              <table:table-cell office:value-type="float" office:value="9359">
                <text:p>9359</text:p>
              </table:table-cell>
              <table:table-cell office:value-type="float" office:value="12037">
                <text:p>12037</text:p>
              </table:table-cell>
              <table:table-cell office:value-type="float" office:value="721384">
                <text:p>721384</text:p>
              </table:table-cell>
            </table:table-row>
            <table:table-row>
              <table:table-cell office:value-type="float" office:value="43969">
                <text:p>43969</text:p>
              </table:table-cell>
              <table:table-cell office:value-type="float" office:value="12592393">
                <text:p>12592393</text:p>
              </table:table-cell>
              <table:table-cell office:value-type="float" office:value="4404718">
                <text:p>4404718</text:p>
              </table:table-cell>
              <table:table-cell office:value-type="float" office:value="8187675">
                <text:p>8187675</text:p>
              </table:table-cell>
              <table:table-cell office:value-type="float" office:value="160887">
                <text:p>160887</text:p>
              </table:table-cell>
              <table:table-cell office:value-type="float" office:value="9463">
                <text:p>9463</text:p>
              </table:table-cell>
              <table:table-cell office:value-type="float" office:value="12354">
                <text:p>12354</text:p>
              </table:table-cell>
              <table:table-cell office:value-type="float" office:value="740489">
                <text:p>740489</text:p>
              </table:table-cell>
            </table:table-row>
            <table:table-row>
              <table:table-cell office:value-type="float" office:value="43970">
                <text:p>43970</text:p>
              </table:table-cell>
              <table:table-cell office:value-type="float" office:value="12853957">
                <text:p>12853957</text:p>
              </table:table-cell>
              <table:table-cell office:value-type="float" office:value="4438289">
                <text:p>4438289</text:p>
              </table:table-cell>
              <table:table-cell office:value-type="float" office:value="8415668">
                <text:p>8415668</text:p>
              </table:table-cell>
              <table:table-cell office:value-type="float" office:value="164687">
                <text:p>164687</text:p>
              </table:table-cell>
              <table:table-cell office:value-type="float" office:value="9545">
                <text:p>9545</text:p>
              </table:table-cell>
              <table:table-cell office:value-type="float" office:value="12673">
                <text:p>12673</text:p>
              </table:table-cell>
              <table:table-cell office:value-type="float" office:value="759739">
                <text:p>759739</text:p>
              </table:table-cell>
            </table:table-row>
            <table:table-row>
              <table:table-cell office:value-type="float" office:value="43971">
                <text:p>43971</text:p>
              </table:table-cell>
              <table:table-cell office:value-type="float" office:value="13115769">
                <text:p>13115769</text:p>
              </table:table-cell>
              <table:table-cell office:value-type="float" office:value="4468985">
                <text:p>4468985</text:p>
              </table:table-cell>
              <table:table-cell office:value-type="float" office:value="8646784">
                <text:p>8646784</text:p>
              </table:table-cell>
              <table:table-cell office:value-type="float" office:value="168478">
                <text:p>168478</text:p>
              </table:table-cell>
              <table:table-cell office:value-type="float" office:value="9640">
                <text:p>9640</text:p>
              </table:table-cell>
              <table:table-cell office:value-type="float" office:value="13007">
                <text:p>13007</text:p>
              </table:table-cell>
              <table:table-cell office:value-type="float" office:value="779123">
                <text:p>779123</text:p>
              </table:table-cell>
            </table:table-row>
            <table:table-row>
              <table:table-cell office:value-type="float" office:value="43972">
                <text:p>43972</text:p>
              </table:table-cell>
              <table:table-cell office:value-type="float" office:value="13378056">
                <text:p>13378056</text:p>
              </table:table-cell>
              <table:table-cell office:value-type="float" office:value="4498470">
                <text:p>4498470</text:p>
              </table:table-cell>
              <table:table-cell office:value-type="float" office:value="8879586">
                <text:p>8879586</text:p>
              </table:table-cell>
              <table:table-cell office:value-type="float" office:value="172187">
                <text:p>172187</text:p>
              </table:table-cell>
              <table:table-cell office:value-type="float" office:value="9781">
                <text:p>9781</text:p>
              </table:table-cell>
              <table:table-cell office:value-type="float" office:value="13358">
                <text:p>13358</text:p>
              </table:table-cell>
              <table:table-cell office:value-type="float" office:value="798634">
                <text:p>798634</text:p>
              </table:table-cell>
            </table:table-row>
            <table:table-row>
              <table:table-cell office:value-type="float" office:value="43973">
                <text:p>43973</text:p>
              </table:table-cell>
              <table:table-cell office:value-type="float" office:value="13640927">
                <text:p>13640927</text:p>
              </table:table-cell>
              <table:table-cell office:value-type="float" office:value="4524678">
                <text:p>4524678</text:p>
              </table:table-cell>
              <table:table-cell office:value-type="float" office:value="9116249">
                <text:p>9116249</text:p>
              </table:table-cell>
              <table:table-cell office:value-type="float" office:value="176080">
                <text:p>176080</text:p>
              </table:table-cell>
              <table:table-cell office:value-type="float" office:value="9855">
                <text:p>9855</text:p>
              </table:table-cell>
              <table:table-cell office:value-type="float" office:value="13723">
                <text:p>13723</text:p>
              </table:table-cell>
              <table:table-cell office:value-type="float" office:value="818259">
                <text:p>818259</text:p>
              </table:table-cell>
            </table:table-row>
            <table:table-row>
              <table:table-cell office:value-type="float" office:value="43974">
                <text:p>43974</text:p>
              </table:table-cell>
              <table:table-cell office:value-type="float" office:value="13904298">
                <text:p>13904298</text:p>
              </table:table-cell>
              <table:table-cell office:value-type="float" office:value="4549299">
                <text:p>4549299</text:p>
              </table:table-cell>
              <table:table-cell office:value-type="float" office:value="9354999">
                <text:p>9354999</text:p>
              </table:table-cell>
              <table:table-cell office:value-type="float" office:value="180004">
                <text:p>180004</text:p>
              </table:table-cell>
              <table:table-cell office:value-type="float" office:value="9820">
                <text:p>9820</text:p>
              </table:table-cell>
              <table:table-cell office:value-type="float" office:value="14094">
                <text:p>14094</text:p>
              </table:table-cell>
              <table:table-cell office:value-type="float" office:value="837991">
                <text:p>837991</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1/meta.xml><?xml version="1.0" encoding="utf-8"?>
<office:document-meta xmlns:chartooo="http://openoffice.org/2010/chart"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5.2$Windows_X86_64 LibreOffice_project/dd0751754f11728f69b42ee2af66670068624673</meta:generator>
  </office:meta>
</office:document-meta>
</file>

<file path=Object 1/styles.xml><?xml version="1.0" encoding="utf-8"?>
<office:document-styles xmlns:office="urn:oasis:names:tc:opendocument:xmlns:office:1.0" xmlns:draw="urn:oasis:names:tc:opendocument:xmlns:drawing:1.0" xmlns:ooo="http://openoffice.org/2004/office" xmlns:dr3d="urn:oasis:names:tc:opendocument:xmlns:dr3d:1.0" xmlns:fo="urn:oasis:names:tc:opendocument:xmlns:xsl-fo-compatible:1.0" xmlns:xlink="http://www.w3.org/1999/xlink" xmlns:style="urn:oasis:names:tc:opendocument:xmlns:style:1.0" xmlns:dc="http://purl.org/dc/elements/1.1/" xmlns:text="urn:oasis:names:tc:opendocument:xmlns:text: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script="urn:oasis:names:tc:opendocument:xmlns:script:1.0" xmlns:dom="http://www.w3.org/2001/xml-events" xmlns:xhtml="http://www.w3.org/1999/xhtml" xmlns:chartooo="http://openoffice.org/2010/chart" office:version="1.2">
  <office:styles/>
</office:document-styles>
</file>